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666666" draw:marker-start-width="0.23cm" draw:marker-end-width="0.23cm" draw:fill="solid" draw:fill-color="#18a303" draw:textarea-horizontal-align="justify" draw:textarea-vertical-align="middle" draw:auto-grow-height="false" fo:min-height="0cm" fo:min-width="8.268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26cm" fo:padding-top="0cm" fo:padding-bottom="-0.1cm" fo:padding-right="0.1cm"/>
    </style:style>
    <style:style style:name="gr3" style:family="graphic" style:parent-style-name="standard">
      <style:graphic-properties draw:stroke="none" svg:stroke-color="#000000" draw:fill="none" draw:fill-color="#ffffff" fo:min-height="0.2cm" fo:padding-top="0cm" fo:padding-bottom="0cm" fo:padding-right="0.1cm"/>
    </style:style>
    <style:style style:name="gr4" style:family="graphic" style:parent-style-name="standard">
      <style:graphic-properties draw:stroke="none" svg:stroke-color="#000000" draw:fill="none" draw:fill-color="#ffffff" fo:min-height="1.111cm" fo:padding-top="0cm" fo:padding-bottom="0cm" fo:padding-left="0cm" fo:padding-right="0cm"/>
    </style:style>
    <style:style style:name="gr5" style:family="graphic" style:parent-style-name="standard">
      <style:graphic-properties svg:stroke-width="0.035cm" svg:stroke-color="#666666" draw:marker-start-width="0.23cm" draw:marker-end-width="0.23cm" draw:fill="solid" draw:fill-color="#0084d1" draw:textarea-horizontal-align="justify" draw:textarea-vertical-align="middle" draw:auto-grow-height="false" fo:min-height="0cm" fo:min-width="8.707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.06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.0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.064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681cm" fo:min-width="3.768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35cm" draw:marker-start-width="0.252cm" draw:marker-end="Arrow" draw:marker-end-width="0.16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28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28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28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275cm" fo:min-width="0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1.77cm"/>
    </style:style>
    <style:style style:name="gr22" style:family="graphic" style:parent-style-name="objectwithoutfill">
      <style:graphic-properties svg:stroke-width="0.035cm" draw:marker-start-width="0.252cm" draw:marker-end="" draw:marker-end-width="0.16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666666" draw:marker-start-width="0.23cm" draw:marker-end-width="0.23cm" draw:fill="solid" draw:fill-color="#00cc33" draw:textarea-horizontal-align="justify" draw:textarea-vertical-align="middle" draw:auto-grow-height="false" fo:min-height="0.057cm" fo:min-width="0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28cm" draw:marker-start-width="0.242cm" draw:marker-end="Arrow" draw:marker-end-width="0.15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svg:stroke-width="0.035cm" svg:stroke-color="#666666" draw:marker-start-width="0.23cm" draw:marker-end-width="0.23cm" draw:fill="solid" draw:fill-color="#00cc00" draw:textarea-horizontal-align="justify" draw:textarea-vertical-align="middle" draw:auto-grow-height="false" fo:min-height="0.191cm" fo:min-width="0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35cm" draw:marker-start="Arrow" draw:marker-start-width="0.16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draw:marker-start="" draw:marker-start-width="0.16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ff3333" draw:marker-start-width="0.23cm" draw:marker-end-width="0.23cm" draw:fill="solid" draw:fill-color="#ff3300" draw:textarea-horizontal-align="justify" draw:textarea-vertical-align="middle" draw:auto-grow-height="false" fo:min-height="0cm" fo:min-width="1.285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fo:min-height="1.768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09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41cm" fo:min-width="0cm" fo:padding-top="0.134cm" fo:padding-bottom="0.134cm" fo:padding-left="0.259cm" fo:padding-right="0.259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3cm" fo:min-width="0.106cm" fo:padding-top="0.134cm" fo:padding-bottom="0.134cm" fo:padding-left="0.259cm" fo:padding-right="0.259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409cm" fo:min-width="0cm" fo:padding-top="0.134cm" fo:padding-bottom="0.134cm" fo:padding-left="0.259cm" fo:padding-right="0.259cm"/>
    </style:style>
    <style:style style:name="gr38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97cm" fo:min-width="0cm" fo:padding-top="0.134cm" fo:padding-bottom="0.134cm" fo:padding-left="0.259cm" fo:padding-right="0.259cm"/>
    </style:style>
    <style:style style:name="gr39" style:family="graphic" style:parent-style-name="standard">
      <style:graphic-properties svg:stroke-width="0.018cm" svg:stroke-color="#666666" draw:marker-start-width="0.205cm" draw:marker-end-width="0.205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0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5cm" fo:min-width="0.106cm" fo:padding-top="0.134cm" fo:padding-bottom="0.134cm" fo:padding-left="0.259cm" fo:padding-right="0.259cm"/>
    </style:style>
    <style:style style:name="gr41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99cm" fo:min-width="0cm" fo:padding-top="0.134cm" fo:padding-bottom="0.134cm" fo:padding-left="0.259cm" fo:padding-right="0.259cm"/>
    </style:style>
    <style:style style:name="gr42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5cm" fo:min-width="0.104cm" fo:padding-top="0.134cm" fo:padding-bottom="0.134cm" fo:padding-left="0.259cm" fo:padding-right="0.259cm"/>
    </style:style>
    <style:style style:name="gr43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6cm" fo:min-width="0.105cm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5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6" style:family="graphic" style:parent-style-name="standard">
      <style:graphic-properties svg:stroke-width="0.081cm" svg:stroke-color="#000000" draw:marker-start-width="0.299cm" draw:marker-end-width="0.299cm" draw:fill="solid" draw:fill-color="#333333" draw:textarea-horizontal-align="justify" draw:textarea-vertical-align="middle" draw:auto-grow-height="false" fo:min-height="0.61cm" fo:min-width="3.349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000000" draw:marker-start-width="0.299cm" draw:marker-end-width="0.299cm" draw:fill="solid" draw:fill-color="#666666" draw:textarea-horizontal-align="justify" draw:textarea-vertical-align="middle" draw:auto-grow-height="false" fo:min-height="3.143cm" fo:min-width="4.032cm" fo:padding-top="0.165cm" fo:padding-bottom="0.165cm" fo:padding-left="0.29cm" fo:padding-right="0.29cm"/>
    </style:style>
    <style:style style:name="gr48" style:family="graphic" style:parent-style-name="standard">
      <style:graphic-properties svg:stroke-width="0.06cm" svg:stroke-color="#333333" draw:marker-start-width="0.29cm" draw:marker-end-width="0.29cm" draw:fill="solid" draw:fill-color="#cfe7f5" draw:textarea-horizontal-align="justify" draw:textarea-vertical-align="middle" draw:auto-grow-height="false" fo:min-height="3.048cm" fo:min-width="3.911cm" fo:padding-top="0.155cm" fo:padding-bottom="0.155cm" fo:padding-left="0.28cm" fo:padding-right="0.28cm"/>
    </style:style>
    <style:style style:name="gr49" style:family="graphic" style:parent-style-name="standard">
      <style:graphic-properties svg:stroke-width="0.212cm" svg:stroke-color="#333333" draw:marker-start-width="0.518cm" draw:marker-end-width="0.518cm" draw:fill="solid" draw:fill-color="#cfe7f5" draw:textarea-horizontal-align="justify" draw:textarea-vertical-align="middle" draw:auto-grow-height="false" fo:min-height="2.896cm" fo:min-width="3.759cm" fo:padding-top="0.231cm" fo:padding-bottom="0.231cm" fo:padding-left="0.356cm" fo:padding-right="0.356cm"/>
    </style:style>
    <style:style style:name="gr50" style:family="graphic" style:parent-style-name="standard">
      <style:graphic-properties svg:stroke-width="0.081cm" svg:stroke-color="#000000" draw:marker-start-width="0.299cm" draw:marker-end-width="0.299cm" draw:fill="solid" draw:fill-color="#333333" draw:textarea-horizontal-align="justify" draw:textarea-vertical-align="middle" draw:auto-grow-height="false" fo:min-height="0cm" fo:min-width="3.79cm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width="0.05cm" svg:stroke-color="#666666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2.415cm" fo:min-width="2.866cm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draw:marker-start-width="0.242cm" draw:marker-end-width="0.24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54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111111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47cm" fo:min-width="0.635cm" fo:padding-top="0.142cm" fo:padding-bottom="0.142cm" fo:padding-left="0.267cm" fo:padding-right="0.267cm" fo:wrap-option="no-wrap"/>
    </style:style>
    <style:style style:name="gr59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467cm" fo:min-width="0.578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2.627cm" fo:padding-top="0.142cm" fo:padding-bottom="0.142cm" fo:padding-left="0.267cm" fo:padding-right="0.267cm"/>
    </style:style>
    <style:style style:name="gr61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1.565cm" fo:min-width="0.064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64cm" fo:min-width="0.583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draw:marker-start-width="0.217cm" draw:marker-end-width="0.217cm" draw:fill="none" draw:textarea-vertical-align="middle" fo:padding-top="0.143cm" fo:padding-bottom="0.143cm" fo:padding-left="0.268cm" fo:padding-right="0.268cm"/>
    </style:style>
    <style:style style:name="gr64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421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179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734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002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64cm" fo:min-width="0.002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14cm" fo:min-width="0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9cm" fo:min-width="0.583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17cm" fo:min-width="0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605cm" fo:min-width="3.036cm"/>
    </style:style>
    <style:style style:name="gr74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28cm" fo:min-width="0.215cm" fo:padding-top="0.165cm" fo:padding-bottom="0.165cm" fo:padding-left="0.29cm" fo:padding-right="0.29cm"/>
    </style:style>
    <style:style style:name="gr75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645cm" fo:min-width="0.585cm" fo:padding-top="0.165cm" fo:padding-bottom="0.165cm" fo:padding-left="0.29cm" fo:padding-right="0.29cm"/>
    </style:style>
    <style:style style:name="gr76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103cm" fo:min-width="1.027cm" fo:padding-top="0.165cm" fo:padding-bottom="0.165cm" fo:padding-left="0.29cm" fo:padding-right="0.29cm"/>
    </style:style>
    <style:style style:name="gr77" style:family="graphic" style:parent-style-name="standard">
      <style:graphic-properties svg:stroke-width="0.018cm" svg:stroke-color="#111111" draw:marker-start-width="0.106cm" draw:marker-end-width="0.106cm" draw:fill-color="#111111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8" style:family="graphic" style:parent-style-name="standard">
      <style:graphic-properties draw:stroke="none" svg:stroke-color="#000000" draw:fill="none" draw:fill-color="#ffffff" fo:min-height="0.865cm"/>
    </style:style>
    <style:style style:name="gr79" style:family="graphic" style:parent-style-name="standard">
      <style:graphic-properties draw:stroke="dash" draw:stroke-dash="Fine_20_Dashed" svg:stroke-width="0.02cm" svg:stroke-color="#000000" draw:marker-start-width="0.26cm" draw:marker-end-width="0.26cm" draw:fill-color="#cfe7f5" draw:textarea-horizontal-align="justify" draw:textarea-vertical-align="middle" draw:auto-grow-height="false" fo:min-height="0.552cm" fo:min-width="3.229cm" fo:padding-top="0.135cm" fo:padding-bottom="0.135cm" fo:padding-left="0.26cm" fo:padding-right="0.26cm"/>
    </style:style>
    <style:style style:name="gr80" style:family="graphic" style:parent-style-name="standard" style:list-style-name="L1">
      <style:graphic-properties draw:stroke-dash="Ultrafine_20_2_20_Dots_20_3_20_Dashes" svg:stroke-width="0.02cm" svg:stroke-color="#000000" draw:marker-start-width="0.275cm" draw:marker-end-width="0.275cm" draw:fill-color="#dc85e9" draw:textarea-horizontal-align="justify" draw:textarea-vertical-align="middle" draw:auto-grow-height="false" fo:min-height="0.396cm" fo:min-width="3.441cm" fo:padding-top="0.135cm" fo:padding-bottom="0.135cm" fo:padding-left="0.26cm" fo:padding-right="0.26cm"/>
    </style:style>
    <style:style style:name="gr81" style:family="graphic" style:parent-style-name="standard">
      <style:graphic-properties draw:stroke="none" svg:stroke-color="#000000" draw:fill="none" draw:fill-color="#ffffff" fo:min-height="0.444cm"/>
    </style:style>
    <style:style style:name="gr82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min-height="0.122cm" fo:min-width="0cm" fo:padding-top="0.134cm" fo:padding-bottom="0.134cm" fo:padding-left="0.259cm" fo:padding-right="0.259cm"/>
    </style:style>
    <style:style style:name="gr84" style:family="graphic" style:parent-style-name="standard">
      <style:graphic-properties svg:stroke-width="0.018cm" svg:stroke-color="#666666" draw:marker-start-width="0.227cm" draw:marker-end-width="0.227cm" draw:fill-color="#cccccc" draw:textarea-horizontal-align="justify" draw:textarea-vertical-align="middle" draw:auto-grow-height="false" fo:min-height="0.029cm" fo:min-width="0cm" fo:padding-top="0.134cm" fo:padding-bottom="0.134cm" fo:padding-left="0.259cm" fo:padding-right="0.259cm"/>
    </style:style>
    <style:style style:name="gr85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6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134cm" fo:padding-top="0.134cm" fo:padding-bottom="0.134cm" fo:padding-left="0.259cm" fo:padding-right="0.259cm"/>
    </style:style>
    <style:style style:name="gr87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135cm" fo:padding-top="0.134cm" fo:padding-bottom="0.134cm" fo:padding-left="0.259cm" fo:padding-right="0.259cm"/>
    </style:style>
    <style:style style:name="gr88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9" style:family="graphic" style:parent-style-name="standard">
      <style:graphic-properties draw:stroke="solid" svg:stroke-width="0.02cm" svg:stroke-color="#000000" draw:marker-start-width="0.26cm" draw:marker-end-width="0.26cm" draw:fill="solid" draw:fill-color="#ffffff" fo:min-height="0.865cm" fo:padding-top="0.135cm" fo:padding-bottom="0.135cm" fo:padding-left="0.16cm" fo:padding-right="0.1cm"/>
    </style:style>
    <style:style style:name="gr90" style:family="graphic" style:parent-style-name="standard">
      <style:graphic-properties draw:stroke="none" svg:stroke-color="#000000" draw:fill="none" draw:fill-color="#ffffff" fo:min-height="0.433cm"/>
    </style:style>
    <style:style style:name="gr91" style:family="graphic" style:parent-style-name="standard">
      <style:graphic-properties svg:stroke-width="0.035cm" svg:stroke-color="#666666" draw:marker-start-width="0.23cm" draw:marker-end-width="0.23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.706cm" fo:padding-top="0.142cm" fo:padding-bottom="0.142cm" fo:padding-left="0.267cm" fo:padding-right="0.267cm"/>
    </style:style>
    <style:style style:name="gr93" style:family="graphic" style:parent-style-name="standard">
      <style:graphic-properties svg:stroke-width="0.01cm" svg:stroke-color="#000000" draw:marker-start-width="0.235cm" draw:marker-end-width="0.235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94" style:family="graphic" style:parent-style-name="standard">
      <style:graphic-properties draw:stroke="dash" draw:stroke-dash="Fine_20_Dashed" svg:stroke-width="0.02cm" svg:stroke-color="#000000" draw:marker-start-width="0.275cm" draw:marker-end-width="0.275cm" draw:fill-color="#cfe7f5" draw:textarea-horizontal-align="justify" draw:textarea-vertical-align="middle" draw:auto-grow-height="false" fo:min-height="0.276cm" fo:min-width="0.026cm" fo:padding-top="0.135cm" fo:padding-bottom="0.135cm" fo:padding-left="0.26cm" fo:padding-right="0.26cm"/>
    </style:style>
    <style:style style:name="gr95" style:family="graphic" style:parent-style-name="standard">
      <style:graphic-properties draw:stroke="solid" draw:stroke-dash="Ultrafine_20_2_20_Dots_20_3_20_Dashes" svg:stroke-width="0.02cm" svg:stroke-color="#000000" draw:marker-start-width="0.275cm" draw:marker-end-width="0.275cm" draw:fill-color="#ffffcc" draw:textarea-horizontal-align="justify" draw:textarea-vertical-align="middle" draw:auto-grow-height="false" fo:min-height="0.276cm" fo:min-width="0.026cm" fo:padding-top="0.135cm" fo:padding-bottom="0.135cm" fo:padding-left="0.26cm" fo:padding-right="0.26cm"/>
    </style:style>
    <style:style style:name="gr96" style:family="graphic" style:parent-style-name="standard">
      <style:graphic-properties draw:stroke="none" svg:stroke-color="#000000" draw:fill="none" draw:fill-color="#ffffff" fo:min-height="1.297cm" fo:padding-right="0.1cm"/>
    </style:style>
    <style:style style:name="gr97" style:family="graphic" style:parent-style-name="standard">
      <style:graphic-properties draw:stroke="none" svg:stroke-color="#000000" draw:fill="none" draw:fill-color="#ffffff" fo:min-height="1.297cm"/>
    </style:style>
    <style:style style:name="gr98" style:family="graphic" style:parent-style-name="objectwithoutfill">
      <style:graphic-properties svg:stroke-width="0.08cm" svg:stroke-color="#000000" draw:marker-start-width="0.387cm" draw:marker-end="" draw:marker-end-width="0.297cm" draw:fill="none" draw:textarea-vertical-align="middle" fo:padding-top="0.164cm" fo:padding-bottom="0.164cm" fo:padding-left="0.289cm" fo:padding-right="0.289cm"/>
    </style:style>
    <style:style style:name="gr99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.352cm" fo:min-width="0.633cm" fo:padding-top="0.142cm" fo:padding-bottom="0.142cm" fo:padding-left="0.267cm" fo:padding-right="0.267cm"/>
    </style:style>
    <style:style style:name="gr100" style:family="graphic" style:parent-style-name="objectwithoutfill">
      <style:graphic-properties svg:stroke-width="0.05cm" svg:stroke-color="#000000" draw:marker-start-width="0.303cm" draw:marker-end-width="0.303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svg:stroke-width="0.035cm" svg:stroke-color="#666666" draw:marker-start-width="0.23cm" draw:marker-end-width="0.23cm" draw:fill="solid" draw:fill-color="#666666" draw:textarea-horizontal-align="justify" draw:textarea-vertical-align="middle" draw:auto-grow-height="false" fo:min-height="0cm" fo:min-width="0.879cm" fo:padding-top="0.142cm" fo:padding-bottom="0.142cm" fo:padding-left="0.267cm" fo:padding-right="0.267cm"/>
    </style:style>
    <style:style style:name="gr102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5cm"/>
    </style:style>
    <style:style style:name="gr103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cm"/>
    </style:style>
    <style:style style:name="gr104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452cm"/>
    </style:style>
    <style:style style:name="gr105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004cm"/>
    </style:style>
    <style:style style:name="gr106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92cm" fo:min-width="0.261cm" fo:padding-top="0.165cm" fo:padding-bottom="0.165cm" fo:padding-left="0.29cm" fo:padding-right="0.29cm"/>
    </style:style>
    <style:style style:name="gr107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744cm" fo:min-width="0.655cm" fo:padding-top="0.165cm" fo:padding-bottom="0.165cm" fo:padding-left="0.29cm" fo:padding-right="0.29cm"/>
    </style:style>
    <style:style style:name="gr108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248cm" fo:min-width="1.121cm" fo:padding-top="0.165cm" fo:padding-bottom="0.165cm" fo:padding-left="0.29cm" fo:padding-right="0.29cm"/>
    </style:style>
    <style:style style:name="gr109" style:family="graphic" style:parent-style-name="standard">
      <style:graphic-properties svg:stroke-width="0.035cm" svg:stroke-color="#cccccc" draw:marker-start-width="0.253cm" draw:marker-end-width="0.253cm" draw:fill="none" draw:fill-color="#cfe7f5" draw:textarea-horizontal-align="justify" draw:textarea-vertical-align="middle" draw:auto-grow-height="false" fo:min-height="2.098cm" fo:min-width="0.728cm" fo:padding-top="0.143cm" fo:padding-bottom="0.143cm" fo:padding-left="0.268cm" fo:padding-right="0.268cm"/>
    </style:style>
    <style:style style:name="gr110" style:family="graphic" style:parent-style-name="objectwithoutfill">
      <style:graphic-properties svg:stroke-width="0.282cm" svg:stroke-color="#b2b2b2" draw:marker-start-width="0.621cm" draw:marker-end-width="0.621cm" draw:fill="none" draw:textarea-vertical-align="middle" fo:padding-top="0.264cm" fo:padding-bottom="0.264cm" fo:padding-left="0.389cm" fo:padding-right="0.389cm"/>
    </style:style>
    <style:style style:name="gr111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172cm" fo:padding-top="0.142cm" fo:padding-bottom="0.142cm" fo:padding-left="0.267cm" fo:padding-right="0.267cm"/>
    </style:style>
    <style:style style:name="gr112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193cm" fo:min-width="0.238cm" fo:padding-top="0.142cm" fo:padding-bottom="0.142cm" fo:padding-left="0.267cm" fo:padding-right="0.267cm" fo:wrap-option="no-wrap"/>
    </style:style>
    <style:style style:name="gr113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191cm" fo:min-width="0.204cm" fo:padding-top="0.142cm" fo:padding-bottom="0.142cm" fo:padding-left="0.267cm" fo:padding-right="0.267cm"/>
    </style:style>
    <style:style style:name="gr114" style:family="graphic" style:parent-style-name="standard">
      <style:graphic-properties svg:stroke-width="0.106cm" svg:stroke-color="#cccccc" draw:marker-start-width="0.359cm" draw:marker-end-width="0.359cm" draw:fill="solid" draw:fill-color="#ffffff" draw:textarea-horizontal-align="justify" draw:textarea-vertical-align="middle" draw:auto-grow-height="false" fo:min-height="1.952cm" fo:min-width="0.622cm" fo:padding-top="0.178cm" fo:padding-bottom="0.178cm" fo:padding-left="0.303cm" fo:padding-right="0.303cm"/>
    </style:style>
    <style:style style:name="gr115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cm" fo:min-width="0.598cm" fo:padding-top="0.143cm" fo:padding-bottom="0.143cm" fo:padding-left="0.268cm" fo:padding-right="0.268cm"/>
    </style:style>
    <style:style style:name="gr116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133cm" fo:min-width="0.238cm" fo:padding-top="0.143cm" fo:padding-bottom="0.143cm" fo:padding-left="0.268cm" fo:padding-right="0.268cm"/>
    </style:style>
    <style:style style:name="gr117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193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157cm" fo:min-width="0.214cm" fo:padding-top="0.142cm" fo:padding-bottom="0.142cm" fo:padding-left="0.267cm" fo:padding-right="0.267cm" fo:wrap-option="no-wrap"/>
    </style:style>
    <style:style style:name="gr119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152cm" fo:min-width="0.241cm" fo:padding-top="0.142cm" fo:padding-bottom="0.142cm" fo:padding-left="0.267cm" fo:padding-right="0.267cm"/>
    </style:style>
    <style:style style:name="gr120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013cm" fo:min-width="0.238cm" fo:padding-top="0.143cm" fo:padding-bottom="0.143cm" fo:padding-left="0.268cm" fo:padding-right="0.268cm"/>
    </style:style>
    <style:style style:name="gr121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013cm" fo:min-width="0cm" fo:padding-top="0.143cm" fo:padding-bottom="0.143cm" fo:padding-left="0.268cm" fo:padding-right="0.268cm"/>
    </style:style>
    <style:style style:name="gr122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1.024cm" fo:min-width="0cm" fo:padding-top="0.143cm" fo:padding-bottom="0.143cm" fo:padding-left="0.268cm" fo:padding-right="0.268cm"/>
    </style:style>
    <style:style style:name="gr123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034cm" fo:min-width="0.234cm" fo:padding-top="0.143cm" fo:padding-bottom="0.143cm" fo:padding-left="0.268cm" fo:padding-right="0.268cm"/>
    </style:style>
    <style:style style:name="gr124" style:family="graphic" style:parent-style-name="standard">
      <style:graphic-properties draw:stroke="none" draw:fill-color="#cccccc" draw:textarea-horizontal-align="justify" draw:textarea-vertical-align="middle" draw:auto-grow-height="false" fo:min-height="0.72cm" fo:min-width="0cm"/>
    </style:style>
    <style:style style:name="gr125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16cm" fo:min-width="0.207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63cm" fo:min-width="0.575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055cm" fo:min-width="1.003cm" fo:padding-top="0.165cm" fo:padding-bottom="0.165cm" fo:padding-left="0.29cm" fo:padding-right="0.29cm"/>
    </style:style>
    <style:style style:name="gr128" style:family="graphic" style:parent-style-name="standard">
      <style:graphic-properties draw:stroke="none" svg:stroke-width="0.035cm" svg:stroke-color="#333333" draw:marker-start-width="0.253cm" draw:marker-end-width="0.253cm" draw:fill-color="#cccccc" draw:textarea-horizontal-align="justify" draw:textarea-vertical-align="middle" draw:auto-grow-height="false" fo:min-height="0cm" fo:min-width="0.764cm" fo:padding-top="0.143cm" fo:padding-bottom="0.143cm" fo:padding-left="0.268cm" fo:padding-right="0.268cm"/>
    </style:style>
    <style:style style:name="gr129" style:family="graphic" style:parent-style-name="standard">
      <style:graphic-properties draw:stroke="solid" draw:stroke-dash="Ultrafine_20_2_20_Dots_20_3_20_Dashes" svg:stroke-width="0.02cm" svg:stroke-color="#000000" draw:marker-start-width="0.275cm" draw:marker-end-width="0.275cm" draw:fill="solid" draw:fill-color="#dc85e9" draw:textarea-horizontal-align="justify" draw:textarea-vertical-align="middle" draw:auto-grow-height="false" fo:min-height="0.276cm" fo:min-width="0.026cm" fo:padding-top="0.135cm" fo:padding-bottom="0.135cm" fo:padding-left="0.26cm" fo:padding-right="0.26cm"/>
    </style:style>
    <style:style style:name="gr130" style:family="graphic" style:parent-style-name="standard">
      <style:graphic-properties draw:stroke="none" svg:stroke-color="#000000" draw:fill="none" draw:fill-color="#ffffff" fo:min-height="0.433cm" fo:padding-top="0.1cm" fo:padding-bottom="0.1cm" fo:padding-right="0.1cm"/>
    </style:style>
    <style:style style:name="gr131" style:family="graphic" style:parent-style-name="standard">
      <style:graphic-properties draw:stroke="dash" draw:stroke-dash="Fine_20_Dashed"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.706cm" fo:padding-top="0.142cm" fo:padding-bottom="0.142cm" fo:padding-left="0.267cm" fo:padding-right="0.267cm"/>
    </style:style>
    <style:style style:name="gr132" style:family="graphic" style:parent-style-name="standard">
      <style:graphic-properties draw:stroke="dash" draw:stroke-dash="Fine_20_Dashed" svg:stroke-width="0.01cm" svg:stroke-color="#000000" draw:marker-start-width="0.235cm" draw:marker-end-width="0.235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33" style:family="graphic" style:parent-style-name="standard">
      <style:graphic-properties draw:stroke="dash" draw:stroke-dash="Fine_20_Dashed" svg:stroke-width="0.035cm" svg:stroke-color="#666666" draw:marker-start-width="0.23cm" draw:marker-end-width="0.23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136" style:family="graphic" style:parent-style-name="standard">
      <style:graphic-properties draw:stroke="none" svg:stroke-color="#000000" draw:fill="none" draw:fill-color="#ffffff" fo:min-height="3.693cm" fo:padding-top="0cm" fo:padding-bottom="0cm" fo:padding-left="0cm" fo:padding-right="0cm"/>
    </style:style>
    <style:style style:name="gr137" style:family="graphic" style:parent-style-name="objectwithoutfill">
      <style:graphic-properties svg:stroke-width="0.053cm" draw:marker-start="" draw:marker-start-width="0.187cm" draw:marker-end="" draw:marker-end-width="0.187cm" draw:fill="none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.059cm" fo:padding-top="0.142cm" fo:padding-bottom="0.142cm" fo:padding-left="0.267cm" fo:padding-right="0.267cm"/>
    </style:style>
    <style:style style:name="gr139" style:family="graphic" style:parent-style-name="standard">
      <style:graphic-properties draw:fill="solid" draw:fill-color="#ff0000" draw:textarea-horizontal-align="justify" draw:textarea-vertical-align="middle" draw:auto-grow-height="false" fo:min-height="1.919cm" fo:min-width="3.183cm"/>
    </style:style>
    <style:style style:name="gr140" style:family="graphic" style:parent-style-name="standard">
      <style:graphic-properties svg:stroke-width="0.081cm" svg:stroke-color="#000000" draw:marker-start-width="0.299cm" draw:marker-end-width="0.299cm" draw:fill="solid" draw:fill-color="#666666" draw:textarea-horizontal-align="justify" draw:textarea-vertical-align="middle" draw:auto-grow-height="false" fo:min-height="1.201cm" fo:min-width="1.721cm" fo:padding-top="0.165cm" fo:padding-bottom="0.165cm" fo:padding-left="0.29cm" fo:padding-right="0.29cm"/>
    </style:style>
    <style:style style:name="gr141" style:family="graphic" style:parent-style-name="standard">
      <style:graphic-properties svg:stroke-width="0.06cm" svg:stroke-color="#333333" draw:marker-start-width="0.29cm" draw:marker-end-width="0.29cm" draw:fill="solid" draw:fill-color="#cfe7f5" draw:textarea-horizontal-align="justify" draw:textarea-vertical-align="middle" draw:auto-grow-height="false" fo:min-height="1.169cm" fo:min-width="1.662cm" fo:padding-top="0.155cm" fo:padding-bottom="0.155cm" fo:padding-left="0.28cm" fo:padding-right="0.28cm"/>
    </style:style>
    <style:style style:name="gr142" style:family="graphic" style:parent-style-name="standard">
      <style:graphic-properties svg:stroke-width="0.212cm" svg:stroke-color="#333333" draw:marker-start-width="0.518cm" draw:marker-end-width="0.518cm" draw:fill="solid" draw:fill-color="#cfe7f5" draw:textarea-horizontal-align="justify" draw:textarea-vertical-align="middle" draw:auto-grow-height="false" fo:min-height="1.017cm" fo:min-width="1.51cm" fo:padding-top="0.231cm" fo:padding-bottom="0.231cm" fo:padding-left="0.356cm" fo:padding-right="0.356cm"/>
    </style:style>
    <style:style style:name="gr143" style:family="graphic" style:parent-style-name="standard">
      <style:graphic-properties svg:stroke-width="0.081cm" svg:stroke-color="#000000" draw:marker-start-width="0.299cm" draw:marker-end-width="0.299cm" draw:fill="solid" draw:fill-color="#666666" draw:textarea-horizontal-align="justify" draw:textarea-vertical-align="middle" draw:auto-grow-height="false" fo:min-height="1.182cm" fo:min-width="1.696cm" fo:padding-top="0.165cm" fo:padding-bottom="0.165cm" fo:padding-left="0.29cm" fo:padding-right="0.29cm"/>
    </style:style>
    <style:style style:name="gr144" style:family="graphic" style:parent-style-name="standard">
      <style:graphic-properties svg:stroke-width="0.06cm" svg:stroke-color="#333333" draw:marker-start-width="0.29cm" draw:marker-end-width="0.29cm" draw:fill="solid" draw:fill-color="#cfe7f5" draw:textarea-horizontal-align="justify" draw:textarea-vertical-align="middle" draw:auto-grow-height="false" fo:min-height="1.151cm" fo:min-width="1.637cm" fo:padding-top="0.155cm" fo:padding-bottom="0.155cm" fo:padding-left="0.28cm" fo:padding-right="0.28cm"/>
    </style:style>
    <style:style style:name="gr145" style:family="graphic" style:parent-style-name="standard">
      <style:graphic-properties svg:stroke-width="0.12cm" svg:stroke-color="#333333" draw:marker-start-width="0.242cm" draw:marker-end-width="0.242cm" draw:fill="solid" draw:fill-color="#cfe7f5" draw:textarea-horizontal-align="justify" draw:textarea-vertical-align="middle" draw:auto-grow-height="false" fo:min-height="1.091cm" fo:min-width="1.577cm" fo:padding-top="0.185cm" fo:padding-bottom="0.185cm" fo:padding-left="0.31cm" fo:padding-right="0.31cm"/>
    </style:style>
    <style:style style:name="gr146" style:family="graphic" style:parent-style-name="standard">
      <style:graphic-properties svg:stroke-width="0.07cm" svg:stroke-color="#3d3d3d" draw:marker-start-width="0.415cm" draw:marker-end-width="0.415cm" draw:fill="solid" draw:fill-color="#b2b2b2" draw:textarea-horizontal-align="justify" draw:textarea-vertical-align="middle" draw:auto-grow-height="false" fo:min-height="0.055cm" fo:min-width="0cm" fo:padding-top="0.16cm" fo:padding-bottom="0.16cm" fo:padding-left="0.285cm" fo:padding-right="0.285cm"/>
    </style:style>
    <style:style style:name="gr147" style:family="graphic" style:parent-style-name="standard">
      <style:graphic-properties svg:stroke-width="0.07cm" svg:stroke-color="#3d3d3d" draw:marker-start-width="0.415cm" draw:marker-end-width="0.415cm" draw:fill="solid" draw:fill-color="#b2b2b2" draw:textarea-horizontal-align="justify" draw:textarea-vertical-align="middle" draw:auto-grow-height="false" fo:min-height="0.056cm" fo:min-width="0cm" fo:padding-top="0.16cm" fo:padding-bottom="0.16cm" fo:padding-left="0.285cm" fo:padding-right="0.285cm"/>
    </style:style>
    <style:style style:name="gr148" style:family="graphic" style:parent-style-name="objectwithoutfill">
      <style:graphic-properties svg:stroke-width="0.07cm" svg:stroke-color="#3d3d3d" draw:marker-start-width="0.52cm" draw:marker-end-width="0.52cm" draw:fill="solid" draw:fill-color="#b2b2b2" draw:textarea-vertical-align="middle" draw:auto-grow-height="false" fo:padding-top="0.16cm" fo:padding-bottom="0.16cm" fo:padding-left="0.285cm" fo:padding-right="0.285cm"/>
    </style:style>
    <style:style style:name="gr149" style:family="graphic" style:parent-style-name="objectwithoutfill">
      <style:graphic-properties svg:stroke-width="0.02cm" svg:stroke-color="#3d3d3d" draw:marker-start-width="0.375cm" draw:marker-end-width="0.375cm" draw:fill="solid" draw:fill-color="#b2b2b2" draw:textarea-vertical-align="middle" draw:auto-grow-height="false" fo:padding-top="0.135cm" fo:padding-bottom="0.135cm" fo:padding-left="0.26cm" fo:padding-right="0.26cm"/>
    </style:style>
    <style:style style:name="gr150" style:family="graphic" style:parent-style-name="standard" style:list-style-name="L1">
      <style:graphic-properties draw:stroke="none" svg:stroke-color="#000000" draw:fill="none" draw:fill-color="#ffffff" fo:min-height="1.374cm"/>
    </style:style>
    <style:style style:name="gr151" style:family="graphic" style:parent-style-name="standard">
      <style:graphic-properties svg:stroke-color="#000000" draw:marker-start="Arrow" draw:marker-start-width="0.2cm" draw:marker-end="Arrow" draw:marker-end-width="0.2cm" draw:textarea-vertical-align="middle"/>
    </style:style>
    <style:style style:name="gr152" style:family="graphic" style:parent-style-name="standard">
      <style:graphic-properties svg:stroke-color="#000000" draw:marker-start="Arrow" draw:marker-start-width="0.15cm" draw:marker-end="" draw:marker-end-width="0.15cm" draw:textarea-vertical-align="middle"/>
    </style:style>
    <style:style style:name="gr153" style:family="graphic" style:parent-style-name="standard">
      <style:graphic-properties draw:stroke="none" svg:stroke-color="#000000" draw:fill="none" draw:fill-color="#ffffff" fo:min-height="0.724cm"/>
    </style:style>
    <style:style style:name="gr154" style:family="graphic" style:parent-style-name="objectwithoutfill">
      <style:graphic-properties svg:stroke-width="0.08cm" svg:stroke-color="#000000" draw:marker-start="" draw:marker-start-width="0.27cm" draw:marker-end="" draw:marker-end-width="0.27cm" draw:fill="none" draw:textarea-vertical-align="middle" fo:padding-top="0.164cm" fo:padding-bottom="0.164cm" fo:padding-left="0.289cm" fo:padding-right="0.289cm"/>
    </style:style>
    <style:style style:name="gr155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.097cm" fo:min-width="0.566cm" fo:padding-top="0.142cm" fo:padding-bottom="0.142cm" fo:padding-left="0.267cm" fo:padding-right="0.267cm"/>
    </style:style>
    <style:style style:name="gr156" style:family="graphic" style:parent-style-name="objectwithoutfill">
      <style:graphic-properties svg:stroke-width="0.08cm" svg:stroke-color="#000000" draw:marker-start="" draw:marker-start-width="0.297cm" draw:marker-end-width="0.387cm" draw:fill="none" draw:textarea-vertical-align="middle" fo:padding-top="0.164cm" fo:padding-bottom="0.164cm" fo:padding-left="0.289cm" fo:padding-right="0.289cm"/>
    </style:style>
    <style:style style:name="gr157" style:family="graphic" style:parent-style-name="standard">
      <style:graphic-properties draw:stroke="solid" svg:stroke-width="0.02cm" svg:stroke-color="#000000" draw:marker-start-width="0.26cm" draw:marker-end-width="0.26cm" draw:fill="solid" draw:fill-color="#ffffff" fo:min-height="0.433cm" fo:padding-top="0.135cm" fo:padding-bottom="0.135cm" fo:padding-left="0.16cm" fo:padding-right="0.1cm"/>
    </style:style>
    <style:style style:name="gr158" style:family="graphic" style:parent-style-name="standard">
      <style:graphic-properties draw:stroke="none" svg:stroke-color="#000000" draw:fill="none" draw:fill-color="#ffffff" fo:min-height="4.365cm" fo:padding-top="0.1cm" fo:padding-bottom="0.1cm" fo:padding-left="0.1cm" fo:padding-right="0cm"/>
    </style:style>
    <style:style style:name="gr159" style:family="graphic" style:parent-style-name="standard">
      <style:graphic-properties draw:stroke="none" svg:stroke-color="#000000" draw:fill="none" draw:fill-color="#ffffff" fo:min-height="0.556cm"/>
    </style:style>
    <style:style style:name="gr160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36cm" fo:min-width="0cm" fo:padding-top="0.142cm" fo:padding-bottom="0.142cm" fo:padding-left="0.267cm" fo:padding-right="0.267cm"/>
    </style:style>
    <style:style style:name="gr161" style:family="graphic" style:parent-style-name="standard">
      <style:graphic-properties draw:stroke="solid" svg:stroke-width="0.02cm" svg:stroke-color="#000000" draw:marker-start-width="0.26cm" draw:marker-end-width="0.26cm" draw:fill="solid" draw:fill-color="#ffffff" fo:min-height="0.433cm" fo:padding-top="0.11cm" fo:padding-bottom="0.11cm" fo:padding-left="0.16cm" fo:padding-right="0.11cm"/>
    </style:style>
    <style:style style:name="gr162" style:family="graphic" style:parent-style-name="objectwithoutfill">
      <style:graphic-properties svg:stroke-width="0.03cm" svg:stroke-color="#000000" draw:marker-start-width="0.295cm" draw:marker-end-width="0.295cm" draw:fill="none" draw:textarea-vertical-align="middle" fo:padding-top="0.14cm" fo:padding-bottom="0.14cm" fo:padding-left="0.165cm" fo:padding-right="0.265cm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285cm" fo:padding-top="0cm" fo:padding-bottom="0cm" fo:padding-left="0cm" fo:padding-right="0cm"/>
    </style:style>
    <style:style style:name="gr165" style:family="graphic" style:parent-style-name="standard">
      <style:graphic-properties draw:stroke="solid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693cm" fo:min-width="3.824cm" fo:padding-top="0.135cm" fo:padding-bottom="0.135cm" fo:padding-left="0.26cm" fo:padding-right="0.26cm"/>
    </style:style>
    <style:style style:name="gr166" style:family="graphic" style:parent-style-name="standard">
      <style:graphic-properties svg:stroke-width="0.035cm" svg:stroke-color="#ff3333" draw:marker-start-width="0.23cm" draw:marker-end-width="0.23cm" draw:fill="solid" draw:fill-color="#ff3300" draw:textarea-horizontal-align="justify" draw:textarea-vertical-align="middle" draw:auto-grow-height="false" fo:min-height="0cm" fo:min-width="1.204cm" fo:padding-top="0.142cm" fo:padding-bottom="0.142cm" fo:padding-left="0.267cm" fo:padding-right="0.267cm"/>
    </style:style>
    <style:style style:name="gr16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605cm" fo:min-width="3.136cm"/>
    </style:style>
    <style:style style:name="gr168" style:family="graphic" style:parent-style-name="standard" style:list-style-name="L1">
      <style:graphic-properties draw:stroke-dash="Ultrafine_20_2_20_Dots_20_3_20_Dashes" svg:stroke-width="0.02cm" svg:stroke-color="#000000" draw:marker-start-width="0.275cm" draw:marker-end-width="0.275cm" draw:fill-color="#dc85e9" draw:textarea-horizontal-align="justify" draw:textarea-vertical-align="middle" draw:auto-grow-height="false" fo:min-height="0.392cm" fo:min-width="3.407cm" fo:padding-top="0.135cm" fo:padding-bottom="0.135cm" fo:padding-left="0.26cm" fo:padding-right="0.26cm"/>
    </style:style>
    <style:style style:name="gr169" style:family="graphic" style:parent-style-name="standard">
      <style:graphic-properties draw:stroke="none" svg:stroke-color="#000000" draw:fill="none" draw:fill-color="#ffffff" fo:min-height="1.112cm"/>
    </style:style>
    <style:style style:name="gr170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6cm"/>
    </style:style>
    <style:style style:name="gr171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1cm"/>
    </style:style>
    <style:style style:name="gr172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552cm"/>
    </style:style>
    <style:style style:name="gr173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104cm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1.374cm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0.285cm" fo:padding-top="0cm" fo:padding-bottom="0cm" fo:padding-left="0cm" fo:padding-right="0cm"/>
    </style:style>
    <style:style style:name="gr177" style:family="graphic" style:parent-style-name="standard">
      <style:graphic-properties draw:stroke="dash" draw:stroke-dash="Fine_20_Dashed" svg:stroke-width="0.02cm" svg:stroke-color="#000000" draw:marker-start-width="0.26cm" draw:marker-end-width="0.26cm" draw:fill-color="#cfe7f5" draw:textarea-horizontal-align="justify" draw:textarea-vertical-align="middle" draw:auto-grow-height="false" fo:min-height="0.552cm" fo:min-width="3.168cm" fo:padding-top="0.135cm" fo:padding-bottom="0.135cm" fo:padding-left="0.26cm" fo:padding-right="0.26cm"/>
    </style:style>
    <style:style style:name="gr178" style:family="graphic" style:parent-style-name="standard" style:list-style-name="L1">
      <style:graphic-properties draw:stroke-dash="Ultrafine_20_2_20_Dots_20_3_20_Dashes" svg:stroke-width="0.02cm" svg:stroke-color="#000000" draw:marker-start-width="0.275cm" draw:marker-end-width="0.275cm" draw:fill-color="#dc85e9" draw:textarea-horizontal-align="justify" draw:textarea-vertical-align="middle" draw:auto-grow-height="false" fo:min-height="0.392cm" fo:min-width="3.324cm" fo:padding-top="0.135cm" fo:padding-bottom="0.135cm" fo:padding-left="0.26cm" fo:padding-right="0.26cm"/>
    </style:style>
    <style:style style:name="gr179" style:family="graphic" style:parent-style-name="standard">
      <style:graphic-properties draw:stroke="none" svg:stroke-color="#000000" draw:fill="none" draw:fill-color="#ffffff" fo:min-height="0.354cm"/>
    </style:style>
    <style:style style:name="gr180" style:family="graphic" style:parent-style-name="standard">
      <style:graphic-properties draw:stroke="none" svg:stroke-color="#000000" draw:fill="none" draw:fill-color="#ffffff" fo:min-height="0.536cm" fo:padding-right="0.1cm"/>
    </style:style>
    <style:style style:name="gr181" style:family="graphic" style:parent-style-name="standard">
      <style:graphic-properties draw:stroke="none" svg:stroke-color="#000000" draw:fill="none" draw:fill-color="#ffffff" fo:min-height="0.819cm"/>
    </style:style>
    <style:style style:name="gr182" style:family="graphic" style:parent-style-name="standard">
      <style:graphic-properties svg:stroke-width="0.035cm" svg:stroke-color="#b2b2b2" draw:marker-start-width="0.253cm" draw:marker-end-width="0.253cm" draw:fill="none" draw:fill-color="#cfe7f5" draw:textarea-horizontal-align="justify" draw:textarea-vertical-align="middle" draw:auto-grow-height="false" fo:min-height="2.098cm" fo:min-width="0.728cm" fo:padding-top="0.143cm" fo:padding-bottom="0.143cm" fo:padding-left="0.268cm" fo:padding-right="0.268cm"/>
    </style:style>
    <style:style style:name="gr183" style:family="graphic" style:parent-style-name="standard">
      <style:graphic-properties svg:stroke-width="0.106cm" svg:stroke-color="#b2b2b2" draw:marker-start-width="0.359cm" draw:marker-end-width="0.359cm" draw:fill="solid" draw:fill-color="#ffffff" draw:textarea-horizontal-align="justify" draw:textarea-vertical-align="middle" draw:auto-grow-height="false" fo:min-height="1.952cm" fo:min-width="0.622cm" fo:padding-top="0.178cm" fo:padding-bottom="0.178cm" fo:padding-left="0.303cm" fo:padding-right="0.303cm"/>
    </style:style>
    <style:style style:name="gr184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72cm" fo:min-width="0cm"/>
    </style:style>
    <style:style style:name="gr185" style:family="graphic" style:parent-style-name="standard">
      <style:graphic-properties draw:stroke="none" svg:stroke-width="0.035cm" svg:stroke-color="#333333" draw:marker-start-width="0.253cm" draw:marker-end-width="0.253cm" draw:fill="solid" draw:fill-color="#b2b2b2" draw:textarea-horizontal-align="justify" draw:textarea-vertical-align="middle" draw:auto-grow-height="false" fo:min-height="0cm" fo:min-width="0.764cm" fo:padding-top="0.143cm" fo:padding-bottom="0.143cm" fo:padding-left="0.268cm" fo:padding-right="0.268cm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0.285cm" fo:padding-top="0cm" fo:padding-bottom="0cm" fo:padding-left="0cm" fo:padding-right="0cm"/>
    </style:style>
    <style:style style:name="gr188" style:family="graphic" style:parent-style-name="standard">
      <style:graphic-properties draw:stroke="none" svg:stroke-color="#000000" draw:fill="none" draw:fill-color="#ffffff" fo:min-height="3.609cm"/>
    </style:style>
    <style:style style:name="gr189" style:family="graphic" style:parent-style-name="standard">
      <style:graphic-properties draw:stroke="none" svg:stroke-color="#000000" draw:fill="none" draw:fill-color="#ffffff" fo:min-height="0.759cm"/>
    </style:style>
    <style:style style:name="gr190" style:family="graphic" style:parent-style-name="standard">
      <style:graphic-properties svg:stroke-width="0.035cm" svg:stroke-color="#333333" draw:marker-start-width="0.227cm" draw:marker-end-width="0.227cm" draw:fill-color="#b2b2b2" draw:textarea-horizontal-align="justify" draw:textarea-vertical-align="middle" draw:auto-grow-height="false" fo:min-height="0.038cm" fo:min-width="0cm" fo:padding-top="0.142cm" fo:padding-bottom="0.142cm" fo:padding-left="0.267cm" fo:padding-right="0.267cm"/>
    </style:style>
    <style:style style:name="gr191" style:family="graphic" style:parent-style-name="standard">
      <style:graphic-properties svg:stroke-width="0.035cm" svg:stroke-color="#333333" draw:marker-start-width="0.227cm" draw:marker-end-width="0.227cm" draw:fill-color="#808080" draw:textarea-horizontal-align="justify" draw:textarea-vertical-align="middle" draw:auto-grow-height="false" fo:min-height="0.228cm" fo:min-width="0.34cm" fo:padding-top="0.142cm" fo:padding-bottom="0.142cm" fo:padding-left="0.267cm" fo:padding-right="0.267cm"/>
    </style:style>
    <style:style style:name="gr192" style:family="graphic" style:parent-style-name="standard">
      <style:graphic-properties draw:stroke="none" svg:stroke-color="#000000" draw:fill="none" draw:fill-color="#ffffff" fo:min-height="2.015cm" fo:padding-right="0.1cm"/>
    </style:style>
    <style:style style:name="gr193" style:family="graphic" style:parent-style-name="standard">
      <style:graphic-properties svg:stroke-color="#000000" draw:marker-start="Arrow" draw:marker-start-width="0.2cm" draw:marker-end="" draw:marker-end-width="0.15cm" draw:textarea-vertical-align="middle"/>
    </style:style>
    <style:style style:name="gr194" style:family="graphic" style:parent-style-name="objectwithoutfill">
      <style:graphic-properties svg:stroke-width="0.04cm" svg:stroke-color="#000000" draw:marker-start="" draw:marker-start-width="0.15cm" draw:marker-end="" draw:marker-end-width="0.15cm" draw:fill="none" draw:textarea-vertical-align="middle" fo:padding-top="0.144cm" fo:padding-bottom="0.144cm" fo:padding-left="0.269cm" fo:padding-right="0.269cm"/>
    </style:style>
    <style:style style:name="gr195" style:family="graphic" style:parent-style-name="standard">
      <style:graphic-properties svg:stroke-width="0.035cm" svg:stroke-color="#666666" draw:marker-start-width="0.23cm" draw:marker-end-width="0.23cm" draw:fill="solid" draw:fill-color="#0084d1" draw:textarea-horizontal-align="justify" draw:textarea-vertical-align="middle" draw:auto-grow-height="false" fo:min-height="0cm" fo:min-width="7.99cm" fo:padding-top="0.142cm" fo:padding-bottom="0.142cm" fo:padding-left="0.267cm" fo:padding-right="0.267cm"/>
    </style:style>
    <style:style style:name="gr196" style:family="graphic" style:parent-style-name="standard">
      <style:graphic-properties draw:stroke="solid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581cm" fo:min-width="3.213cm" fo:padding-top="0.135cm" fo:padding-bottom="0.135cm" fo:padding-left="0.26cm" fo:padding-right="0.26cm"/>
    </style:style>
    <style:style style:name="gr197" style:family="graphic" style:parent-style-name="standard">
      <style:graphic-properties draw:fill="solid" draw:fill-color="#ff0000" draw:textarea-horizontal-align="justify" draw:textarea-vertical-align="middle" draw:auto-grow-height="false" fo:min-height="1.518cm" fo:min-width="2.522cm"/>
    </style:style>
    <style:style style:name="gr198" style:family="graphic" style:parent-style-name="standard">
      <style:graphic-properties svg:stroke-width="0.081cm" svg:stroke-color="#000000" draw:marker-start-width="0.299cm" draw:marker-end-width="0.299cm" draw:fill="solid" draw:fill-color="#666666" draw:textarea-horizontal-align="justify" draw:textarea-vertical-align="middle" draw:auto-grow-height="false" fo:min-height="0.919cm" fo:min-width="1.296cm" fo:padding-top="0.165cm" fo:padding-bottom="0.165cm" fo:padding-left="0.29cm" fo:padding-right="0.29cm"/>
    </style:style>
    <style:style style:name="gr199" style:family="graphic" style:parent-style-name="standard">
      <style:graphic-properties svg:stroke-width="0.06cm" svg:stroke-color="#333333" draw:marker-start-width="0.29cm" draw:marker-end-width="0.29cm" draw:fill="solid" draw:fill-color="#cfe7f5" draw:textarea-horizontal-align="justify" draw:textarea-vertical-align="middle" draw:auto-grow-height="false" fo:min-height="0.896cm" fo:min-width="1.252cm" fo:padding-top="0.155cm" fo:padding-bottom="0.155cm" fo:padding-left="0.28cm" fo:padding-right="0.28cm"/>
    </style:style>
    <style:style style:name="gr200" style:family="graphic" style:parent-style-name="standard">
      <style:graphic-properties svg:stroke-width="0.212cm" svg:stroke-color="#333333" draw:marker-start-width="0.518cm" draw:marker-end-width="0.518cm" draw:fill="solid" draw:fill-color="#cfe7f5" draw:textarea-horizontal-align="justify" draw:textarea-vertical-align="middle" draw:auto-grow-height="false" fo:min-height="0.744cm" fo:min-width="1.1cm" fo:padding-top="0.231cm" fo:padding-bottom="0.231cm" fo:padding-left="0.356cm" fo:padding-right="0.356cm"/>
    </style:style>
    <style:style style:name="gr201" style:family="graphic" style:parent-style-name="standard">
      <style:graphic-properties svg:stroke-width="0.081cm" svg:stroke-color="#000000" draw:marker-start-width="0.299cm" draw:marker-end-width="0.299cm" draw:fill="solid" draw:fill-color="#666666" draw:textarea-horizontal-align="justify" draw:textarea-vertical-align="middle" draw:auto-grow-height="false" fo:min-height="0.903cm" fo:min-width="1.275cm" fo:padding-top="0.165cm" fo:padding-bottom="0.165cm" fo:padding-left="0.29cm" fo:padding-right="0.29cm"/>
    </style:style>
    <style:style style:name="gr202" style:family="graphic" style:parent-style-name="standard">
      <style:graphic-properties svg:stroke-width="0.06cm" svg:stroke-color="#333333" draw:marker-start-width="0.29cm" draw:marker-end-width="0.29cm" draw:fill="solid" draw:fill-color="#cfe7f5" draw:textarea-horizontal-align="justify" draw:textarea-vertical-align="middle" draw:auto-grow-height="false" fo:min-height="0.881cm" fo:min-width="1.232cm" fo:padding-top="0.155cm" fo:padding-bottom="0.155cm" fo:padding-left="0.28cm" fo:padding-right="0.28cm"/>
    </style:style>
    <style:style style:name="gr203" style:family="graphic" style:parent-style-name="standard">
      <style:graphic-properties svg:stroke-width="0.12cm" svg:stroke-color="#333333" draw:marker-start-width="0.242cm" draw:marker-end-width="0.242cm" draw:fill="solid" draw:fill-color="#cfe7f5" draw:textarea-horizontal-align="justify" draw:textarea-vertical-align="middle" draw:auto-grow-height="false" fo:min-height="0.821cm" fo:min-width="1.172cm" fo:padding-top="0.185cm" fo:padding-bottom="0.185cm" fo:padding-left="0.31cm" fo:padding-right="0.31cm"/>
    </style:style>
    <style:style style:name="gr204" style:family="graphic" style:parent-style-name="standard">
      <style:graphic-properties svg:stroke-width="0.07cm" svg:stroke-color="#3d3d3d" draw:marker-start-width="0.415cm" draw:marker-end-width="0.415cm" draw:fill="solid" draw:fill-color="#b2b2b2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205" style:family="graphic" style:parent-style-name="standard">
      <style:graphic-properties draw:stroke="dash" draw:stroke-dash="Fine_20_Dashed" svg:stroke-width="0.02cm" svg:stroke-color="#000000" draw:marker-start-width="0.26cm" draw:marker-end-width="0.26cm" draw:fill-color="#cfe7f5" draw:textarea-horizontal-align="justify" draw:textarea-vertical-align="middle" draw:auto-grow-height="false" fo:min-height="0.536cm" fo:min-width="3.098cm" fo:padding-top="0.135cm" fo:padding-bottom="0.135cm" fo:padding-left="0.26cm" fo:padding-right="0.26cm"/>
    </style:style>
    <style:style style:name="gr206" style:family="graphic" style:parent-style-name="standard" style:list-style-name="L1">
      <style:graphic-properties draw:stroke-dash="Ultrafine_20_2_20_Dots_20_3_20_Dashes" svg:stroke-width="0.02cm" svg:stroke-color="#000000" draw:marker-start-width="0.275cm" draw:marker-end-width="0.275cm" draw:fill-color="#dc85e9" draw:textarea-horizontal-align="justify" draw:textarea-vertical-align="middle" draw:auto-grow-height="false" fo:min-height="0.388cm" fo:min-width="3.306cm" fo:padding-top="0.135cm" fo:padding-bottom="0.135cm" fo:padding-left="0.26cm" fo:padding-right="0.26cm"/>
    </style:style>
    <style:style style:name="gr207" style:family="graphic" style:parent-style-name="standard">
      <style:graphic-properties draw:stroke="none" svg:stroke-color="#000000" draw:fill="none" draw:fill-color="#ffffff" fo:min-height="0.555cm" fo:padding-right="0.1cm"/>
    </style:style>
    <style:style style:name="gr208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209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210" style:family="graphic" style:parent-style-name="standard">
      <style:graphic-properties draw:stroke="none" svg:stroke-color="#000000" draw:fill="none" draw:fill-color="#ffffff" fo:min-height="2.072cm" fo:padding-top="0cm" fo:padding-bottom="0cm" fo:padding-left="0cm" fo:padding-right="0cm"/>
    </style:style>
    <style:style style:name="gr211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212" style:family="graphic" style:parent-style-name="standard" style:list-style-name="L1">
      <style:graphic-properties draw:stroke="none" svg:stroke-color="#000000" draw:fill="none" draw:fill-color="#ffffff" fo:min-height="0.285cm" fo:padding-top="0cm" fo:padding-bottom="0cm" fo:padding-left="0cm" fo:padding-right="0cm"/>
    </style:style>
    <style:style style:name="gr213" style:family="graphic" style:parent-style-name="standard">
      <style:graphic-properties svg:stroke-width="0.035cm" svg:stroke-color="#666666" draw:marker-start-width="0.23cm" draw:marker-end-width="0.23cm" draw:fill="solid" draw:fill-color="#0084d1" draw:textarea-horizontal-align="justify" draw:textarea-vertical-align="middle" draw:auto-grow-height="false" fo:min-height="0cm" fo:min-width="7.98cm" fo:padding-top="0.142cm" fo:padding-bottom="0.142cm" fo:padding-left="0.267cm" fo:padding-right="0.267cm"/>
    </style:style>
    <style:style style:name="gr214" style:family="graphic" style:parent-style-name="standard">
      <style:graphic-properties draw:stroke="solid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595cm" fo:min-width="3.271cm" fo:padding-top="0.135cm" fo:padding-bottom="0.135cm" fo:padding-left="0.26cm" fo:padding-right="0.26cm"/>
    </style:style>
    <style:style style:name="P1" style:family="paragraph">
      <loext:graphic-properties draw:fill="solid" draw:fill-color="#18a303"/>
      <style:paragraph-properties fo:text-align="center"/>
      <style:text-properties style:use-window-font-color="true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fo:font-size="5pt" style:font-size-asian="5pt" style:font-size-complex="5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0084d1"/>
      <style:paragraph-properties fo:text-align="center"/>
      <style:text-properties style:use-window-font-color="true"/>
    </style:style>
    <style:style style:name="P6" style:family="paragraph">
      <loext:graphic-properties draw:fill="solid" draw:fill-color="#ffffff"/>
      <style:paragraph-properties fo:text-align="center"/>
      <style:text-properties style:use-window-font-color="tru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cc"/>
      <style:paragraph-properties fo:margin-left="0cm" fo:margin-right="0cm" fo:line-height="0.4cm" fo:text-align="start" fo:text-indent="0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  <style:text-properties style:use-window-font-color="true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solid" draw:fill-color="#00cc33"/>
      <style:paragraph-properties fo:text-align="center"/>
      <style:text-properties style:use-window-font-color="true"/>
    </style:style>
    <style:style style:name="P15" style:family="paragraph">
      <loext:graphic-properties draw:fill="solid" draw:fill-color="#00cc00"/>
      <style:paragraph-properties fo:text-align="center"/>
      <style:text-properties style:use-window-font-color="true"/>
    </style:style>
    <style:style style:name="P16" style:family="paragraph">
      <loext:graphic-properties draw:fill="solid" draw:fill-color="#ff3300"/>
      <style:paragraph-properties fo:text-align="center"/>
      <style:text-properties style:use-window-font-color="true" fo:font-size="9pt" style:font-size-asian="9pt" style:font-size-complex="9pt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="solid" draw:fill-color="#333333"/>
      <style:paragraph-properties fo:text-align="center"/>
      <style:text-properties style:use-window-font-color="true"/>
    </style:style>
    <style:style style:name="P19" style:family="paragraph">
      <loext:graphic-properties draw:fill="solid" draw:fill-color="#666666"/>
      <style:paragraph-properties fo:text-align="center"/>
      <style:text-properties style:use-window-font-color="true"/>
    </style:style>
    <style:style style:name="P20" style:family="paragraph">
      <loext:graphic-properties draw:fill="solid" draw:fill-color="#cfe7f5"/>
      <style:paragraph-properties fo:text-align="center"/>
      <style:text-properties style:use-window-font-color="true"/>
    </style:style>
    <style:style style:name="P21" style:family="paragraph">
      <loext:graphic-properties draw:fill="solid" draw:fill-color="#cccccc"/>
      <style:paragraph-properties fo:text-align="center"/>
      <style:text-properties style:use-window-font-color="true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loext:graphic-properties draw:fill-color="#999999"/>
      <style:paragraph-properties fo:text-align="center"/>
    </style:style>
    <style:style style:name="P24" style:family="paragraph">
      <loext:graphic-properties draw:fill="solid" draw:fill-color="#b2b2b2"/>
      <style:paragraph-properties fo:text-align="center"/>
      <style:text-properties style:use-window-font-color="true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-color="#ffffff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28" style:family="paragraph">
      <loext:graphic-properties draw:fill-color="#111111"/>
      <style:paragraph-properties fo:text-align="center"/>
    </style:style>
    <style:style style:name="P29" style:family="paragraph">
      <loext:graphic-properties draw:fill-color="#cfe7f5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30" style:family="paragraph">
      <loext:graphic-properties draw:fill-color="#dc85e9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1" style:family="paragraph">
      <loext:graphic-properties draw:fill-color="#ff9900"/>
      <style:paragraph-properties fo:text-align="center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="solid" draw:fill-color="#ffffff"/>
      <style:text-properties fo:font-size="11pt" style:font-size-asian="11pt" style:font-size-complex="11pt"/>
    </style:style>
    <style:style style:name="P34" style:family="paragraph">
      <loext:graphic-properties draw:fill-color="#ffffff"/>
      <style:paragraph-properties fo:margin-left="0cm" fo:margin-right="0cm" fo:text-align="start" fo:text-indent="0cm"/>
      <style:text-properties fo:font-size="3pt" fo:font-style="italic" style:font-size-asian="3pt" style:font-style-asian="italic" style:font-size-complex="3pt" style:font-style-complex="italic"/>
    </style:style>
    <style:style style:name="P35" style:family="paragraph">
      <loext:graphic-properties draw:fill-color="#cfe7f5"/>
      <style:paragraph-properties fo:text-align="center"/>
    </style:style>
    <style:style style:name="P36" style:family="paragraph">
      <loext:graphic-properties draw:fill-color="#ffffcc"/>
      <style:paragraph-properties fo:text-align="center"/>
    </style:style>
    <style:style style:name="P37" style:family="paragraph">
      <loext:graphic-properties draw:fill-color="#ffd320"/>
      <style:paragraph-properties fo:margin-left="0cm" fo:margin-right="0cm" fo:line-height="0.4cm" fo:text-align="start" fo:text-indent="0cm"/>
      <style:text-properties fo:font-size="10pt" style:font-size-asian="10pt" style:font-size-complex="10pt"/>
    </style:style>
    <style:style style:name="P38" style:family="paragraph">
      <loext:graphic-properties draw:fill-color="#ffd320"/>
      <style:paragraph-properties fo:margin-left="0cm" fo:margin-right="0cm" fo:line-height="0.4cm" fo:text-align="start" fo:text-indent="0cm"/>
      <style:text-properties fo:font-size="10pt" fo:font-weight="bold" style:font-size-asian="10pt" style:font-size-complex="10pt"/>
    </style:style>
    <style:style style:name="P39" style:family="paragraph">
      <loext:graphic-properties draw:fill="none" draw:fill-color="#cfe7f5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solid" draw:fill-color="#dc85e9"/>
      <style:paragraph-properties fo:text-align="center"/>
    </style:style>
    <style:style style:name="P42" style:family="paragraph">
      <style:paragraph-properties fo:margin-left="0cm" fo:margin-right="0cm" fo:margin-top="0cm" fo:margin-bottom="0cm" fo:line-height="100%" fo:text-align="start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44" style:family="paragraph">
      <loext:graphic-properties draw:fill="none"/>
      <style:paragraph-properties fo:margin-left="0cm" fo:margin-right="0cm" fo:text-align="center" fo:text-indent="0cm"/>
    </style:style>
    <style:style style:name="P45" style:family="paragraph">
      <loext:graphic-properties draw:fill="solid" draw:fill-color="#ff0000"/>
      <style:paragraph-properties fo:text-align="center"/>
    </style:style>
    <style:style style:name="P46" style:family="paragraph">
      <loext:graphic-properties draw:fill="solid" draw:fill-color="#cfe7f5"/>
      <style:paragraph-properties fo:text-align="start"/>
      <style:text-properties style:use-window-font-color="true" fo:font-size="7pt" style:font-size-asian="18pt" style:font-size-complex="18pt"/>
    </style:style>
    <style:style style:name="P47" style:family="paragraph">
      <loext:graphic-properties draw:fill="solid" draw:fill-color="#b2b2b2"/>
      <style:paragraph-properties fo:text-align="center"/>
    </style:style>
    <style:style style:name="P48" style:family="paragraph">
      <style:paragraph-properties fo:text-align="center"/>
    </style:style>
    <style:style style:name="P49" style:family="paragraph">
      <style:text-properties fo:font-size="6pt"/>
    </style:style>
    <style:style style:name="P50" style:family="paragraph">
      <style:text-properties fo:font-size="5pt"/>
    </style:style>
    <style:style style:name="P51" style:family="paragraph">
      <style:text-properties fo:font-size="14pt"/>
    </style:style>
    <style:style style:name="P52" style:family="paragraph">
      <style:text-properties fo:font-size="11pt"/>
    </style:style>
    <style:style style:name="P53" style:family="paragraph">
      <style:paragraph-properties fo:margin-left="0cm" fo:margin-right="0cm" fo:text-align="start" fo:text-indent="0cm"/>
      <style:text-properties fo:font-size="10pt"/>
    </style:style>
    <style:style style:name="P54" style:family="paragraph">
      <style:paragraph-properties fo:margin-left="0cm" fo:margin-right="0cm" fo:text-align="center" fo:text-indent="0cm"/>
      <style:text-properties fo:font-size="18pt"/>
    </style:style>
    <style:style style:name="P55" style:family="paragraph">
      <style:paragraph-properties fo:margin-left="0cm" fo:margin-right="0cm" fo:text-align="start" fo:text-indent="0cm"/>
      <style:text-properties fo:font-size="3pt"/>
    </style:style>
    <style:style style:name="P56" style:family="paragraph">
      <style:paragraph-properties fo:margin-left="0cm" fo:margin-right="0cm" fo:margin-top="0cm" fo:margin-bottom="0cm" fo:line-height="100%" fo:text-align="start" fo:text-indent="0cm"/>
      <style:text-properties fo:font-size="11pt"/>
    </style:style>
    <style:style style:name="P57" style:family="paragraph">
      <style:text-properties fo:font-size="12pt"/>
    </style:style>
    <style:style style:name="P58" style:family="paragraph">
      <loext:graphic-properties draw:fill="none" draw:fill-color="#ffffff"/>
      <style:text-properties fo:font-size="12pt" style:font-size-asian="11pt" style:font-size-complex="11pt"/>
    </style:style>
    <style:style style:name="P59" style:family="paragraph">
      <loext:graphic-properties draw:fill-color="#808080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12" style:family="text">
      <style:text-properties fo:font-size="3pt" fo:font-style="italic" style:font-size-asian="3pt" style:font-style-asian="italic" style:font-size-complex="3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pt" fo:font-style="italic" fo:text-shadow="none" style:text-underline-style="none" fo:font-weight="normal" style:letter-kerning="true" style:font-name-asian="Microsoft YaHei" style:font-size-asian="3pt" style:font-style-asian="italic" style:font-weight-asian="normal" style:font-name-complex="Lucida Sans" style:font-size-complex="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fo:font-size="7pt" style:font-size-asian="18pt" style:font-size-complex="18pt"/>
    </style:style>
    <style:style style:name="T15" style:family="text">
      <style:text-properties fo:font-size="6pt" style:font-size-asian="11pt" style:font-size-complex="11pt"/>
    </style:style>
    <style:style style:name="T16" style:family="text">
      <style:text-properties style:font-size-asian="11pt" style:font-size-complex="11pt"/>
    </style:style>
    <style:style style:name="T17" style:family="text">
      <style:text-properties fo:font-size="12pt" style:font-size-asian="11pt" style:font-size-complex="11pt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088cm" svg:height="3.422cm" svg:x="1.462cm" svg:y="8.14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4.852cm" svg:height="0.16cm" svg:x="1.305cm" svg:y="18.176cm">
          <draw:text-box>
            <text:p><text:span text:style-name="T1">License : GFDL 1.2 - CC BY-SA 3.0</text:span></text:p>
          </draw:text-box>
        </draw:frame>
        <draw:frame draw:style-name="gr3" draw:text-style-name="P3" draw:layer="layout" svg:width="1.422cm" svg:height="0.2cm" svg:x="5.118cm" svg:y="18.179cm">
          <draw:text-box>
            <text:p><text:span text:style-name="T2">© PRZ 2018</text:span></text:p>
          </draw:text-box>
        </draw:frame>
        <draw:frame draw:style-name="gr4" draw:text-style-name="P4" draw:layer="layout" svg:width="5.479cm" svg:height="1.111cm" svg:x="1.356cm" svg:y="1.163cm">
          <draw:text-box>
            <text:p><text:span text:style-name="T3">Klipper</text:span><text:span text:style-name="T4"> Firmware </text:span></text:p>
            <text:p><text:span text:style-name="T4">Functional achitecture</text:span></text:p>
          </draw:text-box>
        </draw:frame>
        <draw:custom-shape draw:style-name="gr5" draw:text-style-name="P5" draw:layer="layout" svg:width="12.692cm" svg:height="3.593cm" svg:x="5.942cm" svg:y="3.55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6" draw:layer="layout" svg:width="0.69cm" svg:height="0.431cm" svg:x="12.507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3.94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5.3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689cm" svg:height="0.431cm" svg:x="16.834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8" draw:layer="layout" svg:width="6.644cm" svg:height="1.473cm" svg:x="9.715cm" svg:y="5.431cm">
          <text:p text:style-name="P7"><text:span text:style-name="T5"><text:s text:c="6"/></text:span></text:p>
          <text:p text:style-name="P7"><text:span text:style-name="T6"><text:s text:c="2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4771.828442437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10" draw:text-style-name="P9" draw:layer="layout" svg:width="0.26cm" svg:height="1.519cm" draw:transform="rotate (-0.0582939970166117) translate (15.2890534089801cm 3.91407401886122cm)" svg:viewBox="0 0 261 1520" svg:d="M43 1520c654-932-421-727 110-1520">
          <text:p/>
        </draw:path>
        <draw:custom-shape draw:style-name="gr11" draw:text-style-name="P10" draw:layer="layout" svg:width="1.048cm" svg:height="0.262cm" svg:x="15.043cm" svg:y="3.6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0" draw:layer="layout" svg:width="1.049cm" svg:height="0.262cm" svg:x="16.486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0" draw:layer="layout" svg:width="1.05cm" svg:height="0.262cm" svg:x="13.601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0" draw:layer="layout" svg:width="1.048cm" svg:height="0.262cm" svg:x="12.16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" draw:text-style-name="P9" draw:layer="layout" svg:width="1.269cm" svg:height="1.557cm" draw:transform="skewX (-0.000698131700797735) rotate (-0.0595157274930076) translate (15.4865975729526cm 3.87348043496517cm)" svg:viewBox="0 0 1270 1558" svg:d="M0 1558c1078-1770 777-557 1270-1558">
          <text:p/>
        </draw:path>
        <draw:path draw:style-name="gr10" draw:text-style-name="P9" draw:layer="layout" svg:width="2.533cm" svg:height="1.33cm" draw:transform="skewX (-0.000698131700797736) rotate (-0.0588175957922099) translate (12.636758408625cm 3.96880279453868cm)" svg:viewBox="0 0 2534 1331" svg:d="M2445 1331c714-1266-3120-286-2340-1331">
          <text:p/>
        </draw:path>
        <draw:path draw:style-name="gr10" draw:text-style-name="P9" draw:layer="layout" svg:width="1.211cm" svg:height="1.426cm" draw:transform="skewX (-0.0020943951023932) rotate (-0.0612610567450018) translate (14.0990762309012cm 3.94379096216896cm)" svg:viewBox="0 0 1212 1427" svg:d="M1105 1427c602-928-1551-633-1020-1427">
          <text:p/>
        </draw:path>
        <draw:custom-shape draw:style-name="gr14" draw:text-style-name="P10" draw:layer="layout" svg:width="0.686cm" svg:height="0.263cm" svg:x="16.424cm" svg:y="4.6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5" draw:text-style-name="P11" draw:layer="layout" svg:width="0.262cm" svg:height="0.261cm" svg:x="11.805cm" svg:y="2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1" draw:layer="layout" svg:width="0.131cm" svg:height="0.132cm" svg:x="11.871cm" svg:y="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13cm" svg:height="0.394cm" svg:x="11.871cm" svg:y="2.05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091cm" svg:height="0.525cm" svg:x="11.891cm" svg:y="2.032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11.936cm" svg:y1="2.582cm" svg:x2="11.936cm" svg:y2="2.215cm">
            <text:p/>
          </draw:line>
          <draw:custom-shape draw:style-name="gr19" draw:text-style-name="P12" draw:layer="layout" svg:width="0.13cm" svg:height="0.13cm" svg:x="11.871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6" draw:layer="layout" svg:width="0.524cm" svg:height="0.432cm" svg:x="11.588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" draw:text-style-name="P9" draw:layer="layout" svg:width="0.068cm" svg:height="0.53cm" draw:transform="skewX (0.00366519142918809) rotate (-0.0577703982410134) translate (11.878733328659cm 2.73645665724737cm)" svg:viewBox="0 0 69 531" svg:d="M4 531c-27-444 99-173 57-531">
          <text:p/>
        </draw:path>
        <draw:frame draw:style-name="gr21" draw:text-style-name="P13" draw:layer="layout" svg:width="2.042cm" svg:height="2.02cm" svg:x="9.611cm" svg:y="1.92cm">
          <draw:text-box>
            <text:p><text:span text:style-name="T7">Heater</text:span></text:p>
          </draw:text-box>
        </draw:frame>
        <draw:path draw:style-name="gr22" draw:text-style-name="P9" draw:layer="layout" svg:width="2.063cm" svg:height="0.697cm" draw:transform="skewX (-0.00122173047639604) rotate (-0.0586430628670105) translate (10.773619508074cm 3.89188604785299cm)" svg:viewBox="0 0 2064 698" svg:d="M2064 698c-928-156-2428-225-1983-698">
          <text:p/>
        </draw:path>
        <draw:custom-shape draw:style-name="gr23" draw:text-style-name="P14" draw:layer="layout" svg:width="0.525cm" svg:height="0.432cm" svg:x="10.803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4" draw:text-style-name="P9" draw:layer="layout" svg:width="0.203cm" svg:height="0.699cm" draw:transform="skewX (0.00157079632679491) rotate (-0.0567232006898169) translate (10.9010212083757cm 2.56870116538845cm)" svg:viewBox="0 0 204 700" svg:d="M204 700c-26-444-443-655-5-700">
          <text:p/>
        </draw:path>
        <draw:custom-shape draw:style-name="gr14" draw:text-style-name="P10" draw:layer="layout" svg:width="0.525cm" svg:height="0.196cm" svg:x="10.67cm" svg:y="3.7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2" draw:text-style-name="P9" draw:layer="layout" svg:width="1.514cm" svg:height="0.891cm" draw:transform="rotate (-0.0581194640914122) translate (11.6208309972186cm 3.65185374521811cm)" svg:viewBox="0 0 1515 892" svg:d="M1515 892c-926-156-1895-99-1364-892">
          <text:p/>
        </draw:path>
        <draw:custom-shape draw:style-name="gr25" draw:text-style-name="P6" draw:layer="layout" svg:width="0.393cm" svg:height="0.523cm" svg:x="16.25cm" svg:y="5.13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" draw:text-style-name="P9" draw:layer="layout" svg:width="1.374cm" svg:height="0.845cm" draw:transform="skewX (0.00261799387799148) rotate (-0.0589921287174094) translate (16.4793519621456cm 4.9785572551637cm)" svg:viewBox="0 0 1375 846" svg:d="M0 217c295-753 341 702 1375 626">
          <text:p/>
        </draw:path>
        <draw:path draw:style-name="gr26" draw:text-style-name="P9" draw:layer="layout" svg:width="0.43cm" svg:height="0.411cm" draw:transform="skewX (0.00261799387799149) rotate (-0.0548033385126223) translate (15.966668466697cm 5.08626368710495cm)" svg:viewBox="0 0 431 412" svg:d="M431 79c-172-142-220-128-431 333">
          <text:p/>
        </draw:path>
        <draw:path draw:style-name="gr10" draw:text-style-name="P9" draw:layer="layout" svg:width="0.84cm" svg:height="0.819cm" draw:transform="skewX (0.0031415926535898) rotate (-0.0595157274930076) translate (15.6873563352586cm 4.67643466319816cm)" svg:viewBox="0 0 841 820" svg:d="M0 820c359-575 103-850 841-817">
          <text:p/>
        </draw:path>
        <draw:custom-shape draw:style-name="gr27" draw:text-style-name="P15" draw:layer="layout" svg:width="0.472cm" svg:height="0.63cm" svg:x="16.877cm" svg:y="4.34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8" draw:text-style-name="P9" draw:layer="layout" svg:width="0.566cm" svg:height="0.286cm" draw:transform="skewX (-0.00628318530717958) rotate (-0.0598647933434065) translate (17.2469082674111cm 4.71025985939356cm)" svg:viewBox="0 0 567 287" svg:d="M0 0c551-7 43 316 567 285">
          <text:p/>
        </draw:path>
        <draw:path draw:style-name="gr29" draw:text-style-name="P9" draw:layer="layout" svg:width="1.802cm" svg:height="0.776cm" draw:transform="skewX (0.00122173047639602) rotate (-0.0577703982410134) translate (13.083cm 4.631cm)" svg:viewBox="0 0 1803 777" svg:d="M1656 777c607-824-808-643-1656-777">
          <text:p/>
        </draw:path>
        <draw:path draw:style-name="gr30" draw:text-style-name="P9" draw:layer="layout" svg:width="1.791cm" svg:height="0.689cm" draw:transform="skewX (-0.00122173047639602) rotate (-0.0584685299418111) translate (12.794cm 4.709cm)" svg:viewBox="0 0 1792 690" svg:d="M1661 690c566-664-840-581-1661-690">
          <text:p/>
        </draw:path>
        <draw:custom-shape draw:style-name="gr31" draw:text-style-name="P16" draw:layer="layout" svg:width="2.635cm" svg:height="0.918cm" svg:x="17.257cm" svg:y="4.67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88.59857482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13" draw:layer="layout" svg:width="2.043cm" svg:height="2.018cm" svg:x="17.74cm" svg:y="4.788cm">
          <draw:text-box>
            <text:p><text:span text:style-name="T7">Heater</text:span></text:p>
          </draw:text-box>
        </draw:frame>
        <draw:g>
          <draw:custom-shape draw:style-name="gr15" draw:text-style-name="P11" draw:layer="layout" svg:width="0.262cm" svg:height="0.263cm" svg:x="17.857cm" svg:y="5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1" draw:layer="layout" svg:width="0.134cm" svg:height="0.131cm" svg:x="17.922cm" svg:y="5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1" draw:layer="layout" svg:width="0.133cm" svg:height="0.393cm" svg:x="17.922cm" svg:y="5.42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093cm" svg:height="0.525cm" svg:x="17.941cm" svg:y="5.395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17.988cm" svg:y1="5.947cm" svg:x2="17.988cm" svg:y2="5.58cm">
            <text:p/>
          </draw:line>
          <draw:custom-shape draw:style-name="gr19" draw:text-style-name="P12" draw:layer="layout" svg:width="0.133cm" svg:height="0.131cm" svg:x="17.922cm" svg:y="5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1" draw:layer="layout" svg:width="0.486cm" svg:height="0.21cm" svg:x="14.661cm" svg:y="5.484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1" draw:layer="layout" svg:width="0.387cm" svg:height="0.184cm" svg:x="14.622cm" svg:y="5.694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11" draw:layer="layout" svg:width="0.269cm" svg:height="0.131cm" svg:x="14.774cm" svg:y="5.629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35" draw:text-style-name="P17" draw:layer="layout" svg:width="0.414cm" svg:height="0.889cm" svg:x="14.333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6" draw:text-style-name="P12" draw:layer="layout" svg:width="0.832cm" svg:height="0.889cm" svg:x="14.536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7" draw:text-style-name="P17" draw:layer="layout" svg:width="0.415cm" svg:height="0.889cm" svg:x="15.025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8" draw:text-style-name="P17" draw:layer="layout" svg:width="0.12cm" svg:height="0.444cm" draw:transform="rotate (-1.5707963267949) translate (15.767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47cm" svg:height="0.298cm" svg:x="14.331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5" draw:text-style-name="P17" draw:layer="layout" svg:width="0.414cm" svg:height="0.889cm" svg:x="16.148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0" draw:text-style-name="P12" draw:layer="layout" svg:width="0.831cm" svg:height="0.889cm" svg:x="16.35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7" draw:text-style-name="P17" draw:layer="layout" svg:width="0.416cm" svg:height="0.889cm" svg:x="16.839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1" draw:text-style-name="P17" draw:layer="layout" svg:width="0.12cm" svg:height="0.446cm" draw:transform="rotate (-1.5707963267949) translate (17.582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47cm" svg:height="0.298cm" svg:x="16.144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5" draw:text-style-name="P17" draw:layer="layout" svg:width="0.414cm" svg:height="0.889cm" svg:x="17.827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2" draw:text-style-name="P12" draw:layer="layout" svg:width="0.829cm" svg:height="0.889cm" svg:x="18.029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5" draw:text-style-name="P17" draw:layer="layout" svg:width="0.414cm" svg:height="0.889cm" svg:x="18.52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1" draw:text-style-name="P17" draw:layer="layout" svg:width="0.12cm" svg:height="0.446cm" draw:transform="rotate (-1.5707963267949) translate (19.26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48cm" svg:height="0.298cm" svg:x="17.825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7" draw:text-style-name="P17" draw:layer="layout" svg:width="0.415cm" svg:height="0.89cm" svg:x="12.64cm" svg:y="1.3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3" draw:text-style-name="P12" draw:layer="layout" svg:width="0.83cm" svg:height="0.89cm" svg:x="12.841cm" svg:y="1.3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7" draw:text-style-name="P17" draw:layer="layout" svg:width="0.415cm" svg:height="0.889cm" svg:x="13.331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8" draw:text-style-name="P17" draw:layer="layout" svg:width="0.12cm" svg:height="0.444cm" draw:transform="rotate (-1.5707963267949) translate (14.071cm 1.726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52cm" svg:height="0.298cm" svg:x="12.633cm" svg:y="1.75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path draw:style-name="gr24" draw:text-style-name="P9" draw:layer="layout" svg:width="0.251cm" svg:height="1.372cm" draw:transform="skewX (0.000698131700797727) rotate (-0.0577703982410134) translate (14.1488667292492cm 1.88547576952717cm)" svg:viewBox="0 0 252 1373" svg:d="M222 1373c-29-918-503-580 30-1373">
            <text:p/>
          </draw:path>
          <draw:path draw:style-name="gr24" draw:text-style-name="P9" draw:layer="layout" svg:width="0.416cm" svg:height="1.393cm" draw:transform="skewX (0.00366519142918809) rotate (-0.05550147021342) translate (15.7836455883407cm 1.87686796106456cm)" svg:viewBox="0 0 417 1394" svg:d="M31 1394c-30-918-144-603 386-1394">
            <text:p/>
          </draw:path>
          <draw:path draw:style-name="gr24" draw:text-style-name="P9" draw:layer="layout" svg:width="0.648cm" svg:height="1.405cm" draw:transform="skewX (0.00436332312998582) rotate (-0.0537561409614258) translate (17.2516725692262cm 1.86511480992508cm)" svg:viewBox="0 0 649 1406" svg:d="M3 1406c-26-917 114-616 646-1406">
            <text:p/>
          </draw:path>
          <draw:path draw:style-name="gr24" draw:text-style-name="P9" draw:layer="layout" svg:width="0.416cm" svg:height="1.355cm" draw:transform="skewX (0.00139626340159546) rotate (-0.0567232006898169) translate (12.5092271601268cm 1.88916713309742cm)" svg:viewBox="0 0 417 1356" svg:d="M417 1356c-26-918-753-425-226-1356">
            <text:p/>
          </draw:path>
        </draw:g>
        <draw:path draw:style-name="gr44" draw:text-style-name="P9" draw:layer="layout" svg:width="2.108cm" svg:height="4.106cm" draw:transform="rotate (-0.107337748997652) translate (11.3729028399302cm 11.744520545264cm)" svg:viewBox="0 0 2109 4107" svg:d="M2109 4107c-3835-3036-1083-2795-1983-4107">
          <text:p/>
        </draw:path>
        <draw:g>
          <draw:custom-shape draw:style-name="gr45" draw:text-style-name="P6" draw:layer="layout" svg:width="0.6cm" svg:height="0.25cm" svg:x="14.325cm" svg:y="16.81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46" draw:text-style-name="P18" draw:layer="layout" svg:width="4.29cm" svg:height="1.3cm" svg:x="14.845cm" svg:y="16.04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7" draw:text-style-name="P19" draw:layer="layout" svg:width="4.8cm" svg:height="3.66cm" svg:x="14.5cm" svg:y="12.48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48" draw:text-style-name="P20" draw:layer="layout" svg:width="4.471cm" svg:height="3.358cm" svg:x="14.645cm" svg:y="12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20" draw:layer="layout" svg:width="4.471cm" svg:height="3.358cm" svg:x="14.645cm" svg:y="12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20" draw:layer="layout" svg:width="4.471cm" svg:height="3.358cm" svg:x="14.645cm" svg:y="12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0" draw:text-style-name="P18" draw:layer="layout" svg:width="5cm" svg:height="0.81cm" svg:x="14.025cm" svg:y="17.506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51" draw:text-style-name="P21" draw:layer="layout" svg:width="0.253cm" svg:height="0.137cm" svg:x="14.2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3cm" svg:height="0.137cm" svg:x="14.2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3cm" svg:height="0.137cm" svg:x="14.2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9cm" svg:height="0.137cm" svg:x="17.205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36cm" svg:height="0.137cm" svg:x="16.797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7cm" svg:x="16.372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9cm" svg:height="0.137cm" svg:x="15.94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6cm" svg:height="0.137cm" svg:x="15.121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8cm" svg:height="0.137cm" svg:x="15.544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2cm" svg:height="0.137cm" svg:x="14.70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57cm" svg:height="0.137cm" svg:x="17.727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3cm" svg:height="0.137cm" svg:x="18.14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1cm" svg:height="0.135cm" svg:x="14.4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4.4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4.4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6cm" svg:height="0.135cm" svg:x="17.385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6.977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9cm" svg:height="0.135cm" svg:x="16.55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8cm" svg:height="0.135cm" svg:x="16.151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5.312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5.72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4.891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4cm" svg:height="0.139cm" svg:x="14.65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4.65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4.65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7cm" svg:height="0.139cm" svg:x="17.555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1cm" svg:height="0.139cm" svg:x="17.14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9cm" svg:x="16.722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1cm" svg:height="0.139cm" svg:x="16.31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5.49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9cm" svg:x="15.891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38cm" svg:height="0.139cm" svg:x="15.07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53cm" svg:height="0.135cm" svg:x="17.871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8.2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9cm" svg:height="0.139cm" svg:x="18.123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9cm" svg:x="18.539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52" draw:text-style-name="P11" draw:layer="layout" svg:width="3.4cm" svg:height="2.699cm" svg:x="14.944cm" svg:y="12.983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53" draw:text-style-name="P9" draw:layer="layout" svg:x1="16.354cm" svg:y1="13.933cm" svg:x2="17.515cm" svg:y2="13.933cm">
                  <text:p/>
                </draw:line>
                <draw:custom-shape draw:style-name="gr54" draw:text-style-name="P6" draw:layer="layout" svg:width="1.351cm" svg:height="0.324cm" svg:x="16.388cm" svg:y="14.258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5" draw:text-style-name="P22" draw:layer="layout" svg:width="0.265cm" svg:height="0.265cm" svg:x="16.916cm" svg:y="14.111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56" draw:text-style-name="P23" draw:layer="layout" svg:width="0.076cm" svg:height="0.179cm" svg:x="16.878cm" svg:y="13.961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57" draw:text-style-name="P24" draw:layer="layout" svg:width="0.372cm" svg:height="0.206cm" svg:x="16.731cm" svg:y="13.816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53" draw:text-style-name="P9" draw:layer="layout" svg:x1="17.065cm" svg:y1="13.933cm" svg:x2="17.589cm" svg:y2="13.933cm">
                  <text:p/>
                </draw:line>
                <draw:custom-shape draw:style-name="gr58" draw:text-style-name="P25" draw:layer="layout" svg:width="1.549cm" svg:height="1.134cm" svg:x="16.227cm" svg:y="13.669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59" draw:text-style-name="P9" draw:layer="layout" svg:width="1.112cm" svg:height="0.751cm" svg:x="16.437cm" svg:y="13.8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60" draw:text-style-name="P11" draw:layer="layout" svg:width="3.161cm" svg:height="0.149cm" svg:x="15.061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11" draw:layer="layout" svg:width="0.598cm" svg:height="1.849cm" svg:x="15.061cm" svg:y="13.833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11" draw:layer="layout" svg:width="1.117cm" svg:height="0.448cm" svg:x="16.449cm" svg:y="14.729cm">
              <text:p/>
              <draw:enhanced-geometry svg:viewBox="0 0 21600 21600" draw:type="rectangle" draw:enhanced-path="M 0 0 L 21600 0 21600 21600 0 21600 0 0 Z N"/>
            </draw:custom-shape>
            <draw:polyline draw:style-name="gr63" draw:text-style-name="P9" draw:layer="layout" svg:width="0.905cm" svg:height="0.447cm" draw:transform="skewX (-0.00453785605518525) rotate (0.540528469342644) translate (16.424130394383cm 14.9909653717749cm)" svg:viewBox="0 0 906 448" draw:points="0,77 307,0 357,205 524,217 676,396 906,448">
              <text:p/>
            </draw:polyline>
            <draw:custom-shape draw:style-name="gr64" draw:text-style-name="P11" draw:layer="layout" svg:width="0.955cm" svg:height="0.372cm" svg:x="15.061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11" draw:layer="layout" svg:width="0.713cm" svg:height="0.372cm" svg:x="17.509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11" draw:layer="layout" svg:width="1.268cm" svg:height="0.372cm" svg:x="16.136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11" draw:layer="layout" svg:width="0.536cm" svg:height="0.372cm" svg:x="15.779cm" svg:y="13.833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11" draw:layer="layout" svg:width="0.536cm" svg:height="0.448cm" svg:x="15.779cm" svg:y="14.31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11" draw:layer="layout" svg:width="0.507cm" svg:height="0.223cm" svg:x="17.715cm" svg:y="13.8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11" draw:layer="layout" svg:width="0.507cm" svg:height="0.298cm" svg:x="17.715cm" svg:y="14.193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11" draw:layer="layout" svg:width="1.117cm" svg:height="0.373cm" svg:x="16.449cm" svg:y="15.30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2" draw:text-style-name="P11" draw:layer="layout" svg:width="0.8cm" svg:height="0.8cm" svg:x="16.316cm" svg:y="15.68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3" draw:text-style-name="P27" draw:layer="layout" svg:width="3.536cm" svg:height="0.855cm" svg:x="15.017cm" svg:y="16.449cm">
            <text:p text:style-name="P26"><text:span text:style-name="T8">Browser</text:span><text:span text:style-name="T9"> execute</text:span></text:p>
            <text:p text:style-name="P26"><text:span text:style-name="T9">html and Javascript</text:span></text:p>
            <draw:enhanced-geometry svg:viewBox="0 0 21600 21600" draw:type="rectangle" draw:enhanced-path="M 0 0 L 21600 0 21600 21600 0 21600 0 0 Z N"/>
          </draw:custom-shape>
          <draw:g>
            <draw:custom-shape draw:style-name="gr74" draw:text-style-name="P10" draw:layer="layout" svg:width="0.795cm" svg:height="0.658cm" draw:transform="skewX (0.00296705972839033) rotate (1.13516214549711) translate (13.568cm 16.919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5" draw:text-style-name="P10" draw:layer="layout" svg:width="1.165cm" svg:height="0.975cm" draw:transform="skewX (0.00209439510239328) rotate (1.13516214549711) translate (13.266cm 16.972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6" draw:text-style-name="P10" draw:layer="layout" svg:width="1.607cm" svg:height="1.433cm" draw:transform="skewX (0.00139626340159554) rotate (1.13516214549711) translate (12.938cm 17.054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7" draw:text-style-name="P28" draw:layer="layout" svg:width="0.23cm" svg:height="0.209cm" draw:transform="skewX (0.00959931088596889) rotate (1.13516214549711) translate (13.876cm 16.7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78" draw:text-style-name="P13" draw:layer="layout" svg:width="2.641cm" svg:height="1.115cm" svg:x="11.773cm" svg:y="9.927cm">
          <draw:text-box>
            <text:p><text:span text:style-name="T7">WiFi OR Ethernet</text:span></text:p>
          </draw:text-box>
        </draw:frame>
        <draw:custom-shape draw:style-name="gr79" draw:text-style-name="P29" draw:layer="layout" svg:width="5.563cm" svg:height="1.218cm" svg:x="3.424cm" svg:y="10.142cm">
          <text:p text:style-name="P7"><text:span text:style-name="T10"><text:s text:c="8"/></text:span></text:p>
          <text:p text:style-name="P7"><text:span text:style-name="T10"/></text:p>
          <draw:enhanced-geometry svg:viewBox="0 0 21600 21600" draw:glue-points="?f6 0 10800 ?f8 ?f11 10800 ?f9 21600 10800 ?f10 ?f5 10800" draw:text-areas="?f3 ?f3 ?f4 ?f4" draw:type="parallelogram" draw:modifiers="4251.276359600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0" draw:layer="layout" svg:width="5.493cm" svg:height="0.924cm" svg:x="5.463cm" svg:y="8.249cm">
          <text:p text:style-name="P26"><text:span text:style-name="T11"><text:s text:c="7"/></text:span></text:p>
          <draw:enhanced-geometry svg:viewBox="0 0 21600 21600" draw:glue-points="?f6 0 10800 ?f8 ?f11 10800 ?f9 21600 10800 ?f10 ?f5 10800" draw:text-areas="?f3 ?f3 ?f4 ?f4" draw:type="parallelogram" draw:modifiers="3192.4281033855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1" draw:text-style-name="P13" draw:layer="layout" svg:width="4.396cm" svg:height="0.694cm" svg:x="3.425cm" svg:y="4.673cm">
          <draw:text-box>
            <text:p><text:span text:style-name="T7">SD card is not used</text:span></text:p>
          </draw:text-box>
        </draw:frame>
        <draw:g>
          <draw:custom-shape draw:style-name="gr82" draw:text-style-name="P17" draw:layer="layout" svg:width="0.097cm" svg:height="0.096cm" svg:x="11.374cm" svg:y="2.7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3" draw:text-style-name="P31" draw:layer="layout" svg:width="0.159cm" svg:height="0.474cm" draw:transform="rotate (-1.5707963267949) translate (11.56cm 2.497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4" draw:text-style-name="P32" draw:layer="layout" svg:width="0.554cm" svg:height="0.395cm" svg:x="11.15cm" svg:y="2.35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5" draw:text-style-name="P31" draw:layer="layout" svg:width="0.16cm" svg:height="0.11cm" draw:transform="rotate (-1.5707963267949) translate (11.749cm 2.48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6" draw:text-style-name="P17" draw:layer="layout" svg:width="0.651cm" svg:height="0.387cm" svg:x="11.108cm" svg:y="2.03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7cm" svg:x="11.109cm" svg:y="1.911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7cm" svg:x="11.11cm" svg:y="1.79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5cm" svg:x="11.111cm" svg:y="1.67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5cm" svg:x="11.112cm" svg:y="1.55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8" draw:text-style-name="P17" draw:layer="layout" svg:width="0.284cm" svg:height="0.321cm" svg:x="11.294cm" svg:y="1.34cm">
            <text:p/>
            <draw:enhanced-geometry svg:viewBox="0 0 88 21600" draw:glue-points="44 ?f6 44 0 0 10800 44 21600 88 10800" draw:text-areas="0 ?f6 88 ?f3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89" draw:text-style-name="P33" draw:layer="layout" svg:width="2.712cm" svg:height="1.135cm" svg:x="7.855cm" svg:y="2.607cm">
          <draw:text-box>
            <text:p><text:span text:style-name="T7">Printer board</text:span></text:p>
            <text:p><text:span text:style-name="T7">‹</text:span><text:span text:style-name="T7">MCU›</text:span></text:p>
          </draw:text-box>
        </draw:frame>
        <draw:frame draw:style-name="gr90" draw:text-style-name="P13" draw:layer="layout" svg:width="1.606cm" svg:height="0.683cm" svg:x="11.693cm" svg:y="11.551cm">
          <draw:text-box>
            <text:p><text:span text:style-name="T7">http://</text:span></text:p>
          </draw:text-box>
        </draw:frame>
        <draw:g>
          <draw:custom-shape draw:style-name="gr91" draw:text-style-name="P10" draw:layer="layout" svg:width="0.8cm" svg:height="0.591cm" svg:x="7.009cm" svg:y="4.94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2" draw:text-style-name="P24" draw:layer="layout" svg:width="1.833cm" svg:height="0.786cm" svg:x="7.247cm" svg:y="4.90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3" draw:text-style-name="P34" draw:layer="layout" svg:width="0.938cm" svg:height="0.428cm" svg:x="7.458cm" svg:y="4.94cm">
            <text:p text:style-name="P7"><text:span text:style-name="T12"><text:s text:c="8"/></text:span><text:span text:style-name="T12">Gxx yyy</text:span></text:p>
            <text:p text:style-name="P7"><text:span text:style-name="T12"><text:s text:c="4"/></text:span><text:span text:style-name="T12">Mxxx <text:s/>zz</text:span></text:p>
            <text:p text:style-name="P7"><text:span text:style-name="T12">Gtt uu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34" draw:layer="layout" svg:width="0.8cm" svg:height="0.3cm" svg:x="7.975cm" svg:y="5.153cm">
            <text:p text:style-name="P7"><text:span text:style-name="T12"><text:s text:c="5"/></text:span><text:span text:style-name="T12">&lt;xx yy&gt;</text:span></text:p>
            <text:p text:style-name="P7"><text:span text:style-name="T12"><text:s/></text:span><text:span text:style-name="T12">Xxx <text:s/>zz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93" draw:text-style-name="P34" draw:layer="layout" svg:width="0.8cm" svg:height="0.3cm" svg:x="7.528cm" svg:y="10.398cm">
          <text:p text:style-name="P7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8cm" svg:height="0.3cm" svg:x="7.421cm" svg:y="10.355cm">
          <text:p text:style-name="P7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902cm" svg:height="0.399cm" svg:x="6.696cm" svg:y="10.313cm">
          <text:p text:style-name="P7"><text:span text:style-name="T12"><text:s text:c="4"/></text:span></text:p>
          <draw:enhanced-geometry svg:viewBox="0 0 21600 21600" draw:glue-points="?f6 0 10800 ?f8 ?f11 10800 ?f9 21600 10800 ?f10 ?f5 10800" draw:text-areas="?f3 ?f3 ?f4 ?f4" draw:type="parallelogram" draw:modifiers="9472.42524916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8" draw:text-style-name="P13" draw:layer="layout" svg:width="4.053cm" svg:height="1.115cm" svg:x="16.039cm" svg:y="9.094cm">
          <draw:text-box>
            <text:p><text:span text:style-name="T7">G-code interpreter</text:span></text:p>
            <text:p><text:span text:style-name="T7">(Python program) </text:span></text:p>
          </draw:text-box>
        </draw:frame>
        <draw:custom-shape draw:style-name="gr94" draw:text-style-name="P35" draw:layer="layout" svg:width="0.546cm" svg:height="0.546cm" svg:x="15.367cm" svg:y="7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546cm" svg:height="0.546cm" svg:x="15.367cm" svg:y="10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13" draw:layer="layout" svg:width="4.071cm" svg:height="1.547cm" svg:x="16.056cm" svg:y="7.558cm">
          <draw:text-box>
            <text:p><text:span text:style-name="T7">Printer host Interface (Octoprint, Repetier, etc.)</text:span></text:p>
          </draw:text-box>
        </draw:frame>
        <draw:frame draw:style-name="gr97" draw:text-style-name="P13" draw:layer="layout" svg:width="4.073cm" svg:height="1.547cm" svg:x="16.019cm" svg:y="10.421cm">
          <draw:text-box>
            <text:p><text:span text:style-name="T7">MCU printer board</text:span></text:p>
            <text:p><text:span text:style-name="T7">Firmware (shall be flashed on board)</text:span></text:p>
          </draw:text-box>
        </draw:frame>
        <draw:frame draw:style-name="gr97" draw:text-style-name="P13" draw:layer="layout" svg:width="7.402cm" svg:height="1.547cm" svg:x="7.161cm" svg:y="16.93cm">
          <draw:text-box>
            <text:p><text:span text:style-name="T7">Web interface files are sent by the host software to your computer/mobile and</text:span></text:p>
            <text:p><text:span text:style-name="T7">executed by your browser. </text:span></text:p>
          </draw:text-box>
        </draw:frame>
        <draw:path draw:style-name="gr98" draw:text-style-name="P9" draw:layer="layout" svg:width="3.401cm" svg:height="0.904cm" draw:transform="skewX (-0.00122173047639603) rotate (-0.0586430628670105) translate (5.30519036186691cm 6.49106595455641cm)" svg:viewBox="0 0 3402 905" svg:d="M3402 853c-4153 264-3908-552-2396-853">
          <text:p/>
        </draw:path>
        <draw:custom-shape draw:style-name="gr99" draw:text-style-name="P24" draw:layer="layout" svg:width="1.423cm" svg:height="0.891cm" svg:x="10.593cm" svg:y="9.05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04.255319148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0" draw:text-style-name="P9" draw:layer="layout" svg:width="3.747cm" svg:height="6.78cm" draw:transform="rotate (-0.107337748997652) translate (11.8576785749234cm 9.45986069058202cm)" svg:viewBox="0 0 3748 6781" svg:d="M3748 6781c-4875-2654 1604-7222-3748-6747">
          <text:p/>
        </draw:path>
        <draw:g>
          <draw:custom-shape draw:style-name="gr101" draw:text-style-name="P19" draw:layer="layout" svg:width="2.685cm" svg:height="1.371cm" svg:x="8.907cm" svg:y="10.01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030.042398546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02" draw:text-style-name="P37" draw:layer="layout" svg:width="1.298cm" svg:height="0.102cm" svg:x="9.097cm" svg:y="11.079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49cm" svg:height="0.286cm" svg:x="9.757cm" svg:y="10.6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68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7cm" svg:height="0.1cm" svg:x="9.82cm" svg:y="10.88cm">
            <text:p/>
            <draw:enhanced-geometry svg:viewBox="0 0 21600 21600" draw:glue-points="?f6 0 10800 ?f8 ?f11 10800 ?f9 21600 10800 ?f10 ?f5 10800" draw:text-areas="?f3 ?f3 ?f4 ?f4" draw:type="parallelogram" draw:modifiers="3204.5649072753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cm" svg:x="10.92cm" svg:y="10.0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8" draw:layer="layout" svg:width="0.459cm" svg:height="0.3cm" svg:x="10.498cm" svg:y="10.4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993.043478260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4" draw:text-style-name="P37" draw:layer="layout" svg:width="1.236cm" svg:height="0.102cm" svg:x="10.074cm" svg:y="10.08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59cm" svg:height="0.3cm" svg:x="10.152cm" svg:y="10.28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06cm" svg:x="10.119cm" svg:y="10.8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7cm" svg:height="0.1cm" svg:x="10.002cm" svg:y="10.694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5" draw:text-style-name="P37" draw:layer="layout" svg:width="0.7cm" svg:height="0.1cm" svg:x="10.2cm" svg:y="10.495cm">
            <text:p/>
            <draw:enhanced-geometry svg:viewBox="0 0 21600 21600" draw:glue-points="?f6 0 10800 ?f8 ?f11 10800 ?f9 21600 10800 ?f10 ?f5 10800" draw:text-areas="?f3 ?f3 ?f4 ?f4" draw:type="parallelogram" draw:modifiers="3112.1255349500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7cm" svg:height="0.1cm" svg:x="10.422cm" svg:y="10.28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6" draw:text-style-name="P10" draw:layer="layout" svg:width="0.841cm" svg:height="0.722cm" draw:transform="skewX (-0.00558505360638186) rotate (-2.45375839537883) translate (11.39cm 10.902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7" draw:text-style-name="P10" draw:layer="layout" svg:width="1.235cm" svg:height="1.074cm" draw:transform="skewX (-0.00558505360638188) rotate (-2.45375839537883) translate (11.71cm 10.996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8" draw:text-style-name="P10" draw:layer="layout" svg:width="1.701cm" svg:height="1.578cm" draw:transform="skewX (-0.00628318530717956) rotate (-2.45375839537883) translate (12.069cm 11.079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7" draw:text-style-name="P28" draw:layer="layout" svg:width="0.243cm" svg:height="0.23cm" draw:transform="rotate (-2.45375839537883) translate (11.011cm 10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9" draw:text-style-name="P39" draw:layer="layout" svg:width="1.4cm" svg:height="2.52cm" svg:x="9.203cm" svg:y="13.9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0" draw:text-style-name="P9" draw:layer="layout" svg:x1="9.188cm" svg:y1="16.341cm" svg:x2="10.49cm" svg:y2="16.341cm">
            <text:p/>
          </draw:line>
          <draw:g>
            <draw:line draw:style-name="gr53" draw:text-style-name="P9" draw:layer="layout" svg:x1="9.582cm" svg:y1="14.782cm" svg:x2="10.341cm" svg:y2="14.782cm">
              <text:p/>
            </draw:line>
            <draw:custom-shape draw:style-name="gr111" draw:text-style-name="P6" draw:layer="layout" svg:width="0.879cm" svg:height="0.202cm" svg:x="9.607cm" svg:y="14.98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5" draw:text-style-name="P22" draw:layer="layout" svg:width="0.173cm" svg:height="0.171cm" svg:x="9.948cm" svg:y="14.8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6" draw:text-style-name="P23" draw:layer="layout" svg:width="0.046cm" svg:height="0.111cm" svg:x="9.927cm" svg:y="14.802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57" draw:text-style-name="P24" draw:layer="layout" svg:width="0.242cm" svg:height="0.135cm" svg:x="9.83cm" svg:y="14.70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53" draw:text-style-name="P9" draw:layer="layout" svg:x1="10.047cm" svg:y1="14.782cm" svg:x2="10.39cm" svg:y2="14.782cm">
              <text:p/>
            </draw:line>
            <draw:custom-shape draw:style-name="gr112" draw:text-style-name="P25" draw:layer="layout" svg:width="1.012cm" svg:height="0.717cm" svg:x="9.498cm" svg:y="14.615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13" draw:text-style-name="P9" draw:layer="layout" svg:width="0.738cm" svg:height="0.475cm" svg:x="9.631cm" svg:y="14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14" draw:text-style-name="P40" draw:layer="layout" svg:width="1.36cm" svg:height="2.44cm" svg:x="9.148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5" draw:text-style-name="P11" draw:layer="layout" svg:width="1.134cm" svg:height="0.109cm" svg:x="9.258cm" svg:y="14.326cm">
              <text:p/>
              <draw:enhanced-geometry svg:viewBox="0 0 21600 21600" draw:type="rectangle" draw:enhanced-path="M 0 0 L 21600 0 21600 21600 0 21600 0 0 Z N"/>
            </draw:custom-shape>
            <draw:custom-shape draw:style-name="gr116" draw:text-style-name="P11" draw:layer="layout" svg:width="0.774cm" svg:height="0.419cm" svg:x="9.618cm" svg:y="15.748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53" draw:text-style-name="P9" draw:layer="layout" svg:x1="9.576cm" svg:y1="14.905cm" svg:x2="10.339cm" svg:y2="14.905cm">
                  <text:p/>
                </draw:line>
                <draw:custom-shape draw:style-name="gr117" draw:text-style-name="P6" draw:layer="layout" svg:width="0.889cm" svg:height="0.19cm" svg:x="9.598cm" svg:y="15.095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5" draw:text-style-name="P22" draw:layer="layout" svg:width="0.174cm" svg:height="0.155cm" svg:x="9.945cm" svg:y="15.009cm">
                  <text:p/>
  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56" draw:text-style-name="P23" draw:layer="layout" svg:width="0.048cm" svg:height="0.101cm" svg:x="9.922cm" svg:y="14.924cm">
                  <text:p/>
  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57" draw:text-style-name="P24" draw:layer="layout" svg:width="0.244cm" svg:height="0.114cm" svg:x="9.823cm" svg:y="14.839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53" draw:text-style-name="P9" draw:layer="layout" svg:x1="10.044cm" svg:y1="14.905cm" svg:x2="10.388cm" svg:y2="14.905cm">
                  <text:p/>
                </draw:line>
                <draw:custom-shape draw:style-name="gr118" draw:text-style-name="P25" draw:layer="layout" svg:width="0.97cm" svg:height="0.663cm" svg:x="9.522cm" svg:y="14.751cm">
                  <text:p/>
  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119" draw:text-style-name="P9" draw:layer="layout" svg:width="0.775cm" svg:height="0.436cm" svg:x="9.62cm" svg:y="14.8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0" draw:text-style-name="P11" draw:layer="layout" svg:width="0.774cm" svg:height="0.299cm" svg:x="9.618cm" svg:y="14.496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11" draw:layer="layout" svg:width="0.299cm" svg:height="0.299cm" svg:x="9.258cm" svg:y="14.496cm">
              <text:p/>
              <draw:enhanced-geometry svg:viewBox="0 0 21600 21600" draw:type="rectangle" draw:enhanced-path="M 0 0 L 21600 0 21600 21600 0 21600 0 0 Z N"/>
            </draw:custom-shape>
            <draw:custom-shape draw:style-name="gr122" draw:text-style-name="P11" draw:layer="layout" svg:width="0.3cm" svg:height="1.31cm" svg:x="9.257cm" svg:y="14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11" draw:layer="layout" svg:width="0.77cm" svg:height="0.32cm" svg:x="9.618cm" svg:y="15.3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32" draw:layer="layout" svg:width="0.1cm" svg:height="0.97cm" svg:x="10.452cm" svg:y="14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5" draw:text-style-name="P10" draw:layer="layout" svg:width="0.787cm" svg:height="0.646cm" svg:x="9.442cm" svg:y="13.489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6" draw:text-style-name="P10" draw:layer="layout" svg:width="1.155cm" svg:height="0.96cm" svg:x="9.266cm" svg:y="13.242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7" draw:text-style-name="P10" draw:layer="layout" svg:width="1.583cm" svg:height="1.385cm" svg:x="9.056cm" svg:y="12.981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7" draw:text-style-name="P28" draw:layer="layout" svg:width="0.229cm" svg:height="0.207cm" svg:x="9.721cm" svg:y="13.6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8" draw:text-style-name="P32" draw:layer="layout" svg:width="1.3cm" svg:height="0.25cm" svg:x="9.183cm" svg:y="16.241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32" draw:layer="layout" svg:width="1.3cm" svg:height="0.15cm" svg:x="9.183cm" svg:y="14.121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41" draw:layer="layout" svg:width="0.546cm" svg:height="0.546cm" svg:x="15.367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13" draw:layer="layout" svg:width="4.238cm" svg:height="0.633cm" svg:x="4.001cm" svg:y="10.739cm">
          <draw:text-box>
            <text:p><text:span text:style-name="T7">Printer host interface</text:span></text:p>
          </draw:text-box>
        </draw:frame>
        <draw:frame draw:style-name="gr78" draw:text-style-name="P13" draw:layer="layout" svg:width="4.238cm" svg:height="1.115cm" svg:x="6.575cm" svg:y="8.131cm">
          <draw:text-box>
            <text:p><text:span text:style-name="T7"><text:s text:c="15"/></text:span><text:span text:style-name="T7">Klippy :</text:span></text:p>
            <text:p><text:span text:style-name="T7">G-code interpreter</text:span></text:p>
          </draw:text-box>
        </draw:frame>
        <draw:frame draw:style-name="gr90" draw:text-style-name="P13" draw:layer="layout" svg:width="8.24cm" svg:height="0.683cm" svg:x="1.209cm" svg:y="11.596cm">
          <draw:text-box>
            <text:p><text:span text:style-name="T7">SD card contains system and all files</text:span></text:p>
          </draw:text-box>
        </draw:frame>
        <draw:frame draw:style-name="gr78" draw:text-style-name="P13" draw:layer="layout" svg:width="4.238cm" svg:height="1.115cm" svg:x="10.001cm" svg:y="5.756cm">
          <draw:text-box>
            <text:p><text:span text:style-name="T7"><text:s text:c="6"/></text:span><text:span text:style-name="T7">Step scheduler</text:span></text:p>
            <text:p><text:span text:style-name="T7"><text:s text:c="3"/></text:span><text:span text:style-name="T7">Interface handler</text:span></text:p>
          </draw:text-box>
        </draw:frame>
        <draw:g>
          <draw:custom-shape draw:style-name="gr131" draw:text-style-name="P24" draw:layer="layout" svg:width="1.833cm" svg:height="0.786cm" svg:x="5.867cm" svg:y="9.21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32" draw:text-style-name="P34" draw:layer="layout" svg:width="0.938cm" svg:height="0.428cm" svg:x="6.078cm" svg:y="9.251cm">
            <text:p text:style-name="P7"><text:span text:style-name="T12"><text:s text:c="8"/>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2" draw:text-style-name="P34" draw:layer="layout" svg:width="0.8cm" svg:height="0.3cm" svg:x="6.595cm" svg:y="9.464cm">
            <text:p text:style-name="P7"><text:span text:style-name="T12"><text:s text:c="5"/>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3" draw:text-style-name="P10" draw:layer="layout" svg:width="0.8cm" svg:height="0.591cm" svg:x="7.129cm" svg:y="9.35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34" draw:text-style-name="P43" draw:layer="layout" svg:width="0.721cm" svg:height="0.477cm" svg:x="6.718cm" svg:y="9.481cm">
            <draw:text-box>
              <text:p text:style-name="P42"><text:span text:style-name="T13"><text:s text:c="6"/></text:span><text:span text:style-name="T13">&lt;xx yy&gt;</text:span></text:p>
              <text:p text:style-name="P42"><text:span text:style-name="T13"><text:s/></text:span><text:span text:style-name="T13">Xxx <text:s/>zz</text:span></text:p>
            </draw:text-box>
          </draw:frame>
          <draw:frame draw:style-name="gr135" draw:text-style-name="P43" draw:layer="layout" svg:width="0.721cm" svg:height="0.477cm" svg:x="6.26cm" svg:y="9.264cm">
            <draw:text-box>
              <text:p text:style-name="P42"><text:span text:style-name="T13"><text:s text:c="8"/></text:span><text:span text:style-name="T12">Gxx yyy</text:span></text:p>
              <text:p text:style-name="P42"><text:span text:style-name="T12"><text:s text:c="4"/></text:span><text:span text:style-name="T12">Mxxx <text:s/>zz</text:span></text:p>
              <text:p text:style-name="P42"><text:span text:style-name="T12">Gtt uu</text:span></text:p>
            </draw:text-box>
          </draw:frame>
        </draw:g>
        <draw:frame draw:style-name="gr78" draw:text-style-name="P13" draw:layer="layout" svg:width="2.173cm" svg:height="1.115cm" svg:x="7.606cm" svg:y="9.06cm">
          <draw:text-box>
            <text:p><text:span text:style-name="T7"><text:s text:c="5"/></text:span><text:span text:style-name="T7">Virtual </text:span></text:p>
            <text:p><text:span text:style-name="T7">SD card</text:span></text:p>
          </draw:text-box>
        </draw:frame>
        <draw:frame draw:style-name="gr90" draw:text-style-name="P13" draw:layer="layout" svg:width="1.949cm" svg:height="0.683cm" svg:x="4.371cm" svg:y="10.051cm">
          <draw:text-box>
            <text:p><text:span text:style-name="T7"><text:s/></text:span><text:span text:style-name="T7">G-Code</text:span></text:p>
          </draw:text-box>
        </draw:frame>
        <draw:frame draw:style-name="gr136" draw:text-style-name="P13" draw:layer="layout" svg:width="4.564cm" svg:height="3.693cm" svg:x="1.395cm" svg:y="5.542cm">
          <draw:text-box>
            <text:p><text:span text:style-name="T7">Virtual SD-card emulates </text:span></text:p>
            <text:p><text:span text:style-name="T7">a printer board SD card</text:span></text:p>
            <text:p><text:span text:style-name="T7">file reader to offload</text:span></text:p>
            <text:p><text:span text:style-name="T7">the host interface</text:span></text:p>
            <text:p><text:span text:style-name="T7">software on</text:span></text:p>
            <text:p><text:span text:style-name="T7">low performance</text:span></text:p>
            <text:p><text:span text:style-name="T7">computer board.</text:span></text:p>
          </draw:text-box>
        </draw:frame>
        <draw:path draw:style-name="gr137" draw:text-style-name="P44" draw:layer="layout" svg:width="1.752cm" svg:height="0.813cm" draw:transform="skewX (0.0010471975511966) rotate (-0.0598647933434065) translate (8.83657390100671cm 9.57514567943369cm)" svg:viewBox="0 0 1753 814" svg:d="M0 814c974-25 442-717 1753-814">
          <text:p/>
        </draw:path>
        <draw:path draw:style-name="gr137" draw:text-style-name="P44" draw:layer="layout" svg:width="0.817cm" svg:height="0.179cm" draw:transform="skewX (0.00104719755119659) rotate (-0.0598647933434065) translate (8.7971504857467cm 10.390532512332cm)" svg:viewBox="0 0 818 180" svg:d="M0 2c469-31 120 244 818 163">
          <text:p/>
        </draw:path>
        <draw:path draw:style-name="gr44" draw:text-style-name="P9" draw:layer="layout" svg:width="1.091cm" svg:height="1.092cm" draw:transform="rotate (-0.107337748997652) translate (10.2000887599252cm 11.7703483787263cm)" svg:viewBox="0 0 1092 1093" svg:d="M0 1093c127-919 1376-330 1033-1093">
          <text:p/>
        </draw:path>
        <draw:path draw:style-name="gr137" draw:text-style-name="P44" draw:layer="layout" svg:width="0.242cm" svg:height="1.011cm" draw:transform="skewX (0.00104719755119659) rotate (-0.0598647933434065) translate (5.42059800435936cm 9.17098862375203cm)" svg:viewBox="0 0 243 1012" svg:d="M0 1012c702-852-403-362 201-1012">
          <text:p/>
        </draw:path>
        <draw:path draw:style-name="gr137" draw:text-style-name="P44" draw:layer="layout" svg:width="0.598cm" svg:height="0.325cm" draw:transform="skewX (0.0010471975511966) rotate (-0.0598647933434065) translate (5.52922724979841cm 9.17149947078392cm)" svg:viewBox="0 0 599 326" svg:d="M599 312c-569 46-719-16-507-312">
          <text:p/>
        </draw:path>
        <draw:custom-shape draw:style-name="gr138" draw:text-style-name="P24" draw:layer="layout" svg:width="0.79cm" svg:height="0.399cm" svg:x="6.228cm" svg:y="6.33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g>
            <draw:custom-shape draw:style-name="gr139" draw:text-style-name="P45" draw:layer="layout" svg:width="3.631cm" svg:height="2.216cm" svg:x="3.529cm" svg:y="2.41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469.9057287889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40" draw:text-style-name="P19" draw:layer="layout" svg:width="2.384cm" svg:height="1.614cm" svg:x="3.674cm" svg:y="2.72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1" draw:text-style-name="P20" draw:layer="layout" svg:width="2.222cm" svg:height="1.479cm" svg:x="3.745cm" svg:y="2.8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1" draw:text-style-name="P20" draw:layer="layout" svg:width="2.222cm" svg:height="1.479cm" svg:x="3.745cm" svg:y="2.8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2" draw:text-style-name="P20" draw:layer="layout" svg:width="2.222cm" svg:height="1.479cm" svg:x="3.745cm" svg:y="2.8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43" draw:text-style-name="P19" draw:layer="layout" svg:width="2.357cm" svg:height="1.592cm" svg:x="3.674cm" svg:y="2.80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4" draw:text-style-name="P20" draw:layer="layout" svg:width="2.197cm" svg:height="1.461cm" svg:x="3.744cm" svg:y="2.8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4" draw:text-style-name="P20" draw:layer="layout" svg:width="2.197cm" svg:height="1.461cm" svg:x="3.744cm" svg:y="2.8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5" draw:text-style-name="P46" draw:layer="layout" svg:width="2.197cm" svg:height="1.461cm" svg:x="3.744cm" svg:y="2.8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46" draw:text-style-name="P47" draw:layer="layout" svg:width="0.53cm" svg:height="0.529cm" svg:x="6.346cm" svg:y="3.6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7" draw:text-style-name="P47" draw:layer="layout" svg:width="0.53cm" svg:height="0.53cm" svg:x="6.253cm" svg:y="3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8" draw:text-style-name="P47" draw:layer="layout" svg:x1="6.714cm" svg:y1="4.224cm" svg:x2="6.821cm" svg:y2="4.117cm">
                <text:p/>
              </draw:line>
              <draw:line draw:style-name="gr148" draw:text-style-name="P47" draw:layer="layout" svg:x1="6.31cm" svg:y1="3.875cm" svg:x2="6.417cm" svg:y2="3.768cm">
                <text:p/>
              </draw:line>
              <draw:line draw:style-name="gr149" draw:text-style-name="P47" draw:layer="layout" svg:x1="6.714cm" svg:y1="3.902cm" svg:x2="6.821cm" svg:y2="3.795cm">
                <text:p/>
              </draw:line>
              <draw:line draw:style-name="gr149" draw:text-style-name="P47" draw:layer="layout" svg:x1="6.607cm" svg:y1="3.795cm" svg:x2="6.714cm" svg:y2="3.688cm">
                <text:p/>
              </draw:line>
              <draw:line draw:style-name="gr149" draw:text-style-name="P47" draw:layer="layout" svg:x1="6.783cm" svg:y1="4.01cm" svg:x2="6.89cm" svg:y2="3.903cm">
                <text:p/>
              </draw:line>
              <draw:line draw:style-name="gr149" draw:text-style-name="P47" draw:layer="layout" svg:x1="6.53cm" svg:y1="3.795cm" svg:x2="6.637cm" svg:y2="3.688cm">
                <text:p/>
              </draw:line>
              <draw:line draw:style-name="gr149" draw:text-style-name="P47" draw:layer="layout" svg:x1="6.68cm" svg:y1="3.834cm" svg:x2="6.787cm" svg:y2="3.727cm">
                <text:p/>
              </draw:line>
              <draw:line draw:style-name="gr149" draw:text-style-name="P47" draw:layer="layout" svg:x1="6.763cm" svg:y1="3.942cm" svg:x2="6.87cm" svg:y2="3.835cm">
                <text:p/>
              </draw:line>
              <draw:line draw:style-name="gr149" draw:text-style-name="P47" draw:layer="layout" svg:x1="6.475cm" svg:y1="3.795cm" svg:x2="6.582cm" svg:y2="3.688cm">
                <text:p/>
              </draw:line>
              <draw:line draw:style-name="gr149" draw:text-style-name="P47" draw:layer="layout" svg:x1="6.783cm" svg:y1="4.073cm" svg:x2="6.89cm" svg:y2="3.966cm">
                <text:p/>
              </draw:line>
            </draw:g>
          </draw:g>
          <draw:frame draw:style-name="gr150" draw:text-style-name="P43" draw:layer="layout" svg:width="2.438cm" svg:height="1.624cm" svg:x="3.755cm" svg:y="2.924cm">
            <draw:text-box>
              <text:p text:style-name="P42"><text:span text:style-name="T14">AbCq <text:s/>XYZ <text:s text:c="4"/>45 <text:s/></text:span></text:p>
              <text:p text:style-name="P42"><text:span text:style-name="T14">Yjk tt skk <text:s text:c="8"/>96 <text:s text:c="2"/>Opjlmjvnb, jjlk</text:span></text:p>
              <text:p><text:span text:style-name="T14">Lmmumm*u <text:s/>lop</text:span></text:p>
            </draw:text-box>
          </draw:frame>
        </draw:g>
        <draw:path draw:style-name="gr24" draw:text-style-name="P9" draw:layer="layout" svg:width="3.516cm" svg:height="0.606cm" draw:transform="skewX (0.00418879020478639) rotate (-0.0582939970166117) translate (6.97090814935022cm 5.91409226438828cm)" svg:viewBox="0 0 3517 607" svg:d="M0 607c2007-160 1941-560 3517-607">
          <text:p/>
        </draw:path>
        <draw:path draw:style-name="gr24" draw:text-style-name="P9" draw:layer="layout" svg:width="2.474cm" svg:height="1.952cm" draw:transform="skewX (0.00418879020478639) rotate (-0.0582939970166117) translate (7.06092920813115cm 4.55413539779696cm)" svg:viewBox="0 0 2475 1953" svg:d="M0 1953c2007-161 3631-2095 1400-1945">
          <text:p/>
        </draw:path>
        <draw:line draw:style-name="gr151" draw:text-style-name="P48" draw:layer="layout" svg:x1="7.684cm" svg:y1="7.525cm" svg:x2="8.691cm" svg:y2="7.552cm">
          <text:p/>
        </draw:line>
        <draw:line draw:style-name="gr151" draw:text-style-name="P48" draw:layer="layout" svg:x1="8.516cm" svg:y1="6.372cm" svg:x2="9.527cm" svg:y2="6.147cm">
          <text:p/>
        </draw:line>
        <draw:path draw:style-name="gr44" draw:text-style-name="P9" draw:layer="layout" svg:width="2.192cm" svg:height="1.563cm" draw:transform="rotate (-0.107337748997652) translate (3.46054855055448cm 8.69105224738591cm)" svg:viewBox="0 0 2193 1564" svg:d="M0 1564c752-1115 1027-1418 2193-1564">
          <text:p/>
        </draw:path>
        <draw:g>
          <draw:custom-shape draw:style-name="gr91" draw:text-style-name="P10" draw:layer="layout" svg:width="0.8cm" svg:height="0.591cm" svg:x="1.619cm" svg:y="10.25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2" draw:text-style-name="P24" draw:layer="layout" svg:width="1.833cm" svg:height="0.786cm" svg:x="1.857cm" svg:y="10.21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3" draw:text-style-name="P34" draw:layer="layout" svg:width="0.938cm" svg:height="0.428cm" svg:x="2.068cm" svg:y="10.25cm">
            <text:p text:style-name="P7"><text:span text:style-name="T12"><text:s text:c="8"/>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34" draw:layer="layout" svg:width="0.8cm" svg:height="0.3cm" svg:x="2.585cm" svg:y="10.463cm">
            <text:p text:style-name="P7"><text:span text:style-name="T12"><text:s text:c="5"/>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52" draw:text-style-name="P48" draw:layer="layout" svg:x1="5.541cm" svg:y1="9.902cm" svg:x2="5.397cm" svg:y2="10.135cm">
          <text:p/>
        </draw:line>
        <draw:line draw:style-name="gr152" draw:text-style-name="P48" draw:layer="layout" svg:x1="5.806cm" svg:y1="9.519cm" svg:x2="6.12cm" svg:y2="9.519cm">
          <text:p/>
        </draw:line>
        <draw:line draw:style-name="gr152" draw:text-style-name="P48" draw:layer="layout" svg:x1="3.586cm" svg:y1="9.948cm" svg:x2="3.378cm" svg:y2="10.136cm">
          <text:p/>
        </draw:line>
        <draw:frame draw:style-name="gr153" draw:text-style-name="P13" draw:layer="layout" svg:width="2.925cm" svg:height="0.974cm" svg:x="2.61cm" svg:y="9.356cm">
          <draw:text-box>
            <text:p><text:span text:style-name="T7">Configuration</text:span></text:p>
          </draw:text-box>
        </draw:frame>
        <draw:line draw:style-name="gr151" draw:text-style-name="P48" draw:layer="layout" svg:x1="8.248cm" svg:y1="6.228cm" svg:x2="8.883cm" svg:y2="5.904cm">
          <text:p/>
        </draw:line>
        <draw:path draw:style-name="gr154" draw:text-style-name="P44" draw:layer="layout" svg:width="1.387cm" svg:height="0.518cm" draw:transform="skewX (0.00104719755119659) rotate (-0.0598647933434065) translate (10.5405937045848cm 8.21496371976065cm)" svg:viewBox="0 0 1388 519" svg:d="M0 519c974-25 463-473 1388-519">
          <text:p/>
        </draw:path>
        <draw:custom-shape draw:style-name="gr155" draw:text-style-name="P24" draw:layer="layout" svg:width="1.47cm" svg:height="0.75cm" svg:x="11.78cm" svg:y="7.9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56" draw:text-style-name="P9" draw:layer="layout" svg:width="5.613cm" svg:height="0.657cm" draw:transform="skewX (-0.00122173047639604) rotate (-0.0584685299418111) translate (8.64112579305757cm 7.45455932432802cm)" svg:viewBox="0 0 5614 658" svg:d="M4420 658c3339-594-1037-792-4420-568">
          <text:p/>
        </draw:path>
        <draw:frame draw:style-name="gr157" draw:text-style-name="P33" draw:layer="layout" svg:width="3.232cm" svg:height="0.703cm" svg:x="4.56cm" svg:y="7.836cm">
          <draw:text-box>
            <text:p><text:span text:style-name="T7">Computer board</text:span></text:p>
          </draw:text-box>
        </draw:frame>
        <draw:frame draw:style-name="gr158" draw:text-style-name="P13" draw:layer="layout" svg:width="5.997cm" svg:height="4.565cm" svg:x="1.37cm" svg:y="12.408cm">
          <draw:text-box>
            <text:p><text:span text:style-name="T7">Printer firmware configuration</text:span></text:p>
            <text:p><text:span text:style-name="T7">is done by editing a file without</text:span></text:p>
            <text:p><text:span text:style-name="T7">flashing printer board.</text:span></text:p>
            <text:p><text:span text:style-name="T15"><text:s/></text:span></text:p>
            <text:p><text:span text:style-name="T7">High level G-code interpretation and thermal management is <text:s/>done in Computer board.</text:span></text:p>
            <text:p><text:span text:style-name="T15"/></text:p>
            <text:p><text:span text:style-name="T7">Printer board only execute low level step scheduling and data transfer.</text:span></text:p>
          </draw:text-box>
        </draw:frame>
        <draw:frame draw:style-name="gr159" draw:text-style-name="P13" draw:layer="layout" svg:width="5.163cm" svg:height="0.806cm" svg:x="1.361cm" svg:y="17.106cm">
          <draw:text-box>
            <text:p><text:span text:style-name="T7">MCU: Micro Controller Unit</text:span></text:p>
          </draw:text-box>
        </draw:frame>
        <draw:custom-shape draw:style-name="gr160" draw:text-style-name="P6" draw:layer="layout" svg:width="0.386cm" svg:height="0.538cm" svg:x="8.204cm" svg:y="4.2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242.3452768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4" draw:text-style-name="P9" draw:layer="layout" svg:width="1.244cm" svg:height="0.303cm" draw:transform="skewX (0.00418879020478638) rotate (-0.0582939970166117) translate (7.16741341332912cm 3.96042502785262cm)" svg:viewBox="0 0 1245 304" svg:d="M0 39c516-9 1224-177 1245 265">
          <text:p/>
        </draw:path>
        <draw:frame draw:style-name="gr161" draw:text-style-name="P33" draw:layer="layout" svg:width="2.563cm" svg:height="0.653cm" svg:x="9.054cm" svg:y="7.25cm">
          <draw:text-box>
            <text:p><text:span text:style-name="T7">USB or serial</text:span></text:p>
          </draw:text-box>
        </draw:frame>
        <draw:g>
          <draw:line draw:style-name="gr162" draw:text-style-name="P9" draw:layer="layout" svg:x1="13.53cm" svg:y1="6.234cm" svg:x2="13.902cm" svg:y2="6.234cm">
            <text:p/>
          </draw:line>
          <draw:line draw:style-name="gr162" draw:text-style-name="P9" draw:layer="layout" svg:x1="13.901cm" svg:y1="6.039cm" svg:x2="13.901cm" svg:y2="6.234cm">
            <text:p/>
          </draw:line>
          <draw:line draw:style-name="gr162" draw:text-style-name="P9" draw:layer="layout" svg:x1="13.9cm" svg:y1="6.037cm" svg:x2="14.099cm" svg:y2="6.037cm">
            <text:p/>
          </draw:line>
          <draw:line draw:style-name="gr162" draw:text-style-name="P9" draw:layer="layout" svg:x1="14.101cm" svg:y1="6.04cm" svg:x2="14.101cm" svg:y2="6.235cm">
            <text:p/>
          </draw:line>
          <draw:line draw:style-name="gr162" draw:text-style-name="P9" draw:layer="layout" svg:x1="14.301cm" svg:y1="6.041cm" svg:x2="14.301cm" svg:y2="6.236cm">
            <text:p/>
          </draw:line>
          <draw:line draw:style-name="gr162" draw:text-style-name="P9" draw:layer="layout" svg:x1="14.601cm" svg:y1="6.042cm" svg:x2="14.601cm" svg:y2="6.237cm">
            <text:p/>
          </draw:line>
          <draw:line draw:style-name="gr162" draw:text-style-name="P9" draw:layer="layout" svg:x1="14.801cm" svg:y1="6.043cm" svg:x2="14.801cm" svg:y2="6.238cm">
            <text:p/>
          </draw:line>
          <draw:line draw:style-name="gr162" draw:text-style-name="P9" draw:layer="layout" svg:x1="14.101cm" svg:y1="6.237cm" svg:x2="14.3cm" svg:y2="6.237cm">
            <text:p/>
          </draw:line>
          <draw:line draw:style-name="gr162" draw:text-style-name="P9" draw:layer="layout" svg:x1="14.602cm" svg:y1="6.237cm" svg:x2="14.801cm" svg:y2="6.237cm">
            <text:p/>
          </draw:line>
          <draw:line draw:style-name="gr162" draw:text-style-name="P9" draw:layer="layout" svg:x1="14.303cm" svg:y1="6.037cm" svg:x2="14.602cm" svg:y2="6.037cm">
            <text:p/>
          </draw:line>
          <draw:line draw:style-name="gr162" draw:text-style-name="P9" draw:layer="layout" svg:x1="15.101cm" svg:y1="6.044cm" svg:x2="15.101cm" svg:y2="6.239cm">
            <text:p/>
          </draw:line>
          <draw:line draw:style-name="gr162" draw:text-style-name="P9" draw:layer="layout" svg:x1="14.804cm" svg:y1="6.037cm" svg:x2="15.103cm" svg:y2="6.037cm">
            <text:p/>
          </draw:line>
          <draw:line draw:style-name="gr162" draw:text-style-name="P9" draw:layer="layout" svg:x1="15.105cm" svg:y1="6.234cm" svg:x2="15.477cm" svg:y2="6.234cm">
            <text:p/>
          </draw:line>
        </draw:g>
        <draw:frame draw:style-name="gr163" draw:text-style-name="P43" draw:layer="layout" svg:width="0.763cm" svg:height="0.477cm" svg:x="6.862cm" svg:y="10.323cm">
          <draw:text-box>
            <text:p text:style-name="P42"><text:span text:style-name="T12"><text:s text:c="7"/></text:span><text:span text:style-name="T12">Jscgh yy</text:span></text:p>
            <text:p text:style-name="P42"><text:span text:style-name="T12"><text:s text:c="4"/></text:span><text:span text:style-name="T12">uxxx <text:s/>zz</text:span></text:p>
            <text:p><text:span text:style-name="T12">ott u 24v</text:span></text:p>
          </draw:text-box>
        </draw:frame>
        <draw:frame draw:style-name="gr164" draw:text-style-name="P43" draw:layer="layout" svg:width="0.627cm" svg:height="0.285cm" svg:x="7.561cm" svg:y="10.381cm">
          <draw:text-box>
            <text:p text:style-name="P42"><text:span text:style-name="T13"><text:s text:c="6"/></text:span><text:span text:style-name="T12">axx y12</text:span></text:p>
            <text:p text:style-name="P42"><text:span text:style-name="T12"><text:s/></text:span><text:span text:style-name="T12">cx15 zz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12.088cm" svg:height="3.422cm" svg:x="1.462cm" svg:y="8.14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4.852cm" svg:height="0.16cm" svg:x="1.505cm" svg:y="17.976cm">
          <draw:text-box>
            <text:p><text:span text:style-name="T1">License : GFDL 1.2 - CC BY-SA 3.0</text:span></text:p>
          </draw:text-box>
        </draw:frame>
        <draw:frame draw:style-name="gr3" draw:text-style-name="P3" draw:layer="layout" svg:width="1.422cm" svg:height="0.2cm" svg:x="5.318cm" svg:y="17.979cm">
          <draw:text-box>
            <text:p><text:span text:style-name="T2">© PRZ 2018</text:span></text:p>
          </draw:text-box>
        </draw:frame>
        <draw:frame draw:style-name="gr4" draw:text-style-name="P4" draw:layer="layout" svg:width="5.479cm" svg:height="1.111cm" svg:x="1.356cm" svg:y="1.263cm">
          <draw:text-box>
            <text:p><text:span text:style-name="T3">Klipper</text:span><text:span text:style-name="T4"> Firmware </text:span></text:p>
            <text:p><text:span text:style-name="T4">Functional achitecture</text:span></text:p>
          </draw:text-box>
        </draw:frame>
        <draw:custom-shape draw:style-name="gr5" draw:text-style-name="P5" draw:layer="layout" svg:width="12.692cm" svg:height="3.593cm" svg:x="5.942cm" svg:y="3.55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6" draw:layer="layout" svg:width="0.69cm" svg:height="0.431cm" svg:x="12.507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3.94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5.3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689cm" svg:height="0.431cm" svg:x="16.834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5" draw:text-style-name="P8" draw:layer="layout" svg:width="6.644cm" svg:height="1.473cm" svg:x="9.715cm" svg:y="5.431cm">
          <text:p text:style-name="P7"><text:span text:style-name="T5"><text:s text:c="6"/></text:span></text:p>
          <text:p text:style-name="P7"><text:span text:style-name="T6"><text:s text:c="2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4771.828442437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10" draw:text-style-name="P9" draw:layer="layout" svg:width="0.26cm" svg:height="1.519cm" draw:transform="rotate (-0.0582939970166117) translate (15.2890534089801cm 3.91407401886122cm)" svg:viewBox="0 0 261 1520" svg:d="M43 1520c654-932-421-727 110-1520">
          <text:p/>
        </draw:path>
        <draw:custom-shape draw:style-name="gr11" draw:text-style-name="P10" draw:layer="layout" svg:width="1.048cm" svg:height="0.262cm" svg:x="15.043cm" svg:y="3.6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0" draw:layer="layout" svg:width="1.049cm" svg:height="0.262cm" svg:x="16.486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0" draw:layer="layout" svg:width="1.05cm" svg:height="0.262cm" svg:x="13.601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0" draw:layer="layout" svg:width="1.048cm" svg:height="0.262cm" svg:x="12.16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" draw:text-style-name="P9" draw:layer="layout" svg:width="1.269cm" svg:height="1.557cm" draw:transform="skewX (-0.000698131700797735) rotate (-0.0595157274930076) translate (15.4865975729526cm 3.87348043496517cm)" svg:viewBox="0 0 1270 1558" svg:d="M0 1558c1078-1770 777-557 1270-1558">
          <text:p/>
        </draw:path>
        <draw:path draw:style-name="gr10" draw:text-style-name="P9" draw:layer="layout" svg:width="2.533cm" svg:height="1.33cm" draw:transform="skewX (-0.000698131700797736) rotate (-0.0588175957922099) translate (12.636758408625cm 3.96880279453868cm)" svg:viewBox="0 0 2534 1331" svg:d="M2445 1331c714-1266-3120-286-2340-1331">
          <text:p/>
        </draw:path>
        <draw:path draw:style-name="gr10" draw:text-style-name="P9" draw:layer="layout" svg:width="1.211cm" svg:height="1.426cm" draw:transform="skewX (-0.0020943951023932) rotate (-0.0612610567450018) translate (14.0990762309012cm 3.94379096216896cm)" svg:viewBox="0 0 1212 1427" svg:d="M1105 1427c602-928-1551-633-1020-1427">
          <text:p/>
        </draw:path>
        <draw:custom-shape draw:style-name="gr14" draw:text-style-name="P10" draw:layer="layout" svg:width="0.686cm" svg:height="0.263cm" svg:x="16.424cm" svg:y="4.6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5" draw:text-style-name="P11" draw:layer="layout" svg:width="0.262cm" svg:height="0.261cm" svg:x="11.805cm" svg:y="2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1" draw:layer="layout" svg:width="0.131cm" svg:height="0.132cm" svg:x="11.871cm" svg:y="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13cm" svg:height="0.394cm" svg:x="11.871cm" svg:y="2.05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091cm" svg:height="0.525cm" svg:x="11.891cm" svg:y="2.032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11.936cm" svg:y1="2.582cm" svg:x2="11.936cm" svg:y2="2.215cm">
            <text:p/>
          </draw:line>
          <draw:custom-shape draw:style-name="gr19" draw:text-style-name="P12" draw:layer="layout" svg:width="0.13cm" svg:height="0.13cm" svg:x="11.871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6" draw:layer="layout" svg:width="0.524cm" svg:height="0.432cm" svg:x="11.588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" draw:text-style-name="P9" draw:layer="layout" svg:width="0.068cm" svg:height="0.53cm" draw:transform="skewX (0.00366519142918809) rotate (-0.0577703982410134) translate (11.878733328659cm 2.73645665724737cm)" svg:viewBox="0 0 69 531" svg:d="M4 531c-27-444 99-173 57-531">
          <text:p/>
        </draw:path>
        <draw:frame draw:style-name="gr21" draw:text-style-name="P13" draw:layer="layout" svg:width="2.042cm" svg:height="2.02cm" svg:x="9.611cm" svg:y="1.92cm">
          <draw:text-box>
            <text:p><text:span text:style-name="T7">Heater</text:span></text:p>
          </draw:text-box>
        </draw:frame>
        <draw:path draw:style-name="gr22" draw:text-style-name="P9" draw:layer="layout" svg:width="2.063cm" svg:height="0.697cm" draw:transform="skewX (-0.00122173047639604) rotate (-0.0586430628670105) translate (10.773619508074cm 3.89188604785299cm)" svg:viewBox="0 0 2064 698" svg:d="M2064 698c-928-156-2428-225-1983-698">
          <text:p/>
        </draw:path>
        <draw:custom-shape draw:style-name="gr23" draw:text-style-name="P14" draw:layer="layout" svg:width="0.525cm" svg:height="0.432cm" svg:x="10.803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4" draw:text-style-name="P9" draw:layer="layout" svg:width="0.203cm" svg:height="0.699cm" draw:transform="skewX (0.00157079632679491) rotate (-0.0567232006898169) translate (10.9010212083757cm 2.56870116538845cm)" svg:viewBox="0 0 204 700" svg:d="M204 700c-26-444-443-655-5-700">
          <text:p/>
        </draw:path>
        <draw:custom-shape draw:style-name="gr14" draw:text-style-name="P10" draw:layer="layout" svg:width="0.525cm" svg:height="0.196cm" svg:x="10.67cm" svg:y="3.7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2" draw:text-style-name="P9" draw:layer="layout" svg:width="1.514cm" svg:height="0.891cm" draw:transform="rotate (-0.0581194640914122) translate (11.6208309972186cm 3.65185374521811cm)" svg:viewBox="0 0 1515 892" svg:d="M1515 892c-926-156-1895-99-1364-892">
          <text:p/>
        </draw:path>
        <draw:custom-shape draw:style-name="gr25" draw:text-style-name="P6" draw:layer="layout" svg:width="0.393cm" svg:height="0.523cm" svg:x="16.25cm" svg:y="5.13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" draw:text-style-name="P9" draw:layer="layout" svg:width="1.201cm" svg:height="0.932cm" draw:transform="skewX (0.00261799387799149) rotate (-0.0589921287174094) translate (16.5036541540997cm 4.95944799812869cm)" svg:viewBox="0 0 1202 933" svg:d="M0 238c253-865 122 924 1202 670">
          <text:p/>
        </draw:path>
        <draw:path draw:style-name="gr26" draw:text-style-name="P9" draw:layer="layout" svg:width="0.43cm" svg:height="0.473cm" draw:transform="skewX (0.00261799387799149) rotate (-0.0548033385126223) translate (15.9702123337197cm 5.02461462635307cm)" svg:viewBox="0 0 431 474" svg:d="M431 141c-103-281-220-128-431 333">
          <text:p/>
        </draw:path>
        <draw:path draw:style-name="gr10" draw:text-style-name="P9" draw:layer="layout" svg:width="0.84cm" svg:height="0.819cm" draw:transform="skewX (0.0031415926535898) rotate (-0.0595157274930076) translate (15.6873563352586cm 4.67643466319816cm)" svg:viewBox="0 0 841 820" svg:d="M0 820c359-575 103-850 841-817">
          <text:p/>
        </draw:path>
        <draw:custom-shape draw:style-name="gr27" draw:text-style-name="P15" draw:layer="layout" svg:width="0.472cm" svg:height="0.63cm" svg:x="16.877cm" svg:y="4.34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8" draw:text-style-name="P9" draw:layer="layout" svg:width="0.569cm" svg:height="0.271cm" draw:transform="skewX (-0.00628318530717959) rotate (-0.0598647933434065) translate (17.2430061057669cm 4.72588615641012cm)" svg:viewBox="0 0 570 272" svg:d="M0 0c551-7-69 307 570 269">
          <text:p/>
        </draw:path>
        <draw:path draw:style-name="gr29" draw:text-style-name="P9" draw:layer="layout" svg:width="1.802cm" svg:height="0.776cm" draw:transform="skewX (0.00122173047639602) rotate (-0.0577703982410134) translate (13.083cm 4.631cm)" svg:viewBox="0 0 1803 777" svg:d="M1656 777c607-824-808-643-1656-777">
          <text:p/>
        </draw:path>
        <draw:path draw:style-name="gr30" draw:text-style-name="P9" draw:layer="layout" svg:width="1.791cm" svg:height="0.689cm" draw:transform="skewX (-0.00122173047639602) rotate (-0.0584685299418111) translate (12.794cm 4.709cm)" svg:viewBox="0 0 1792 690" svg:d="M1661 690c566-664-840-581-1661-690">
          <text:p/>
        </draw:path>
        <draw:custom-shape draw:style-name="gr166" draw:text-style-name="P16" draw:layer="layout" svg:width="2.554cm" svg:height="0.918cm" svg:x="17.134cm" svg:y="4.75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88.59857482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13" draw:layer="layout" svg:width="1.814cm" svg:height="0.683cm" svg:x="17.722cm" svg:y="4.788cm">
          <draw:text-box>
            <text:p><text:span text:style-name="T7">Heater</text:span></text:p>
          </draw:text-box>
        </draw:frame>
        <draw:g>
          <draw:custom-shape draw:style-name="gr15" draw:text-style-name="P11" draw:layer="layout" svg:width="0.262cm" svg:height="0.263cm" svg:x="17.757cm" svg:y="5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1" draw:layer="layout" svg:width="0.134cm" svg:height="0.131cm" svg:x="17.822cm" svg:y="5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1" draw:layer="layout" svg:width="0.133cm" svg:height="0.393cm" svg:x="17.822cm" svg:y="5.52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093cm" svg:height="0.525cm" svg:x="17.841cm" svg:y="5.495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17.888cm" svg:y1="6.047cm" svg:x2="17.888cm" svg:y2="5.68cm">
            <text:p/>
          </draw:line>
          <draw:custom-shape draw:style-name="gr19" draw:text-style-name="P12" draw:layer="layout" svg:width="0.133cm" svg:height="0.131cm" svg:x="17.822cm" svg:y="5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1" draw:layer="layout" svg:width="0.486cm" svg:height="0.21cm" svg:x="14.661cm" svg:y="5.484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1" draw:layer="layout" svg:width="0.387cm" svg:height="0.184cm" svg:x="14.622cm" svg:y="5.694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11" draw:layer="layout" svg:width="0.269cm" svg:height="0.131cm" svg:x="14.774cm" svg:y="5.629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35" draw:text-style-name="P17" draw:layer="layout" svg:width="0.414cm" svg:height="0.889cm" svg:x="14.333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6" draw:text-style-name="P12" draw:layer="layout" svg:width="0.832cm" svg:height="0.889cm" svg:x="14.536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7" draw:text-style-name="P17" draw:layer="layout" svg:width="0.415cm" svg:height="0.889cm" svg:x="15.025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8" draw:text-style-name="P17" draw:layer="layout" svg:width="0.12cm" svg:height="0.444cm" draw:transform="rotate (-1.5707963267949) translate (15.767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47cm" svg:height="0.298cm" svg:x="14.331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5" draw:text-style-name="P17" draw:layer="layout" svg:width="0.414cm" svg:height="0.889cm" svg:x="16.148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0" draw:text-style-name="P12" draw:layer="layout" svg:width="0.831cm" svg:height="0.889cm" svg:x="16.35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7" draw:text-style-name="P17" draw:layer="layout" svg:width="0.416cm" svg:height="0.889cm" svg:x="16.839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1" draw:text-style-name="P17" draw:layer="layout" svg:width="0.12cm" svg:height="0.446cm" draw:transform="rotate (-1.5707963267949) translate (17.582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47cm" svg:height="0.298cm" svg:x="16.144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5" draw:text-style-name="P17" draw:layer="layout" svg:width="0.414cm" svg:height="0.889cm" svg:x="17.827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2" draw:text-style-name="P12" draw:layer="layout" svg:width="0.829cm" svg:height="0.889cm" svg:x="18.029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5" draw:text-style-name="P17" draw:layer="layout" svg:width="0.414cm" svg:height="0.889cm" svg:x="18.52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1" draw:text-style-name="P17" draw:layer="layout" svg:width="0.12cm" svg:height="0.446cm" draw:transform="rotate (-1.5707963267949) translate (19.26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48cm" svg:height="0.298cm" svg:x="17.825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7" draw:text-style-name="P17" draw:layer="layout" svg:width="0.415cm" svg:height="0.89cm" svg:x="12.64cm" svg:y="1.3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3" draw:text-style-name="P12" draw:layer="layout" svg:width="0.83cm" svg:height="0.89cm" svg:x="12.841cm" svg:y="1.3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7" draw:text-style-name="P17" draw:layer="layout" svg:width="0.415cm" svg:height="0.889cm" svg:x="13.331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8" draw:text-style-name="P17" draw:layer="layout" svg:width="0.12cm" svg:height="0.444cm" draw:transform="rotate (-1.5707963267949) translate (14.071cm 1.726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52cm" svg:height="0.298cm" svg:x="12.633cm" svg:y="1.75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path draw:style-name="gr24" draw:text-style-name="P9" draw:layer="layout" svg:width="0.251cm" svg:height="1.372cm" draw:transform="skewX (0.000698131700797727) rotate (-0.0577703982410134) translate (14.1488667292492cm 1.88547576952717cm)" svg:viewBox="0 0 252 1373" svg:d="M222 1373c-29-918-503-580 30-1373">
            <text:p/>
          </draw:path>
          <draw:path draw:style-name="gr24" draw:text-style-name="P9" draw:layer="layout" svg:width="0.416cm" svg:height="1.393cm" draw:transform="skewX (0.00366519142918809) rotate (-0.05550147021342) translate (15.7836455883407cm 1.87686796106456cm)" svg:viewBox="0 0 417 1394" svg:d="M31 1394c-30-918-144-603 386-1394">
            <text:p/>
          </draw:path>
          <draw:path draw:style-name="gr24" draw:text-style-name="P9" draw:layer="layout" svg:width="0.648cm" svg:height="1.405cm" draw:transform="skewX (0.00436332312998582) rotate (-0.0537561409614258) translate (17.2516725692262cm 1.86511480992508cm)" svg:viewBox="0 0 649 1406" svg:d="M3 1406c-26-917 114-616 646-1406">
            <text:p/>
          </draw:path>
          <draw:path draw:style-name="gr24" draw:text-style-name="P9" draw:layer="layout" svg:width="0.416cm" svg:height="1.355cm" draw:transform="skewX (0.00139626340159546) rotate (-0.0567232006898169) translate (12.5092271601268cm 1.88916713309742cm)" svg:viewBox="0 0 417 1356" svg:d="M417 1356c-26-918-753-425-226-1356">
            <text:p/>
          </draw:path>
        </draw:g>
        <draw:path draw:style-name="gr44" draw:text-style-name="P9" draw:layer="layout" svg:width="2.048cm" svg:height="4.04cm" draw:transform="rotate (-0.107337748997652) translate (11.4261771064796cm 11.8169601802861cm)" svg:viewBox="0 0 2049 4041" svg:d="M2049 4041c-3836-3037-934-2729-1834-4041">
          <text:p/>
        </draw:path>
        <draw:g>
          <draw:custom-shape draw:style-name="gr45" draw:text-style-name="P6" draw:layer="layout" svg:width="0.6cm" svg:height="0.25cm" svg:x="14.325cm" svg:y="16.71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46" draw:text-style-name="P18" draw:layer="layout" svg:width="4.29cm" svg:height="1.3cm" svg:x="14.845cm" svg:y="15.94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7" draw:text-style-name="P19" draw:layer="layout" svg:width="4.8cm" svg:height="3.66cm" svg:x="14.5cm" svg:y="12.38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48" draw:text-style-name="P20" draw:layer="layout" svg:width="4.471cm" svg:height="3.358cm" svg:x="14.645cm" svg:y="1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20" draw:layer="layout" svg:width="4.471cm" svg:height="3.358cm" svg:x="14.645cm" svg:y="1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20" draw:layer="layout" svg:width="4.471cm" svg:height="3.358cm" svg:x="14.645cm" svg:y="1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0" draw:text-style-name="P18" draw:layer="layout" svg:width="5cm" svg:height="0.81cm" svg:x="14.025cm" svg:y="17.406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51" draw:text-style-name="P21" draw:layer="layout" svg:width="0.253cm" svg:height="0.137cm" svg:x="14.29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3cm" svg:height="0.137cm" svg:x="14.29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3cm" svg:height="0.137cm" svg:x="14.29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9cm" svg:height="0.137cm" svg:x="17.205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36cm" svg:height="0.137cm" svg:x="16.797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7cm" svg:x="16.372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9cm" svg:height="0.137cm" svg:x="15.949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6cm" svg:height="0.137cm" svg:x="15.121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8cm" svg:height="0.137cm" svg:x="15.544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2cm" svg:height="0.137cm" svg:x="14.709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57cm" svg:height="0.137cm" svg:x="17.727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3cm" svg:height="0.137cm" svg:x="18.149cm" svg:y="17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1cm" svg:height="0.135cm" svg:x="14.483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4.483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4.483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6cm" svg:height="0.135cm" svg:x="17.385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6.977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9cm" svg:height="0.135cm" svg:x="16.553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8cm" svg:height="0.135cm" svg:x="16.151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5.312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5.72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4.891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4cm" svg:height="0.139cm" svg:x="14.658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4.658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4.658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7cm" svg:height="0.139cm" svg:x="17.555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1cm" svg:height="0.139cm" svg:x="17.148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9cm" svg:x="16.722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1cm" svg:height="0.139cm" svg:x="16.31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5.49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9cm" svg:x="15.891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38cm" svg:height="0.139cm" svg:x="15.078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53cm" svg:height="0.135cm" svg:x="17.871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8.283cm" svg:y="17.6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9cm" svg:height="0.139cm" svg:x="18.123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9cm" svg:x="18.539cm" svg:y="17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52" draw:text-style-name="P11" draw:layer="layout" svg:width="3.4cm" svg:height="2.699cm" svg:x="14.944cm" svg:y="12.883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54" draw:text-style-name="P6" draw:layer="layout" svg:width="1.351cm" svg:height="0.324cm" svg:x="16.388cm" svg:y="14.158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5" draw:text-style-name="P22" draw:layer="layout" svg:width="0.404cm" svg:height="0.36cm" svg:x="16.785cm" svg:y="13.916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58" draw:text-style-name="P25" draw:layer="layout" svg:width="1.549cm" svg:height="1.134cm" svg:x="16.227cm" svg:y="13.569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59" draw:text-style-name="P9" draw:layer="layout" svg:width="1.112cm" svg:height="0.751cm" svg:x="16.437cm" svg:y="13.7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60" draw:text-style-name="P11" draw:layer="layout" svg:width="3.161cm" svg:height="0.149cm" svg:x="15.061cm" svg:y="12.989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11" draw:layer="layout" svg:width="0.598cm" svg:height="1.849cm" svg:x="15.061cm" svg:y="13.733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11" draw:layer="layout" svg:width="1.117cm" svg:height="0.448cm" svg:x="16.449cm" svg:y="14.629cm">
              <text:p/>
              <draw:enhanced-geometry svg:viewBox="0 0 21600 21600" draw:type="rectangle" draw:enhanced-path="M 0 0 L 21600 0 21600 21600 0 21600 0 0 Z N"/>
            </draw:custom-shape>
            <draw:polyline draw:style-name="gr63" draw:text-style-name="P9" draw:layer="layout" svg:width="0.905cm" svg:height="0.447cm" draw:transform="skewX (-0.00453785605518525) rotate (0.540528469342644) translate (16.424130394383cm 14.8909653717749cm)" svg:viewBox="0 0 906 448" draw:points="0,77 307,0 357,205 524,217 676,396 906,448">
              <text:p/>
            </draw:polyline>
            <draw:custom-shape draw:style-name="gr64" draw:text-style-name="P11" draw:layer="layout" svg:width="0.955cm" svg:height="0.372cm" svg:x="15.061cm" svg:y="13.258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11" draw:layer="layout" svg:width="0.713cm" svg:height="0.372cm" svg:x="17.509cm" svg:y="13.258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11" draw:layer="layout" svg:width="1.268cm" svg:height="0.372cm" svg:x="16.136cm" svg:y="13.258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11" draw:layer="layout" svg:width="0.536cm" svg:height="0.372cm" svg:x="15.779cm" svg:y="13.733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11" draw:layer="layout" svg:width="0.536cm" svg:height="0.448cm" svg:x="15.779cm" svg:y="14.21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11" draw:layer="layout" svg:width="0.507cm" svg:height="0.223cm" svg:x="17.715cm" svg:y="13.7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11" draw:layer="layout" svg:width="0.507cm" svg:height="0.298cm" svg:x="17.715cm" svg:y="14.093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11" draw:layer="layout" svg:width="1.117cm" svg:height="0.373cm" svg:x="16.449cm" svg:y="15.20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2" draw:text-style-name="P11" draw:layer="layout" svg:width="0.8cm" svg:height="0.8cm" svg:x="16.316cm" svg:y="15.58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7" draw:text-style-name="P27" draw:layer="layout" svg:width="3.536cm" svg:height="0.855cm" svg:x="15.017cm" svg:y="16.349cm">
            <text:p text:style-name="P26"><text:span text:style-name="T8">Browser</text:span><text:span text:style-name="T9"> execute</text:span></text:p>
            <text:p text:style-name="P26"><text:span text:style-name="T9">html and Javascript</text:span></text:p>
            <draw:enhanced-geometry svg:viewBox="0 0 21600 21600" draw:type="rectangle" draw:enhanced-path="M 0 0 L 21600 0 21600 21600 0 21600 0 0 Z N"/>
          </draw:custom-shape>
          <draw:g>
            <draw:custom-shape draw:style-name="gr74" draw:text-style-name="P10" draw:layer="layout" svg:width="0.795cm" svg:height="0.658cm" draw:transform="skewX (0.00296705972839033) rotate (1.13516214549711) translate (13.568cm 16.819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5" draw:text-style-name="P10" draw:layer="layout" svg:width="1.165cm" svg:height="0.975cm" draw:transform="skewX (0.00209439510239328) rotate (1.13516214549711) translate (13.266cm 16.872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6" draw:text-style-name="P10" draw:layer="layout" svg:width="1.607cm" svg:height="1.433cm" draw:transform="skewX (0.00139626340159554) rotate (1.13516214549711) translate (12.938cm 16.954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7" draw:text-style-name="P28" draw:layer="layout" svg:width="0.23cm" svg:height="0.209cm" draw:transform="skewX (0.00959931088596889) rotate (1.13516214549711) translate (13.876cm 16.6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9" draw:text-style-name="P29" draw:layer="layout" svg:width="5.563cm" svg:height="1.218cm" svg:x="3.424cm" svg:y="10.142cm">
          <text:p text:style-name="P7"><text:span text:style-name="T10"><text:s text:c="8"/></text:span></text:p>
          <text:p text:style-name="P7"><text:span text:style-name="T10"/></text:p>
          <draw:enhanced-geometry svg:viewBox="0 0 21600 21600" draw:glue-points="?f6 0 10800 ?f8 ?f11 10800 ?f9 21600 10800 ?f10 ?f5 10800" draw:text-areas="?f3 ?f3 ?f4 ?f4" draw:type="parallelogram" draw:modifiers="4251.276359600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8" draw:text-style-name="P30" draw:layer="layout" svg:width="5.493cm" svg:height="0.924cm" svg:x="5.463cm" svg:y="8.249cm">
          <text:p text:style-name="P26"><text:span text:style-name="T11"><text:s text:c="7"/></text:span></text:p>
          <draw:enhanced-geometry svg:viewBox="0 0 21600 21600" draw:glue-points="?f6 0 10800 ?f8 ?f11 10800 ?f9 21600 10800 ?f10 ?f5 10800" draw:text-areas="?f3 ?f3 ?f4 ?f4" draw:type="parallelogram" draw:modifiers="3192.4281033855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82" draw:text-style-name="P17" draw:layer="layout" svg:width="0.097cm" svg:height="0.096cm" svg:x="11.374cm" svg:y="2.7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3" draw:text-style-name="P31" draw:layer="layout" svg:width="0.159cm" svg:height="0.474cm" draw:transform="rotate (-1.5707963267949) translate (11.56cm 2.497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4" draw:text-style-name="P32" draw:layer="layout" svg:width="0.554cm" svg:height="0.395cm" svg:x="11.15cm" svg:y="2.35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5" draw:text-style-name="P31" draw:layer="layout" svg:width="0.16cm" svg:height="0.11cm" draw:transform="rotate (-1.5707963267949) translate (11.749cm 2.48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6" draw:text-style-name="P17" draw:layer="layout" svg:width="0.651cm" svg:height="0.387cm" svg:x="11.108cm" svg:y="2.03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7cm" svg:x="11.109cm" svg:y="1.911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7cm" svg:x="11.11cm" svg:y="1.79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5cm" svg:x="11.111cm" svg:y="1.67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5cm" svg:x="11.112cm" svg:y="1.55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8" draw:text-style-name="P17" draw:layer="layout" svg:width="0.284cm" svg:height="0.321cm" svg:x="11.294cm" svg:y="1.34cm">
            <text:p/>
            <draw:enhanced-geometry svg:viewBox="0 0 88 21600" draw:glue-points="44 ?f6 44 0 0 10800 44 21600 88 10800" draw:text-areas="0 ?f6 88 ?f3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89" draw:text-style-name="P33" draw:layer="layout" svg:width="2.712cm" svg:height="1.135cm" svg:x="7.855cm" svg:y="2.607cm">
          <draw:text-box>
            <text:p><text:span text:style-name="T7">Printer board</text:span></text:p>
            <text:p><text:span text:style-name="T7">‹</text:span><text:span text:style-name="T7">MCU›</text:span></text:p>
          </draw:text-box>
        </draw:frame>
        <draw:frame draw:style-name="gr90" draw:text-style-name="P13" draw:layer="layout" svg:width="1.606cm" svg:height="0.683cm" svg:x="11.393cm" svg:y="13.151cm">
          <draw:text-box>
            <text:p><text:span text:style-name="T7">http://</text:span></text:p>
          </draw:text-box>
        </draw:frame>
        <draw:custom-shape draw:style-name="gr93" draw:text-style-name="P34" draw:layer="layout" svg:width="0.8cm" svg:height="0.3cm" svg:x="7.528cm" svg:y="10.398cm">
          <text:p text:style-name="P7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8cm" svg:height="0.3cm" svg:x="7.421cm" svg:y="10.355cm">
          <text:p text:style-name="P7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902cm" svg:height="0.399cm" svg:x="6.696cm" svg:y="10.313cm">
          <text:p text:style-name="P7"><text:span text:style-name="T12"><text:s text:c="4"/></text:span></text:p>
          <draw:enhanced-geometry svg:viewBox="0 0 21600 21600" draw:glue-points="?f6 0 10800 ?f8 ?f11 10800 ?f9 21600 10800 ?f10 ?f5 10800" draw:text-areas="?f3 ?f3 ?f4 ?f4" draw:type="parallelogram" draw:modifiers="9472.42524916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8" draw:text-style-name="P13" draw:layer="layout" svg:width="4.053cm" svg:height="1.115cm" svg:x="15.539cm" svg:y="8.994cm">
          <draw:text-box>
            <text:p><text:span text:style-name="T7">G-code interpreter</text:span></text:p>
            <text:p><text:span text:style-name="T7">(Python program) </text:span></text:p>
          </draw:text-box>
        </draw:frame>
        <draw:custom-shape draw:style-name="gr94" draw:text-style-name="P35" draw:layer="layout" svg:width="0.546cm" svg:height="0.546cm" svg:x="14.867cm" svg:y="7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546cm" svg:height="0.546cm" svg:x="14.867cm" svg:y="10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13" draw:layer="layout" svg:width="4.071cm" svg:height="1.547cm" svg:x="15.556cm" svg:y="7.458cm">
          <draw:text-box>
            <text:p><text:span text:style-name="T7">Printer host Interface (Octoprint, Repetier, etc.)</text:span></text:p>
          </draw:text-box>
        </draw:frame>
        <draw:frame draw:style-name="gr97" draw:text-style-name="P13" draw:layer="layout" svg:width="4.073cm" svg:height="1.547cm" svg:x="15.519cm" svg:y="10.321cm">
          <draw:text-box>
            <text:p><text:span text:style-name="T7">MCU printer board</text:span></text:p>
            <text:p><text:span text:style-name="T7">Firmware (shall be flashed on board)</text:span></text:p>
          </draw:text-box>
        </draw:frame>
        <draw:frame draw:style-name="gr169" draw:text-style-name="P13" draw:layer="layout" svg:width="5.422cm" svg:height="1.979cm" svg:x="7.859cm" svg:y="16.021cm">
          <draw:text-box>
            <text:p><text:span text:style-name="T7">Web interface files are sent by the printer host software to your computer/mobile and executed by your browser. </text:span></text:p>
          </draw:text-box>
        </draw:frame>
        <draw:path draw:style-name="gr98" draw:text-style-name="P9" draw:layer="layout" svg:width="3.401cm" svg:height="0.904cm" draw:transform="skewX (-0.00122173047639603) rotate (-0.0586430628670105) translate (5.30519036186691cm 6.49106595455641cm)" svg:viewBox="0 0 3402 905" svg:d="M3402 853c-4153 264-3908-552-2396-853">
          <text:p/>
        </draw:path>
        <draw:g>
          <draw:custom-shape draw:style-name="gr101" draw:text-style-name="P19" draw:layer="layout" svg:width="2.685cm" svg:height="1.371cm" svg:x="8.907cm" svg:y="10.01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030.042398546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0" draw:text-style-name="P37" draw:layer="layout" svg:width="1.298cm" svg:height="0.102cm" svg:x="9.097cm" svg:y="11.079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49cm" svg:height="0.286cm" svg:x="9.757cm" svg:y="10.6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68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37" draw:layer="layout" svg:width="0.7cm" svg:height="0.1cm" svg:x="9.82cm" svg:y="10.88cm">
            <text:p/>
            <draw:enhanced-geometry svg:viewBox="0 0 21600 21600" draw:glue-points="?f6 0 10800 ?f8 ?f11 10800 ?f9 21600 10800 ?f10 ?f5 10800" draw:text-areas="?f3 ?f3 ?f4 ?f4" draw:type="parallelogram" draw:modifiers="3204.5649072753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cm" svg:x="10.92cm" svg:y="10.0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8" draw:layer="layout" svg:width="0.459cm" svg:height="0.3cm" svg:x="10.498cm" svg:y="10.4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993.043478260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2" draw:text-style-name="P37" draw:layer="layout" svg:width="1.236cm" svg:height="0.102cm" svg:x="10.074cm" svg:y="10.08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59cm" svg:height="0.3cm" svg:x="10.152cm" svg:y="10.28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06cm" svg:x="10.119cm" svg:y="10.8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37" draw:layer="layout" svg:width="0.7cm" svg:height="0.1cm" svg:x="10.002cm" svg:y="10.694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3" draw:text-style-name="P37" draw:layer="layout" svg:width="0.7cm" svg:height="0.1cm" svg:x="10.2cm" svg:y="10.495cm">
            <text:p/>
            <draw:enhanced-geometry svg:viewBox="0 0 21600 21600" draw:glue-points="?f6 0 10800 ?f8 ?f11 10800 ?f9 21600 10800 ?f10 ?f5 10800" draw:text-areas="?f3 ?f3 ?f4 ?f4" draw:type="parallelogram" draw:modifiers="3112.1255349500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37" draw:layer="layout" svg:width="0.7cm" svg:height="0.1cm" svg:x="10.422cm" svg:y="10.28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6" draw:text-style-name="P10" draw:layer="layout" svg:width="0.841cm" svg:height="0.722cm" draw:transform="skewX (-0.00558505360638186) rotate (-2.45375839537883) translate (11.578cm 10.902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7" draw:text-style-name="P10" draw:layer="layout" svg:width="1.235cm" svg:height="1.074cm" draw:transform="skewX (-0.00558505360638188) rotate (-2.45375839537883) translate (11.898cm 10.996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8" draw:text-style-name="P10" draw:layer="layout" svg:width="1.701cm" svg:height="1.578cm" draw:transform="skewX (-0.00628318530717956) rotate (-2.45375839537883) translate (12.257cm 11.079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7" draw:text-style-name="P28" draw:layer="layout" svg:width="0.243cm" svg:height="0.23cm" draw:transform="rotate (-2.45375839537883) translate (11.199cm 10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9" draw:text-style-name="P41" draw:layer="layout" svg:width="0.546cm" svg:height="0.546cm" svg:x="14.867cm" svg:y="9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13" draw:layer="layout" svg:width="4.238cm" svg:height="0.633cm" svg:x="4.001cm" svg:y="10.739cm">
          <draw:text-box>
            <text:p><text:span text:style-name="T7">Printer host interface</text:span></text:p>
          </draw:text-box>
        </draw:frame>
        <draw:frame draw:style-name="gr78" draw:text-style-name="P13" draw:layer="layout" svg:width="4.238cm" svg:height="1.115cm" svg:x="6.575cm" svg:y="8.131cm">
          <draw:text-box>
            <text:p><text:span text:style-name="T7"><text:s text:c="15"/></text:span><text:span text:style-name="T7">Klippy :</text:span></text:p>
            <text:p><text:span text:style-name="T7">G-code interpreter</text:span></text:p>
          </draw:text-box>
        </draw:frame>
        <draw:frame draw:style-name="gr90" draw:text-style-name="P13" draw:layer="layout" svg:width="8.24cm" svg:height="0.683cm" svg:x="1.409cm" svg:y="11.596cm">
          <draw:text-box>
            <text:p><text:span text:style-name="T7">SD card contains system and all files</text:span></text:p>
          </draw:text-box>
        </draw:frame>
        <draw:frame draw:style-name="gr78" draw:text-style-name="P13" draw:layer="layout" svg:width="4.238cm" svg:height="1.115cm" svg:x="10.001cm" svg:y="5.756cm">
          <draw:text-box>
            <text:p><text:span text:style-name="T7"><text:s text:c="6"/></text:span><text:span text:style-name="T7">Step scheduler</text:span></text:p>
            <text:p><text:span text:style-name="T7"><text:s text:c="3"/></text:span><text:span text:style-name="T7">Interface handler</text:span></text:p>
          </draw:text-box>
        </draw:frame>
        <draw:frame draw:style-name="gr90" draw:text-style-name="P13" draw:layer="layout" svg:width="1.949cm" svg:height="0.683cm" svg:x="4.371cm" svg:y="10.051cm">
          <draw:text-box>
            <text:p><text:span text:style-name="T7"><text:s/></text:span><text:span text:style-name="T7">G-Code</text:span></text:p>
          </draw:text-box>
        </draw:frame>
        <draw:path draw:style-name="gr137" draw:text-style-name="P44" draw:layer="layout" svg:width="1.169cm" svg:height="0.244cm" draw:transform="skewX (0.0010471975511966) rotate (-0.0598647933434065) translate (8.59194248141146cm 10.3579908252401cm)" svg:viewBox="0 0 1170 245" svg:d="M0 245c649-34 407-222 1170-245">
          <text:p/>
        </draw:path>
        <draw:path draw:style-name="gr137" draw:text-style-name="P44" draw:layer="layout" svg:width="0.319cm" svg:height="1.014cm" draw:transform="skewX (0.00104719755119659) rotate (-0.0598647933434065) translate (5.42078834763217cm 9.16786759941152cm)" svg:viewBox="0 0 320 1015" svg:d="M0 1015c702-852-284-365 320-1015">
          <text:p/>
        </draw:path>
        <draw:custom-shape draw:style-name="gr138" draw:text-style-name="P24" draw:layer="layout" svg:width="0.79cm" svg:height="0.399cm" svg:x="6.228cm" svg:y="6.33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g>
            <draw:custom-shape draw:style-name="gr139" draw:text-style-name="P45" draw:layer="layout" svg:width="3.631cm" svg:height="2.216cm" svg:x="3.329cm" svg:y="2.81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469.9057287889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40" draw:text-style-name="P19" draw:layer="layout" svg:width="2.384cm" svg:height="1.614cm" svg:x="3.474cm" svg:y="3.1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1" draw:text-style-name="P20" draw:layer="layout" svg:width="2.222cm" svg:height="1.479cm" svg:x="3.545cm" svg:y="3.2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1" draw:text-style-name="P20" draw:layer="layout" svg:width="2.222cm" svg:height="1.479cm" svg:x="3.545cm" svg:y="3.2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2" draw:text-style-name="P20" draw:layer="layout" svg:width="2.222cm" svg:height="1.479cm" svg:x="3.545cm" svg:y="3.2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43" draw:text-style-name="P19" draw:layer="layout" svg:width="2.357cm" svg:height="1.592cm" svg:x="3.474cm" svg:y="3.21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4" draw:text-style-name="P20" draw:layer="layout" svg:width="2.197cm" svg:height="1.461cm" svg:x="3.544cm" svg:y="3.2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4" draw:text-style-name="P20" draw:layer="layout" svg:width="2.197cm" svg:height="1.461cm" svg:x="3.544cm" svg:y="3.2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5" draw:text-style-name="P46" draw:layer="layout" svg:width="2.197cm" svg:height="1.461cm" svg:x="3.544cm" svg:y="3.2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46" draw:text-style-name="P47" draw:layer="layout" svg:width="0.53cm" svg:height="0.529cm" svg:x="6.146cm" svg:y="4.0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7" draw:text-style-name="P47" draw:layer="layout" svg:width="0.53cm" svg:height="0.53cm" svg:x="6.053cm" svg:y="4.1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8" draw:text-style-name="P47" draw:layer="layout" svg:x1="6.514cm" svg:y1="4.626cm" svg:x2="6.621cm" svg:y2="4.519cm">
                <text:p/>
              </draw:line>
              <draw:line draw:style-name="gr148" draw:text-style-name="P47" draw:layer="layout" svg:x1="6.11cm" svg:y1="4.277cm" svg:x2="6.217cm" svg:y2="4.17cm">
                <text:p/>
              </draw:line>
              <draw:line draw:style-name="gr149" draw:text-style-name="P47" draw:layer="layout" svg:x1="6.514cm" svg:y1="4.304cm" svg:x2="6.621cm" svg:y2="4.197cm">
                <text:p/>
              </draw:line>
              <draw:line draw:style-name="gr149" draw:text-style-name="P47" draw:layer="layout" svg:x1="6.407cm" svg:y1="4.197cm" svg:x2="6.514cm" svg:y2="4.09cm">
                <text:p/>
              </draw:line>
              <draw:line draw:style-name="gr149" draw:text-style-name="P47" draw:layer="layout" svg:x1="6.583cm" svg:y1="4.412cm" svg:x2="6.69cm" svg:y2="4.305cm">
                <text:p/>
              </draw:line>
              <draw:line draw:style-name="gr149" draw:text-style-name="P47" draw:layer="layout" svg:x1="6.33cm" svg:y1="4.197cm" svg:x2="6.437cm" svg:y2="4.09cm">
                <text:p/>
              </draw:line>
              <draw:line draw:style-name="gr149" draw:text-style-name="P47" draw:layer="layout" svg:x1="6.48cm" svg:y1="4.236cm" svg:x2="6.587cm" svg:y2="4.129cm">
                <text:p/>
              </draw:line>
              <draw:line draw:style-name="gr149" draw:text-style-name="P47" draw:layer="layout" svg:x1="6.563cm" svg:y1="4.344cm" svg:x2="6.67cm" svg:y2="4.237cm">
                <text:p/>
              </draw:line>
              <draw:line draw:style-name="gr149" draw:text-style-name="P47" draw:layer="layout" svg:x1="6.275cm" svg:y1="4.197cm" svg:x2="6.382cm" svg:y2="4.09cm">
                <text:p/>
              </draw:line>
              <draw:line draw:style-name="gr149" draw:text-style-name="P47" draw:layer="layout" svg:x1="6.583cm" svg:y1="4.475cm" svg:x2="6.69cm" svg:y2="4.368cm">
                <text:p/>
              </draw:line>
            </draw:g>
          </draw:g>
          <draw:frame draw:style-name="gr174" draw:text-style-name="P43" draw:layer="layout" svg:width="2.438cm" svg:height="1.624cm" svg:x="3.555cm" svg:y="3.326cm">
            <draw:text-box>
              <text:p text:style-name="P42"><text:span text:style-name="T14">AbCq <text:s/>XYZ <text:s text:c="4"/>45 <text:s/></text:span></text:p>
              <text:p text:style-name="P42"><text:span text:style-name="T14">Yjk tt skk <text:s text:c="8"/>96 <text:s text:c="2"/>Opjlmjvnb, jjlk</text:span></text:p>
              <text:p><text:span text:style-name="T14">Lmmumm*u <text:s/>lop</text:span></text:p>
            </draw:text-box>
          </draw:frame>
        </draw:g>
        <draw:path draw:style-name="gr24" draw:text-style-name="P9" draw:layer="layout" svg:width="3.516cm" svg:height="0.606cm" draw:transform="skewX (0.00418879020478639) rotate (-0.0582939970166117) translate (6.97090814935022cm 5.91409226438828cm)" svg:viewBox="0 0 3517 607" svg:d="M0 607c2007-160 1941-560 3517-607">
          <text:p/>
        </draw:path>
        <draw:path draw:style-name="gr24" draw:text-style-name="P9" draw:layer="layout" svg:width="2.474cm" svg:height="1.952cm" draw:transform="skewX (0.00418879020478639) rotate (-0.0582939970166117) translate (7.06092920813115cm 4.55413539779696cm)" svg:viewBox="0 0 2475 1953" svg:d="M0 1953c2007-161 3631-2095 1400-1945">
          <text:p/>
        </draw:path>
        <draw:line draw:style-name="gr151" draw:text-style-name="P48" draw:layer="layout" svg:x1="7.684cm" svg:y1="7.525cm" svg:x2="8.691cm" svg:y2="7.552cm">
          <text:p/>
        </draw:line>
        <draw:line draw:style-name="gr151" draw:text-style-name="P48" draw:layer="layout" svg:x1="8.516cm" svg:y1="6.372cm" svg:x2="9.527cm" svg:y2="6.147cm">
          <text:p/>
        </draw:line>
        <draw:path draw:style-name="gr44" draw:text-style-name="P9" draw:layer="layout" svg:width="2.192cm" svg:height="1.563cm" draw:transform="rotate (-0.107337748997652) translate (3.46054855055448cm 8.69105224738591cm)" svg:viewBox="0 0 2193 1564" svg:d="M0 1564c752-1115 1027-1418 2193-1564">
          <text:p/>
        </draw:path>
        <draw:g>
          <draw:custom-shape draw:style-name="gr91" draw:text-style-name="P10" draw:layer="layout" svg:width="0.8cm" svg:height="0.591cm" svg:x="1.619cm" svg:y="10.25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2" draw:text-style-name="P24" draw:layer="layout" svg:width="1.833cm" svg:height="0.786cm" svg:x="1.857cm" svg:y="10.21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3" draw:text-style-name="P34" draw:layer="layout" svg:width="0.938cm" svg:height="0.428cm" svg:x="2.068cm" svg:y="10.25cm">
            <text:p text:style-name="P7"><text:span text:style-name="T12"><text:s text:c="8"/>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34" draw:layer="layout" svg:width="0.8cm" svg:height="0.3cm" svg:x="2.585cm" svg:y="10.463cm">
            <text:p text:style-name="P7"><text:span text:style-name="T12"><text:s text:c="5"/>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52" draw:text-style-name="P48" draw:layer="layout" svg:x1="5.644cm" svg:y1="9.803cm" svg:x2="5.49cm" svg:y2="10.045cm">
          <text:p/>
        </draw:line>
        <draw:line draw:style-name="gr152" draw:text-style-name="P48" draw:layer="layout" svg:x1="3.586cm" svg:y1="9.948cm" svg:x2="3.378cm" svg:y2="10.136cm">
          <text:p/>
        </draw:line>
        <draw:frame draw:style-name="gr153" draw:text-style-name="P13" draw:layer="layout" svg:width="2.925cm" svg:height="0.974cm" svg:x="2.61cm" svg:y="9.356cm">
          <draw:text-box>
            <text:p><text:span text:style-name="T7">Configuration</text:span></text:p>
          </draw:text-box>
        </draw:frame>
        <draw:line draw:style-name="gr151" draw:text-style-name="P48" draw:layer="layout" svg:x1="8.248cm" svg:y1="6.228cm" svg:x2="8.883cm" svg:y2="5.904cm">
          <text:p/>
        </draw:line>
        <draw:path draw:style-name="gr154" draw:text-style-name="P44" draw:layer="layout" svg:width="1.387cm" svg:height="0.518cm" draw:transform="skewX (0.00104719755119659) rotate (-0.0598647933434065) translate (10.5405937045848cm 8.21496371976065cm)" svg:viewBox="0 0 1388 519" svg:d="M0 519c974-25 463-473 1388-519">
          <text:p/>
        </draw:path>
        <draw:custom-shape draw:style-name="gr155" draw:text-style-name="P24" draw:layer="layout" svg:width="1.47cm" svg:height="0.75cm" svg:x="11.78cm" svg:y="7.9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56" draw:text-style-name="P9" draw:layer="layout" svg:width="5.613cm" svg:height="0.657cm" draw:transform="skewX (-0.00122173047639604) rotate (-0.0584685299418111) translate (8.64112579305757cm 7.45455932432802cm)" svg:viewBox="0 0 5614 658" svg:d="M4420 658c3339-594-1037-792-4420-568">
          <text:p/>
        </draw:path>
        <draw:frame draw:style-name="gr157" draw:text-style-name="P33" draw:layer="layout" svg:width="3.232cm" svg:height="0.703cm" svg:x="4.56cm" svg:y="7.836cm">
          <draw:text-box>
            <text:p><text:span text:style-name="T7">Computer board</text:span></text:p>
          </draw:text-box>
        </draw:frame>
        <draw:frame draw:style-name="gr158" draw:text-style-name="P13" draw:layer="layout" svg:width="5.997cm" svg:height="4.565cm" svg:x="1.47cm" svg:y="12.408cm">
          <draw:text-box>
            <text:p><text:span text:style-name="T7">Printer firmware configuration</text:span></text:p>
            <text:p><text:span text:style-name="T7">is done by editing a file without</text:span></text:p>
            <text:p><text:span text:style-name="T7">flashing printer board.</text:span></text:p>
            <text:p><text:span text:style-name="T15"><text:s/></text:span></text:p>
            <text:p><text:span text:style-name="T7">High level G-code interpretation and thermal management is <text:s/>done in Computer board.</text:span></text:p>
            <text:p><text:span text:style-name="T15"/></text:p>
            <text:p><text:span text:style-name="T7">Printer board only execute low level step scheduling and data transfer.</text:span></text:p>
          </draw:text-box>
        </draw:frame>
        <draw:frame draw:style-name="gr159" draw:text-style-name="P13" draw:layer="layout" svg:width="5.163cm" svg:height="0.806cm" svg:x="1.461cm" svg:y="17.106cm">
          <draw:text-box>
            <text:p><text:span text:style-name="T7">MCU: Micro Controller Unit</text:span></text:p>
          </draw:text-box>
        </draw:frame>
        <draw:custom-shape draw:style-name="gr160" draw:text-style-name="P6" draw:layer="layout" svg:width="0.386cm" svg:height="0.538cm" svg:x="8.204cm" svg:y="4.2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242.3452768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4" draw:text-style-name="P9" draw:layer="layout" svg:width="1.451cm" svg:height="0.31cm" draw:transform="skewX (0.00418879020478638) rotate (-0.0582939970166117) translate (6.96109247035684cm 3.94055484381389cm)" svg:viewBox="0 0 1452 311" svg:d="M0 34c516-10 1431-164 1452 277">
          <text:p/>
        </draw:path>
        <draw:frame draw:style-name="gr161" draw:text-style-name="P33" draw:layer="layout" svg:width="2.563cm" svg:height="0.653cm" svg:x="9.054cm" svg:y="7.25cm">
          <draw:text-box>
            <text:p><text:span text:style-name="T7">USB or serial</text:span></text:p>
          </draw:text-box>
        </draw:frame>
        <draw:g>
          <draw:line draw:style-name="gr162" draw:text-style-name="P9" draw:layer="layout" svg:x1="13.53cm" svg:y1="6.234cm" svg:x2="13.902cm" svg:y2="6.234cm">
            <text:p/>
          </draw:line>
          <draw:line draw:style-name="gr162" draw:text-style-name="P9" draw:layer="layout" svg:x1="13.901cm" svg:y1="6.039cm" svg:x2="13.901cm" svg:y2="6.234cm">
            <text:p/>
          </draw:line>
          <draw:line draw:style-name="gr162" draw:text-style-name="P9" draw:layer="layout" svg:x1="13.9cm" svg:y1="6.037cm" svg:x2="14.099cm" svg:y2="6.037cm">
            <text:p/>
          </draw:line>
          <draw:line draw:style-name="gr162" draw:text-style-name="P9" draw:layer="layout" svg:x1="14.101cm" svg:y1="6.04cm" svg:x2="14.101cm" svg:y2="6.235cm">
            <text:p/>
          </draw:line>
          <draw:line draw:style-name="gr162" draw:text-style-name="P9" draw:layer="layout" svg:x1="14.301cm" svg:y1="6.041cm" svg:x2="14.301cm" svg:y2="6.236cm">
            <text:p/>
          </draw:line>
          <draw:line draw:style-name="gr162" draw:text-style-name="P9" draw:layer="layout" svg:x1="14.601cm" svg:y1="6.042cm" svg:x2="14.601cm" svg:y2="6.237cm">
            <text:p/>
          </draw:line>
          <draw:line draw:style-name="gr162" draw:text-style-name="P9" draw:layer="layout" svg:x1="14.801cm" svg:y1="6.043cm" svg:x2="14.801cm" svg:y2="6.238cm">
            <text:p/>
          </draw:line>
          <draw:line draw:style-name="gr162" draw:text-style-name="P9" draw:layer="layout" svg:x1="14.101cm" svg:y1="6.237cm" svg:x2="14.3cm" svg:y2="6.237cm">
            <text:p/>
          </draw:line>
          <draw:line draw:style-name="gr162" draw:text-style-name="P9" draw:layer="layout" svg:x1="14.602cm" svg:y1="6.237cm" svg:x2="14.801cm" svg:y2="6.237cm">
            <text:p/>
          </draw:line>
          <draw:line draw:style-name="gr162" draw:text-style-name="P9" draw:layer="layout" svg:x1="14.303cm" svg:y1="6.037cm" svg:x2="14.602cm" svg:y2="6.037cm">
            <text:p/>
          </draw:line>
          <draw:line draw:style-name="gr162" draw:text-style-name="P9" draw:layer="layout" svg:x1="15.101cm" svg:y1="6.044cm" svg:x2="15.101cm" svg:y2="6.239cm">
            <text:p/>
          </draw:line>
          <draw:line draw:style-name="gr162" draw:text-style-name="P9" draw:layer="layout" svg:x1="14.804cm" svg:y1="6.037cm" svg:x2="15.103cm" svg:y2="6.037cm">
            <text:p/>
          </draw:line>
          <draw:line draw:style-name="gr162" draw:text-style-name="P9" draw:layer="layout" svg:x1="15.105cm" svg:y1="6.234cm" svg:x2="15.477cm" svg:y2="6.234cm">
            <text:p/>
          </draw:line>
        </draw:g>
        <draw:frame draw:style-name="gr175" draw:text-style-name="P43" draw:layer="layout" svg:width="0.763cm" svg:height="0.477cm" svg:x="6.862cm" svg:y="10.323cm">
          <draw:text-box>
            <text:p text:style-name="P42"><text:span text:style-name="T12"><text:s text:c="7"/></text:span><text:span text:style-name="T12">Jscgh yy</text:span></text:p>
            <text:p text:style-name="P42"><text:span text:style-name="T12"><text:s text:c="4"/></text:span><text:span text:style-name="T12">uxxx <text:s/>zz</text:span></text:p>
            <text:p><text:span text:style-name="T12">ott u 24v</text:span></text:p>
          </draw:text-box>
        </draw:frame>
        <draw:frame draw:style-name="gr176" draw:text-style-name="P43" draw:layer="layout" svg:width="0.627cm" svg:height="0.285cm" svg:x="7.561cm" svg:y="10.381cm">
          <draw:text-box>
            <text:p text:style-name="P42"><text:span text:style-name="T13"><text:s text:c="6"/></text:span><text:span text:style-name="T12">axx y12</text:span></text:p>
            <text:p text:style-name="P42"><text:span text:style-name="T12"><text:s/></text:span><text:span text:style-name="T12">cx15 zz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12.088cm" svg:height="3.422cm" svg:x="1.462cm" svg:y="8.14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4.852cm" svg:height="0.16cm" svg:x="1.805cm" svg:y="18.076cm">
          <draw:text-box>
            <text:p text:style-name="P49"><text:span text:style-name="T1">License : GFDL 1.2 - CC BY-SA 3.0</text:span></text:p>
          </draw:text-box>
        </draw:frame>
        <draw:frame draw:style-name="gr3" draw:text-style-name="P3" draw:layer="layout" svg:width="1.422cm" svg:height="0.2cm" svg:x="5.618cm" svg:y="18.079cm">
          <draw:text-box>
            <text:p text:style-name="P50"><text:span text:style-name="T2">© PRZ 2018</text:span></text:p>
          </draw:text-box>
        </draw:frame>
        <draw:frame draw:style-name="gr4" draw:text-style-name="P4" draw:layer="layout" svg:width="4.511cm" svg:height="1.111cm" svg:x="1.356cm" svg:y="2.968cm">
          <draw:text-box>
            <text:p text:style-name="P51"><text:span text:style-name="T3">Klipper</text:span><text:span text:style-name="T4"> Firmware </text:span></text:p>
            <text:p text:style-name="P51"><text:span text:style-name="T4">Connectivity</text:span></text:p>
          </draw:text-box>
        </draw:frame>
        <draw:path draw:style-name="gr44" draw:text-style-name="P9" draw:layer="layout" svg:width="2.108cm" svg:height="4.106cm" draw:transform="rotate (-0.107337748997652) translate (11.3729028399302cm 11.744520545264cm)" svg:viewBox="0 0 2109 4107" svg:d="M2109 4107c-3835-3036-1083-2795-1983-4107">
          <text:p/>
        </draw:path>
        <draw:g>
          <draw:custom-shape draw:style-name="gr45" draw:text-style-name="P6" draw:layer="layout" svg:width="0.6cm" svg:height="0.25cm" svg:x="14.325cm" svg:y="16.81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46" draw:text-style-name="P18" draw:layer="layout" svg:width="4.29cm" svg:height="1.3cm" svg:x="14.845cm" svg:y="16.04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7" draw:text-style-name="P19" draw:layer="layout" svg:width="4.8cm" svg:height="3.66cm" svg:x="14.5cm" svg:y="12.48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48" draw:text-style-name="P20" draw:layer="layout" svg:width="4.471cm" svg:height="3.358cm" svg:x="14.645cm" svg:y="12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20" draw:layer="layout" svg:width="4.471cm" svg:height="3.358cm" svg:x="14.645cm" svg:y="12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20" draw:layer="layout" svg:width="4.471cm" svg:height="3.358cm" svg:x="14.645cm" svg:y="12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0" draw:text-style-name="P18" draw:layer="layout" svg:width="5cm" svg:height="0.81cm" svg:x="14.025cm" svg:y="17.506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51" draw:text-style-name="P21" draw:layer="layout" svg:width="0.253cm" svg:height="0.137cm" svg:x="14.2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3cm" svg:height="0.137cm" svg:x="14.2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3cm" svg:height="0.137cm" svg:x="14.2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9cm" svg:height="0.137cm" svg:x="17.205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36cm" svg:height="0.137cm" svg:x="16.797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7cm" svg:x="16.372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9cm" svg:height="0.137cm" svg:x="15.94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6cm" svg:height="0.137cm" svg:x="15.121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8cm" svg:height="0.137cm" svg:x="15.544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2cm" svg:height="0.137cm" svg:x="14.70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57cm" svg:height="0.137cm" svg:x="17.727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3cm" svg:height="0.137cm" svg:x="18.14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1cm" svg:height="0.135cm" svg:x="14.4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4.4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4.4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6cm" svg:height="0.135cm" svg:x="17.385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6.977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9cm" svg:height="0.135cm" svg:x="16.55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8cm" svg:height="0.135cm" svg:x="16.151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5.312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5.72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4.891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4cm" svg:height="0.139cm" svg:x="14.65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4.65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4.65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7cm" svg:height="0.139cm" svg:x="17.555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1cm" svg:height="0.139cm" svg:x="17.14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9cm" svg:x="16.722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1cm" svg:height="0.139cm" svg:x="16.31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5.49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9cm" svg:x="15.891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38cm" svg:height="0.139cm" svg:x="15.07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53cm" svg:height="0.135cm" svg:x="17.871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8.2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9cm" svg:height="0.139cm" svg:x="18.123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9cm" svg:x="18.539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52" draw:text-style-name="P11" draw:layer="layout" svg:width="3.4cm" svg:height="2.699cm" svg:x="14.944cm" svg:y="12.983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53" draw:text-style-name="P9" draw:layer="layout" svg:x1="16.354cm" svg:y1="13.933cm" svg:x2="17.515cm" svg:y2="13.933cm">
                  <text:p/>
                </draw:line>
                <draw:custom-shape draw:style-name="gr54" draw:text-style-name="P6" draw:layer="layout" svg:width="1.351cm" svg:height="0.324cm" svg:x="16.388cm" svg:y="14.258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5" draw:text-style-name="P22" draw:layer="layout" svg:width="0.265cm" svg:height="0.265cm" svg:x="16.916cm" svg:y="14.111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56" draw:text-style-name="P23" draw:layer="layout" svg:width="0.076cm" svg:height="0.179cm" svg:x="16.878cm" svg:y="13.961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57" draw:text-style-name="P24" draw:layer="layout" svg:width="0.372cm" svg:height="0.206cm" svg:x="16.731cm" svg:y="13.816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53" draw:text-style-name="P9" draw:layer="layout" svg:x1="17.065cm" svg:y1="13.933cm" svg:x2="17.589cm" svg:y2="13.933cm">
                  <text:p/>
                </draw:line>
                <draw:custom-shape draw:style-name="gr58" draw:text-style-name="P25" draw:layer="layout" svg:width="1.549cm" svg:height="1.134cm" svg:x="16.227cm" svg:y="13.669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59" draw:text-style-name="P9" draw:layer="layout" svg:width="1.112cm" svg:height="0.751cm" svg:x="16.437cm" svg:y="13.8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60" draw:text-style-name="P11" draw:layer="layout" svg:width="3.161cm" svg:height="0.149cm" svg:x="15.061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11" draw:layer="layout" svg:width="0.598cm" svg:height="1.849cm" svg:x="15.061cm" svg:y="13.833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11" draw:layer="layout" svg:width="1.117cm" svg:height="0.448cm" svg:x="16.449cm" svg:y="14.729cm">
              <text:p/>
              <draw:enhanced-geometry svg:viewBox="0 0 21600 21600" draw:type="rectangle" draw:enhanced-path="M 0 0 L 21600 0 21600 21600 0 21600 0 0 Z N"/>
            </draw:custom-shape>
            <draw:polyline draw:style-name="gr63" draw:text-style-name="P9" draw:layer="layout" svg:width="0.905cm" svg:height="0.447cm" draw:transform="skewX (-0.00453785605518525) rotate (0.540528469342644) translate (16.424130394383cm 14.9909653717749cm)" svg:viewBox="0 0 906 448" draw:points="0,77 307,0 357,205 524,217 676,396 906,448">
              <text:p/>
            </draw:polyline>
            <draw:custom-shape draw:style-name="gr64" draw:text-style-name="P11" draw:layer="layout" svg:width="0.955cm" svg:height="0.372cm" svg:x="15.061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11" draw:layer="layout" svg:width="0.713cm" svg:height="0.372cm" svg:x="17.509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11" draw:layer="layout" svg:width="1.268cm" svg:height="0.372cm" svg:x="16.136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11" draw:layer="layout" svg:width="0.536cm" svg:height="0.372cm" svg:x="15.779cm" svg:y="13.833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11" draw:layer="layout" svg:width="0.536cm" svg:height="0.448cm" svg:x="15.779cm" svg:y="14.31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11" draw:layer="layout" svg:width="0.507cm" svg:height="0.223cm" svg:x="17.715cm" svg:y="13.8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11" draw:layer="layout" svg:width="0.507cm" svg:height="0.298cm" svg:x="17.715cm" svg:y="14.193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11" draw:layer="layout" svg:width="1.117cm" svg:height="0.373cm" svg:x="16.449cm" svg:y="15.30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2" draw:text-style-name="P11" draw:layer="layout" svg:width="0.8cm" svg:height="0.8cm" svg:x="16.316cm" svg:y="15.68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7" draw:text-style-name="P27" draw:layer="layout" svg:width="3.536cm" svg:height="0.855cm" svg:x="15.017cm" svg:y="16.449cm">
            <text:p text:style-name="P26"><text:span text:style-name="T8">Browser</text:span><text:span text:style-name="T9"> execute</text:span></text:p>
            <text:p text:style-name="P26"><text:span text:style-name="T9">html and Javascript</text:span></text:p>
            <draw:enhanced-geometry svg:viewBox="0 0 21600 21600" draw:type="rectangle" draw:enhanced-path="M 0 0 L 21600 0 21600 21600 0 21600 0 0 Z N"/>
          </draw:custom-shape>
          <draw:g>
            <draw:custom-shape draw:style-name="gr74" draw:text-style-name="P10" draw:layer="layout" svg:width="0.795cm" svg:height="0.658cm" draw:transform="skewX (0.00296705972839033) rotate (1.13516214549711) translate (13.568cm 16.919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5" draw:text-style-name="P10" draw:layer="layout" svg:width="1.165cm" svg:height="0.975cm" draw:transform="skewX (0.00209439510239328) rotate (1.13516214549711) translate (13.266cm 16.972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6" draw:text-style-name="P10" draw:layer="layout" svg:width="1.607cm" svg:height="1.433cm" draw:transform="skewX (0.00139626340159554) rotate (1.13516214549711) translate (12.938cm 17.054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7" draw:text-style-name="P28" draw:layer="layout" svg:width="0.23cm" svg:height="0.209cm" draw:transform="skewX (0.00959931088596889) rotate (1.13516214549711) translate (13.876cm 16.7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78" draw:text-style-name="P13" draw:layer="layout" svg:width="2.641cm" svg:height="1.115cm" svg:x="11.773cm" svg:y="9.927cm">
          <draw:text-box>
            <text:p text:style-name="P52"><text:span text:style-name="T7">WiFi OR Ethernet</text:span></text:p>
          </draw:text-box>
        </draw:frame>
        <draw:custom-shape draw:style-name="gr177" draw:text-style-name="P29" draw:layer="layout" svg:width="5.472cm" svg:height="1.218cm" svg:x="3.424cm" svg:y="10.142cm">
          <text:p text:style-name="P53"><text:span text:style-name="T10"><text:s text:c="8"/></text:span></text:p>
          <text:p text:style-name="P53"><text:span text:style-name="T10"/></text:p>
          <draw:enhanced-geometry svg:viewBox="0 0 21600 21600" draw:glue-points="?f6 0 10800 ?f8 ?f11 10800 ?f9 21600 10800 ?f10 ?f5 10800" draw:text-areas="?f3 ?f3 ?f4 ?f4" draw:type="parallelogram" draw:modifiers="4589.950666910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8" draw:text-style-name="P30" draw:layer="layout" svg:width="5.376cm" svg:height="0.924cm" svg:x="5.363cm" svg:y="8.249cm">
          <text:p text:style-name="P54"><text:span text:style-name="T11"><text:s text:c="7"/></text:span></text:p>
          <draw:enhanced-geometry svg:viewBox="0 0 21600 21600" draw:glue-points="?f6 0 10800 ?f8 ?f11 10800 ?f9 21600 10800 ?f10 ?f5 10800" draw:text-areas="?f3 ?f3 ?f4 ?f4" draw:type="parallelogram" draw:modifiers="3273.9445787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13" draw:layer="layout" svg:width="1.606cm" svg:height="0.683cm" svg:x="11.693cm" svg:y="11.551cm">
          <draw:text-box>
            <text:p text:style-name="P52"><text:span text:style-name="T7">http://</text:span></text:p>
          </draw:text-box>
        </draw:frame>
        <draw:custom-shape draw:style-name="gr93" draw:text-style-name="P34" draw:layer="layout" svg:width="0.8cm" svg:height="0.3cm" svg:x="7.528cm" svg:y="10.398cm">
          <text:p text:style-name="P55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8cm" svg:height="0.3cm" svg:x="7.421cm" svg:y="10.355cm">
          <text:p text:style-name="P55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902cm" svg:height="0.399cm" svg:x="6.596cm" svg:y="10.313cm">
          <text:p text:style-name="P55"><text:span text:style-name="T12"><text:s text:c="4"/></text:span></text:p>
          <draw:enhanced-geometry svg:viewBox="0 0 21600 21600" draw:glue-points="?f6 0 10800 ?f8 ?f11 10800 ?f9 21600 10800 ?f10 ?f5 10800" draw:text-areas="?f3 ?f3 ?f4 ?f4" draw:type="parallelogram" draw:modifiers="9472.42524916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79" draw:text-style-name="P13" draw:layer="layout" svg:width="3.588cm" svg:height="0.683cm" svg:x="15.439cm" svg:y="10.313cm">
          <draw:text-box>
            <text:p text:style-name="P52"><text:span text:style-name="T7">G-code interpreter</text:span></text:p>
          </draw:text-box>
        </draw:frame>
        <draw:custom-shape draw:style-name="gr94" draw:text-style-name="P35" draw:layer="layout" svg:width="0.546cm" svg:height="0.546cm" svg:x="14.767cm" svg:y="9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0" draw:text-style-name="P13" draw:layer="layout" svg:width="3.976cm" svg:height="0.786cm" svg:x="15.456cm" svg:y="9.467cm">
          <draw:text-box>
            <text:p text:style-name="P52"><text:span text:style-name="T7">Printer host Interface </text:span></text:p>
          </draw:text-box>
        </draw:frame>
        <draw:frame draw:style-name="gr181" draw:text-style-name="P13" draw:layer="layout" svg:width="4.299cm" svg:height="1.115cm" svg:x="8.693cm" svg:y="16.63cm">
          <draw:text-box>
            <text:p text:style-name="P52"><text:span text:style-name="T7">Web interface files</text:span></text:p>
            <text:p text:style-name="P52"><text:span text:style-name="T7">executed by <text:s/>browser. </text:span></text:p>
          </draw:text-box>
        </draw:frame>
        <draw:path draw:style-name="gr98" draw:text-style-name="P9" draw:layer="layout" svg:width="3.148cm" svg:height="0.945cm" draw:transform="skewX (-0.00122173047639603) rotate (-0.0586430628670105) translate (6.03278998115224cm 6.45142841472451cm)" svg:viewBox="0 0 3149 946" svg:d="M3149 906c-4153 263-3330-850-2371-906">
          <text:p/>
        </draw:path>
        <draw:g>
          <draw:custom-shape draw:style-name="gr101" draw:text-style-name="P19" draw:layer="layout" svg:width="2.685cm" svg:height="1.371cm" svg:x="8.907cm" svg:y="10.01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030.042398546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0" draw:text-style-name="P37" draw:layer="layout" svg:width="1.298cm" svg:height="0.102cm" svg:x="9.097cm" svg:y="11.079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49cm" svg:height="0.286cm" svg:x="9.757cm" svg:y="10.6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68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37" draw:layer="layout" svg:width="0.7cm" svg:height="0.1cm" svg:x="9.82cm" svg:y="10.88cm">
            <text:p/>
            <draw:enhanced-geometry svg:viewBox="0 0 21600 21600" draw:glue-points="?f6 0 10800 ?f8 ?f11 10800 ?f9 21600 10800 ?f10 ?f5 10800" draw:text-areas="?f3 ?f3 ?f4 ?f4" draw:type="parallelogram" draw:modifiers="3204.5649072753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cm" svg:x="10.92cm" svg:y="10.0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8" draw:layer="layout" svg:width="0.459cm" svg:height="0.3cm" svg:x="10.498cm" svg:y="10.4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993.043478260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2" draw:text-style-name="P37" draw:layer="layout" svg:width="1.236cm" svg:height="0.102cm" svg:x="10.074cm" svg:y="10.08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59cm" svg:height="0.3cm" svg:x="10.152cm" svg:y="10.28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06cm" svg:x="10.119cm" svg:y="10.8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37" draw:layer="layout" svg:width="0.7cm" svg:height="0.1cm" svg:x="10.002cm" svg:y="10.694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3" draw:text-style-name="P37" draw:layer="layout" svg:width="0.7cm" svg:height="0.1cm" svg:x="10.2cm" svg:y="10.495cm">
            <text:p/>
            <draw:enhanced-geometry svg:viewBox="0 0 21600 21600" draw:glue-points="?f6 0 10800 ?f8 ?f11 10800 ?f9 21600 10800 ?f10 ?f5 10800" draw:text-areas="?f3 ?f3 ?f4 ?f4" draw:type="parallelogram" draw:modifiers="3112.1255349500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37" draw:layer="layout" svg:width="0.7cm" svg:height="0.1cm" svg:x="10.422cm" svg:y="10.28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6" draw:text-style-name="P10" draw:layer="layout" svg:width="0.841cm" svg:height="0.722cm" draw:transform="skewX (-0.00558505360638186) rotate (-2.45375839537883) translate (11.39cm 10.902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7" draw:text-style-name="P10" draw:layer="layout" svg:width="1.235cm" svg:height="1.074cm" draw:transform="skewX (-0.00558505360638188) rotate (-2.45375839537883) translate (11.71cm 10.996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8" draw:text-style-name="P10" draw:layer="layout" svg:width="1.701cm" svg:height="1.578cm" draw:transform="skewX (-0.00628318530717956) rotate (-2.45375839537883) translate (12.069cm 11.079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7" draw:text-style-name="P28" draw:layer="layout" svg:width="0.243cm" svg:height="0.23cm" draw:transform="rotate (-2.45375839537883) translate (11.011cm 10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2" draw:text-style-name="P39" draw:layer="layout" svg:width="1.4cm" svg:height="2.52cm" svg:x="9.203cm" svg:y="13.9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0" draw:text-style-name="P9" draw:layer="layout" svg:x1="9.188cm" svg:y1="16.341cm" svg:x2="10.49cm" svg:y2="16.341cm">
            <text:p/>
          </draw:line>
          <draw:g>
            <draw:line draw:style-name="gr53" draw:text-style-name="P9" draw:layer="layout" svg:x1="9.582cm" svg:y1="14.782cm" svg:x2="10.341cm" svg:y2="14.782cm">
              <text:p/>
            </draw:line>
            <draw:custom-shape draw:style-name="gr111" draw:text-style-name="P6" draw:layer="layout" svg:width="0.879cm" svg:height="0.202cm" svg:x="9.607cm" svg:y="14.98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5" draw:text-style-name="P22" draw:layer="layout" svg:width="0.173cm" svg:height="0.171cm" svg:x="9.948cm" svg:y="14.8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6" draw:text-style-name="P23" draw:layer="layout" svg:width="0.046cm" svg:height="0.111cm" svg:x="9.927cm" svg:y="14.802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57" draw:text-style-name="P24" draw:layer="layout" svg:width="0.242cm" svg:height="0.135cm" svg:x="9.83cm" svg:y="14.70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53" draw:text-style-name="P9" draw:layer="layout" svg:x1="10.047cm" svg:y1="14.782cm" svg:x2="10.39cm" svg:y2="14.782cm">
              <text:p/>
            </draw:line>
            <draw:custom-shape draw:style-name="gr112" draw:text-style-name="P25" draw:layer="layout" svg:width="1.012cm" svg:height="0.717cm" svg:x="9.498cm" svg:y="14.615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13" draw:text-style-name="P9" draw:layer="layout" svg:width="0.738cm" svg:height="0.475cm" svg:x="9.631cm" svg:y="14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83" draw:text-style-name="P40" draw:layer="layout" svg:width="1.36cm" svg:height="2.44cm" svg:x="9.148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5" draw:text-style-name="P11" draw:layer="layout" svg:width="1.134cm" svg:height="0.109cm" svg:x="9.258cm" svg:y="14.326cm">
              <text:p/>
              <draw:enhanced-geometry svg:viewBox="0 0 21600 21600" draw:type="rectangle" draw:enhanced-path="M 0 0 L 21600 0 21600 21600 0 21600 0 0 Z N"/>
            </draw:custom-shape>
            <draw:custom-shape draw:style-name="gr116" draw:text-style-name="P11" draw:layer="layout" svg:width="0.774cm" svg:height="0.419cm" svg:x="9.618cm" svg:y="15.748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53" draw:text-style-name="P9" draw:layer="layout" svg:x1="9.576cm" svg:y1="14.905cm" svg:x2="10.339cm" svg:y2="14.905cm">
                  <text:p/>
                </draw:line>
                <draw:custom-shape draw:style-name="gr117" draw:text-style-name="P6" draw:layer="layout" svg:width="0.889cm" svg:height="0.19cm" svg:x="9.598cm" svg:y="15.095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5" draw:text-style-name="P22" draw:layer="layout" svg:width="0.174cm" svg:height="0.155cm" svg:x="9.945cm" svg:y="15.009cm">
                  <text:p/>
  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56" draw:text-style-name="P23" draw:layer="layout" svg:width="0.048cm" svg:height="0.101cm" svg:x="9.922cm" svg:y="14.924cm">
                  <text:p/>
  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57" draw:text-style-name="P24" draw:layer="layout" svg:width="0.244cm" svg:height="0.114cm" svg:x="9.823cm" svg:y="14.839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53" draw:text-style-name="P9" draw:layer="layout" svg:x1="10.044cm" svg:y1="14.905cm" svg:x2="10.388cm" svg:y2="14.905cm">
                  <text:p/>
                </draw:line>
                <draw:custom-shape draw:style-name="gr118" draw:text-style-name="P25" draw:layer="layout" svg:width="0.97cm" svg:height="0.663cm" svg:x="9.522cm" svg:y="14.751cm">
                  <text:p/>
  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119" draw:text-style-name="P9" draw:layer="layout" svg:width="0.775cm" svg:height="0.436cm" svg:x="9.62cm" svg:y="14.8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0" draw:text-style-name="P11" draw:layer="layout" svg:width="0.774cm" svg:height="0.299cm" svg:x="9.618cm" svg:y="14.496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11" draw:layer="layout" svg:width="0.299cm" svg:height="0.299cm" svg:x="9.258cm" svg:y="14.496cm">
              <text:p/>
              <draw:enhanced-geometry svg:viewBox="0 0 21600 21600" draw:type="rectangle" draw:enhanced-path="M 0 0 L 21600 0 21600 21600 0 21600 0 0 Z N"/>
            </draw:custom-shape>
            <draw:custom-shape draw:style-name="gr122" draw:text-style-name="P11" draw:layer="layout" svg:width="0.3cm" svg:height="1.31cm" svg:x="9.257cm" svg:y="14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11" draw:layer="layout" svg:width="0.77cm" svg:height="0.32cm" svg:x="9.618cm" svg:y="15.3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47" draw:layer="layout" svg:width="0.1cm" svg:height="0.97cm" svg:x="10.452cm" svg:y="14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5" draw:text-style-name="P10" draw:layer="layout" svg:width="0.787cm" svg:height="0.646cm" svg:x="9.442cm" svg:y="13.489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6" draw:text-style-name="P10" draw:layer="layout" svg:width="1.155cm" svg:height="0.96cm" svg:x="9.266cm" svg:y="13.242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7" draw:text-style-name="P10" draw:layer="layout" svg:width="1.583cm" svg:height="1.385cm" svg:x="9.056cm" svg:y="12.981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7" draw:text-style-name="P28" draw:layer="layout" svg:width="0.229cm" svg:height="0.207cm" svg:x="9.721cm" svg:y="13.6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85" draw:text-style-name="P47" draw:layer="layout" svg:width="1.3cm" svg:height="0.25cm" svg:x="9.183cm" svg:y="16.241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47" draw:layer="layout" svg:width="1.3cm" svg:height="0.15cm" svg:x="9.183cm" svg:y="14.121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41" draw:layer="layout" svg:width="0.546cm" svg:height="0.546cm" svg:x="14.767cm" svg:y="10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13" draw:layer="layout" svg:width="4.238cm" svg:height="0.633cm" svg:x="4.001cm" svg:y="10.739cm">
          <draw:text-box>
            <text:p text:style-name="P52"><text:span text:style-name="T7">Printer host interface</text:span></text:p>
          </draw:text-box>
        </draw:frame>
        <draw:frame draw:style-name="gr78" draw:text-style-name="P13" draw:layer="layout" svg:width="4.238cm" svg:height="1.115cm" svg:x="6.575cm" svg:y="8.131cm">
          <draw:text-box>
            <text:p text:style-name="P52"><text:span text:style-name="T7"><text:s text:c="15"/></text:span><text:span text:style-name="T7">Klippy :</text:span></text:p>
            <text:p text:style-name="P52"><text:span text:style-name="T7">G-code interpreter</text:span></text:p>
          </draw:text-box>
        </draw:frame>
        <draw:path draw:style-name="gr137" draw:text-style-name="P44" draw:layer="layout" svg:width="2.154cm" svg:height="0.981cm" draw:transform="skewX (0.00104719755119659) rotate (-0.0598647933434065) translate (8.44276386791974cm 9.67006262840324cm)" svg:viewBox="0 0 2155 982" svg:d="M0 982c974-26 845-885 2155-982">
          <text:p/>
        </draw:path>
        <draw:path draw:style-name="gr137" draw:text-style-name="P44" draw:layer="layout" svg:width="1.327cm" svg:height="0.277cm" draw:transform="skewX (0.00104719755119659) rotate (-0.0598647933434065) translate (8.42392281248534cm 10.3635196935182cm)" svg:viewBox="0 0 1328 278" svg:d="M0 278c846-34 545-241 1328-278">
          <text:p/>
        </draw:path>
        <draw:path draw:style-name="gr44" draw:text-style-name="P9" draw:layer="layout" svg:width="1.091cm" svg:height="1.092cm" draw:transform="rotate (-0.107337748997652) translate (10.2000887599252cm 11.7703483787263cm)" svg:viewBox="0 0 1092 1093" svg:d="M0 1093c127-919 1376-330 1033-1093">
          <text:p/>
        </draw:path>
        <draw:path draw:style-name="gr137" draw:text-style-name="P44" draw:layer="layout" svg:width="0.415cm" svg:height="0.985cm" draw:transform="skewX (0.0010471975511966) rotate (-0.0598647933434065) translate (5.20600391471675cm 9.15812662433406cm)" svg:viewBox="0 0 416 986" svg:d="M0 986c702-852-188-336 416-986">
          <text:p/>
        </draw:path>
        <draw:line draw:style-name="gr151" draw:text-style-name="P48" draw:layer="layout" svg:x1="7.684cm" svg:y1="7.495cm" svg:x2="8.688cm" svg:y2="7.539cm">
          <text:p/>
        </draw:line>
        <draw:path draw:style-name="gr44" draw:text-style-name="P9" draw:layer="layout" svg:width="2.127cm" svg:height="1.555cm" draw:transform="rotate (-0.107337748997652) translate (3.45968453931771cm 8.6990707729202cm)" svg:viewBox="0 0 2128 1556" svg:d="M0 1556c752-1115 961-1410 2128-1556">
          <text:p/>
        </draw:path>
        <draw:g>
          <draw:custom-shape draw:style-name="gr91" draw:text-style-name="P10" draw:layer="layout" svg:width="0.8cm" svg:height="0.591cm" svg:x="1.619cm" svg:y="10.25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2" draw:text-style-name="P24" draw:layer="layout" svg:width="1.833cm" svg:height="0.786cm" svg:x="1.857cm" svg:y="10.21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3" draw:text-style-name="P34" draw:layer="layout" svg:width="0.938cm" svg:height="0.428cm" svg:x="2.068cm" svg:y="10.25cm">
            <text:p text:style-name="P7"><text:span text:style-name="T12"><text:s text:c="8"/>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34" draw:layer="layout" svg:width="0.8cm" svg:height="0.3cm" svg:x="2.585cm" svg:y="10.463cm">
            <text:p text:style-name="P7"><text:span text:style-name="T12"><text:s text:c="5"/>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52" draw:text-style-name="P48" draw:layer="layout" svg:x1="5.402cm" svg:y1="9.825cm" svg:x2="5.214cm" svg:y2="10.078cm">
          <text:p/>
        </draw:line>
        <draw:line draw:style-name="gr152" draw:text-style-name="P48" draw:layer="layout" svg:x1="3.586cm" svg:y1="9.948cm" svg:x2="3.378cm" svg:y2="10.136cm">
          <text:p/>
        </draw:line>
        <draw:path draw:style-name="gr154" draw:text-style-name="P44" draw:layer="layout" svg:width="1.585cm" svg:height="0.527cm" draw:transform="skewX (0.00104719755119659) rotate (-0.0598647933434065) translate (10.3431325355154cm 8.20312860610085cm)" svg:viewBox="0 0 1586 528" svg:d="M0 528c974-25 661-482 1586-528">
          <text:p/>
        </draw:path>
        <draw:custom-shape draw:style-name="gr155" draw:text-style-name="P24" draw:layer="layout" svg:width="1.47cm" svg:height="0.75cm" svg:x="11.8cm" svg:y="7.9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56" draw:text-style-name="P9" draw:layer="layout" svg:width="4.969cm" svg:height="0.68cm" draw:transform="skewX (-0.00122173047639603) rotate (-0.0584685299418111) translate (9.48803320522098cm 7.45872576333624cm)" svg:viewBox="0 0 4970 681" svg:d="M3652 681c2643-209 1253-954-3652-576">
          <text:p/>
        </draw:path>
        <draw:frame draw:style-name="gr157" draw:text-style-name="P33" draw:layer="layout" svg:width="3.232cm" svg:height="0.703cm" svg:x="4.56cm" svg:y="7.836cm">
          <draw:text-box>
            <text:p text:style-name="P52"><text:span text:style-name="T7">Computer board</text:span></text:p>
          </draw:text-box>
        </draw:frame>
        <draw:frame draw:style-name="gr161" draw:text-style-name="P33" draw:layer="layout" svg:width="2.563cm" svg:height="0.653cm" svg:x="9.054cm" svg:y="7.25cm">
          <draw:text-box>
            <text:p text:style-name="P52"><text:span text:style-name="T7">USB or serial</text:span></text:p>
          </draw:text-box>
        </draw:frame>
        <draw:frame draw:style-name="gr186" draw:text-style-name="P43" draw:layer="layout" svg:width="0.763cm" svg:height="0.477cm" svg:x="6.762cm" svg:y="10.323cm">
          <draw:text-box>
            <text:p text:style-name="P56"><text:span text:style-name="T12"><text:s text:c="7"/></text:span><text:span text:style-name="T12">Jscgh yy</text:span></text:p>
            <text:p text:style-name="P56"><text:span text:style-name="T12"><text:s text:c="4"/></text:span><text:span text:style-name="T12">uxxx <text:s/>zz</text:span></text:p>
            <text:p text:style-name="P52"><text:span text:style-name="T12">ott u 24v</text:span></text:p>
          </draw:text-box>
        </draw:frame>
        <draw:frame draw:style-name="gr187" draw:text-style-name="P43" draw:layer="layout" svg:width="0.627cm" svg:height="0.285cm" svg:x="7.561cm" svg:y="10.381cm">
          <draw:text-box>
            <text:p text:style-name="P56"><text:span text:style-name="T13"><text:s text:c="6"/></text:span><text:span text:style-name="T12">axx y12</text:span></text:p>
            <text:p text:style-name="P56"><text:span text:style-name="T12"><text:s/></text:span><text:span text:style-name="T12">cx15 zz</text:span></text:p>
          </draw:text-box>
        </draw:frame>
        <draw:frame draw:style-name="gr188" draw:text-style-name="P58" draw:layer="layout" svg:width="7.059cm" svg:height="4.043cm" svg:x="1.369cm" svg:y="12.216cm">
          <draw:text-box>
            <text:p text:style-name="P57"><text:span text:style-name="T16">Multiple devices can communicate with the Printer host program. Communication can be either </text:span></text:p>
            <text:p text:style-name="P57"><text:span text:style-name="T16">wired (Ethernet) <text:s/>or not (WiFi).</text:span></text:p>
            <text:p text:style-name="P57"><text:span text:style-name="T16"/></text:p>
            <text:p text:style-name="P57"><text:span text:style-name="T16">Host program can be configured to be accessed remotely through Internet.</text:span></text:p>
          </draw:text-box>
        </draw:frame>
        <draw:custom-shape draw:style-name="gr95" draw:text-style-name="P36" draw:layer="layout" svg:width="0.546cm" svg:height="0.546cm" svg:x="14.763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9" draw:text-style-name="P13" draw:layer="layout" svg:width="3.687cm" svg:height="1.115cm" svg:x="15.415cm" svg:y="11.175cm">
          <draw:text-box>
            <text:p><text:span text:style-name="T7">MCU printer board</text:span></text:p>
            <text:p><text:span text:style-name="T7">Firmware</text:span></text:p>
          </draw:text-box>
        </draw:frame>
        <draw:g>
          <draw:custom-shape draw:style-name="gr190" draw:text-style-name="P17" draw:layer="layout" svg:width="0.457cm" svg:height="0.692cm" draw:transform="skewX (-0.00436332312998581) rotate (1.17774817924577) translate (15.035cm 8.182cm)">
            <text:p/>
            <draw:enhanced-geometry svg:viewBox="0 0 88 21600" draw:glue-points="44 ?f6 44 0 0 10800 44 21600 88 10800" draw:text-areas="0 ?f6 88 ?f3" draw:type="can" draw:modifiers="7714.2857142857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1" draw:text-style-name="P59" draw:layer="layout" svg:width="1.044cm" svg:height="0.681cm" draw:transform="skewX (-0.00593411945678069) rotate (1.18595122673015) translate (14.732cm 8.364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draw:style-name="gr192" draw:text-style-name="P13" draw:layer="layout" svg:width="3.947cm" svg:height="2.265cm" svg:x="16.019cm" svg:y="7.106cm">
          <draw:text-box>
            <text:p text:style-name="P52"><text:span text:style-name="T7">WebCam or </text:span></text:p>
            <text:p text:style-name="P52"><text:span text:style-name="T7">Pi camera </text:span></text:p>
            <text:p text:style-name="P52"><text:span text:style-name="T7">Image is sent</text:span></text:p>
            <text:p text:style-name="P52"><text:span text:style-name="T7">by host interface</text:span></text:p>
          </draw:text-box>
        </draw:frame>
        <draw:line draw:style-name="gr193" draw:text-style-name="P48" draw:layer="layout" svg:x1="13.607cm" svg:y1="8.819cm" svg:x2="13.921cm" svg:y2="8.819cm">
          <text:p/>
        </draw:line>
        <draw:path draw:style-name="gr194" draw:text-style-name="P44" draw:layer="layout" svg:width="2.65cm" svg:height="1.767cm" draw:transform="skewX (0.00104719755119658) rotate (-0.0598647933434065) translate (8.83061931778773cm 8.54638544145828cm)" svg:viewBox="0 0 2651 1768" svg:d="M0 1768c754-45 1597-1711 2651-1768">
          <text:p/>
        </draw:path>
        <draw:custom-shape draw:style-name="gr155" draw:text-style-name="P24" draw:layer="layout" svg:width="1.47cm" svg:height="0.75cm" svg:x="11.401cm" svg:y="8.3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54" draw:text-style-name="P44" draw:layer="layout" svg:width="2.367cm" svg:height="0.464cm" draw:transform="skewX (0.00104719755119659) rotate (-0.0598647933434065) translate (12.719278227387cm 8.31932700185635cm)" svg:viewBox="0 0 2368 465" svg:d="M0 465c974-26 2190 7 2368-465">
          <text:p/>
        </draw:path>
        <draw:custom-shape draw:style-name="gr99" draw:text-style-name="P24" draw:layer="layout" svg:width="1.423cm" svg:height="0.891cm" svg:x="10.523cm" svg:y="9.07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04.255319148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0" draw:text-style-name="P9" draw:layer="layout" svg:width="3.779cm" svg:height="6.705cm" draw:transform="rotate (-0.107337748997652) translate (11.8177347400433cm 9.5313394456847cm)" svg:viewBox="0 0 3780 6706" svg:d="M3780 6706c-4875-2654 1572-7146-3780-6671">
          <text:p/>
        </draw:path>
        <draw:line draw:style-name="gr152" draw:text-style-name="P48" draw:layer="layout" svg:x1="9.776cm" svg:y1="9.692cm" svg:x2="10.055cm" svg:y2="9.449cm">
          <text:p/>
        </draw:line>
        <draw:custom-shape draw:style-name="gr195" draw:text-style-name="P5" draw:layer="layout" svg:width="11.767cm" svg:height="3.387cm" svg:x="6.715cm" svg:y="3.5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681.936245572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9" draw:text-style-name="P33" draw:layer="layout" svg:width="2.712cm" svg:height="1.135cm" svg:x="7.865cm" svg:y="3.113cm">
          <draw:text-box>
            <text:p><text:span text:style-name="T7">Printer board</text:span></text:p>
            <text:p><text:span text:style-name="T7">‹</text:span><text:span text:style-name="T7">MCU›</text:span></text:p>
          </draw:text-box>
        </draw:frame>
        <draw:custom-shape draw:style-name="gr6" draw:text-style-name="P6" draw:layer="layout" svg:width="0.69cm" svg:height="0.431cm" svg:x="12.718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4.06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5.301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689cm" svg:height="0.431cm" svg:x="16.645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6" draw:text-style-name="P8" draw:layer="layout" svg:width="5.797cm" svg:height="1.321cm" svg:x="10.292cm" svg:y="5.432cm">
          <text:p text:style-name="P7"><text:span text:style-name="T5"><text:s text:c="6"/></text:span></text:p>
          <text:p text:style-name="P7"><text:span text:style-name="T6"><text:s text:c="2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029.320455329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10" draw:text-style-name="P9" draw:layer="layout" svg:width="0.237cm" svg:height="1.534cm" draw:transform="rotate (-0.0582939970166117) translate (15.2962322607143cm 3.91485101619655cm)" svg:viewBox="0 0 238 1535" svg:d="M14 1535c655-932-389-742 143-1535">
          <text:p/>
        </draw:path>
        <draw:custom-shape draw:style-name="gr11" draw:text-style-name="P10" draw:layer="layout" svg:width="1.048cm" svg:height="0.262cm" svg:x="14.954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0" draw:layer="layout" svg:width="1.049cm" svg:height="0.262cm" svg:x="16.297cm" svg:y="3.6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0" draw:layer="layout" svg:width="1.05cm" svg:height="0.262cm" svg:x="13.712cm" svg:y="3.6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" draw:text-style-name="P9" draw:layer="layout" svg:width="1.303cm" svg:height="1.562cm" draw:transform="skewX (-0.000698131700797737) rotate (-0.0595157274930076) translate (15.4628959889675cm 3.87241270298624cm)" svg:viewBox="0 0 1304 1563" svg:d="M0 1563c1078-1770 811-562 1304-1563">
          <text:p/>
        </draw:path>
        <draw:path draw:style-name="gr10" draw:text-style-name="P9" draw:layer="layout" svg:width="2.533cm" svg:height="1.33cm" draw:transform="skewX (-0.000698131700797736) rotate (-0.0588175957922099) translate (12.647758408625cm 3.96980279453868cm)" svg:viewBox="0 0 2534 1331" svg:d="M2445 1331c714-1266-3120-286-2340-1331">
          <text:p/>
        </draw:path>
        <draw:path draw:style-name="gr10" draw:text-style-name="P9" draw:layer="layout" svg:width="1.211cm" svg:height="1.426cm" draw:transform="skewX (-0.0020943951023932) rotate (-0.0612610567450018) translate (14.1100762309012cm 3.94479096216896cm)" svg:viewBox="0 0 1212 1427" svg:d="M1105 1427c602-928-1551-633-1020-1427">
          <text:p/>
        </draw:path>
        <draw:custom-shape draw:style-name="gr14" draw:text-style-name="P10" draw:layer="layout" svg:width="0.686cm" svg:height="0.263cm" svg:x="16.235cm" svg:y="4.61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6" draw:layer="layout" svg:width="0.524cm" svg:height="0.432cm" svg:x="11.771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2" draw:text-style-name="P9" draw:layer="layout" svg:width="1.885cm" svg:height="0.685cm" draw:transform="skewX (-0.00122173047639604) rotate (-0.0586430628670105) translate (10.9618405948413cm 3.91576541743003cm)" svg:viewBox="0 0 1886 686" svg:d="M1886 686c-929-156-2241-213-1797-686">
          <text:p/>
        </draw:path>
        <draw:custom-shape draw:style-name="gr23" draw:text-style-name="P14" draw:layer="layout" svg:width="0.525cm" svg:height="0.432cm" svg:x="11.014cm" svg:y="3.23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0" draw:layer="layout" svg:width="0.525cm" svg:height="0.196cm" svg:x="10.881cm" svg:y="3.70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2" draw:text-style-name="P9" draw:layer="layout" svg:width="1.338cm" svg:height="0.879cm" draw:transform="rotate (-0.0581194640914122) translate (11.8061072569604cm 3.67488205202078cm)" svg:viewBox="0 0 1339 880" svg:d="M1339 880c-925-156-1697-88-1165-880">
          <text:p/>
        </draw:path>
        <draw:custom-shape draw:style-name="gr25" draw:text-style-name="P6" draw:layer="layout" svg:width="0.393cm" svg:height="0.523cm" svg:x="16.061cm" svg:y="5.13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6" draw:text-style-name="P9" draw:layer="layout" svg:width="0.519cm" svg:height="0.391cm" draw:transform="skewX (0.0026179938779915) rotate (-0.0548033385126223) translate (15.7504851692619cm 5.0768483125993cm)" svg:viewBox="0 0 520 392" svg:d="M520 88c-171-142-309-158-520 304">
          <text:p/>
        </draw:path>
        <draw:path draw:style-name="gr10" draw:text-style-name="P9" draw:layer="layout" svg:width="0.951cm" svg:height="0.766cm" draw:transform="skewX (0.00314159265358979) rotate (-0.0595157274930076) translate (15.5310336199038cm 4.67539521032029cm)" svg:viewBox="0 0 952 767" svg:d="M0 767c390-549 295-754 952-767">
          <text:p/>
        </draw:path>
        <draw:custom-shape draw:style-name="gr27" draw:text-style-name="P15" draw:layer="layout" svg:width="0.472cm" svg:height="0.63cm" svg:x="16.688cm" svg:y="4.3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9" draw:text-style-name="P9" draw:layer="layout" svg:width="1.802cm" svg:height="0.776cm" draw:transform="skewX (0.00122173047639603) rotate (-0.0577703982410134) translate (13.094cm 4.632cm)" svg:viewBox="0 0 1803 777" svg:d="M1656 777c607-824-808-643-1656-777">
          <text:p/>
        </draw:path>
        <draw:path draw:style-name="gr30" draw:text-style-name="P9" draw:layer="layout" svg:width="1.791cm" svg:height="0.689cm" draw:transform="skewX (-0.00122173047639602) rotate (-0.0584685299418111) translate (12.805cm 4.71cm)" svg:viewBox="0 0 1792 690" svg:d="M1661 690c566-664-840-581-1661-690">
          <text:p/>
        </draw:path>
        <draw:g>
          <draw:custom-shape draw:style-name="gr15" draw:text-style-name="P11" draw:layer="layout" svg:width="0.486cm" svg:height="0.21cm" svg:x="14.672cm" svg:y="5.485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1" draw:layer="layout" svg:width="0.387cm" svg:height="0.184cm" svg:x="14.633cm" svg:y="5.695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11" draw:layer="layout" svg:width="0.269cm" svg:height="0.131cm" svg:x="14.785cm" svg:y="5.63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160" draw:text-style-name="P6" draw:layer="layout" svg:width="0.386cm" svg:height="0.538cm" svg:x="8.526cm" svg:y="4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242.3452768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162" draw:text-style-name="P9" draw:layer="layout" svg:x1="13.141cm" svg:y1="6.235cm" svg:x2="13.513cm" svg:y2="6.235cm">
            <text:p/>
          </draw:line>
          <draw:line draw:style-name="gr162" draw:text-style-name="P9" draw:layer="layout" svg:x1="13.512cm" svg:y1="6.04cm" svg:x2="13.512cm" svg:y2="6.235cm">
            <text:p/>
          </draw:line>
          <draw:line draw:style-name="gr162" draw:text-style-name="P9" draw:layer="layout" svg:x1="13.511cm" svg:y1="6.038cm" svg:x2="13.71cm" svg:y2="6.038cm">
            <text:p/>
          </draw:line>
          <draw:line draw:style-name="gr162" draw:text-style-name="P9" draw:layer="layout" svg:x1="13.712cm" svg:y1="6.041cm" svg:x2="13.712cm" svg:y2="6.236cm">
            <text:p/>
          </draw:line>
          <draw:line draw:style-name="gr162" draw:text-style-name="P9" draw:layer="layout" svg:x1="13.912cm" svg:y1="6.042cm" svg:x2="13.912cm" svg:y2="6.237cm">
            <text:p/>
          </draw:line>
          <draw:line draw:style-name="gr162" draw:text-style-name="P9" draw:layer="layout" svg:x1="14.212cm" svg:y1="6.043cm" svg:x2="14.212cm" svg:y2="6.238cm">
            <text:p/>
          </draw:line>
          <draw:line draw:style-name="gr162" draw:text-style-name="P9" draw:layer="layout" svg:x1="14.412cm" svg:y1="6.044cm" svg:x2="14.412cm" svg:y2="6.239cm">
            <text:p/>
          </draw:line>
          <draw:line draw:style-name="gr162" draw:text-style-name="P9" draw:layer="layout" svg:x1="13.712cm" svg:y1="6.238cm" svg:x2="13.911cm" svg:y2="6.238cm">
            <text:p/>
          </draw:line>
          <draw:line draw:style-name="gr162" draw:text-style-name="P9" draw:layer="layout" svg:x1="14.213cm" svg:y1="6.238cm" svg:x2="14.412cm" svg:y2="6.238cm">
            <text:p/>
          </draw:line>
          <draw:line draw:style-name="gr162" draw:text-style-name="P9" draw:layer="layout" svg:x1="13.914cm" svg:y1="6.038cm" svg:x2="14.213cm" svg:y2="6.038cm">
            <text:p/>
          </draw:line>
          <draw:line draw:style-name="gr162" draw:text-style-name="P9" draw:layer="layout" svg:x1="14.712cm" svg:y1="6.045cm" svg:x2="14.712cm" svg:y2="6.24cm">
            <text:p/>
          </draw:line>
          <draw:line draw:style-name="gr162" draw:text-style-name="P9" draw:layer="layout" svg:x1="14.415cm" svg:y1="6.038cm" svg:x2="14.714cm" svg:y2="6.038cm">
            <text:p/>
          </draw:line>
          <draw:line draw:style-name="gr162" draw:text-style-name="P9" draw:layer="layout" svg:x1="14.716cm" svg:y1="6.235cm" svg:x2="15.088cm" svg:y2="6.235cm">
            <text:p/>
          </draw:line>
        </draw:g>
        <draw:custom-shape draw:style-name="gr138" draw:text-style-name="P24" draw:layer="layout" svg:width="0.79cm" svg:height="0.399cm" svg:x="6.743cm" svg:y="6.3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4" draw:text-style-name="P9" draw:layer="layout" svg:width="3.516cm" svg:height="0.606cm" draw:transform="skewX (0.00418879020478638) rotate (-0.0582939970166117) translate (7.48590814935022cm 5.91509226438828cm)" svg:viewBox="0 0 3517 607" svg:d="M0 607c2007-160 1941-560 3517-607">
          <text:p/>
        </draw:path>
        <draw:custom-shape draw:style-name="gr11" draw:text-style-name="P10" draw:layer="layout" svg:width="1.048cm" svg:height="0.262cm" svg:x="12.371cm" svg:y="3.6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g>
            <draw:custom-shape draw:style-name="gr197" draw:text-style-name="P45" draw:layer="layout" svg:width="2.961cm" svg:height="1.807cm" svg:x="2.901cm" svg:y="4.4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469.9057287889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98" draw:text-style-name="P19" draw:layer="layout" svg:width="1.943cm" svg:height="1.315cm" svg:x="3.02cm" svg:y="4.70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99" draw:text-style-name="P20" draw:layer="layout" svg:width="1.812cm" svg:height="1.206cm" svg:x="3.077cm" svg:y="4.7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9" draw:text-style-name="P20" draw:layer="layout" svg:width="1.812cm" svg:height="1.206cm" svg:x="3.077cm" svg:y="4.7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0" draw:text-style-name="P20" draw:layer="layout" svg:width="1.812cm" svg:height="1.206cm" svg:x="3.077cm" svg:y="4.7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01" draw:text-style-name="P19" draw:layer="layout" svg:width="1.921cm" svg:height="1.298cm" svg:x="3.02cm" svg:y="4.77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02" draw:text-style-name="P20" draw:layer="layout" svg:width="1.792cm" svg:height="1.191cm" svg:x="3.076cm" svg:y="4.8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2" draw:text-style-name="P20" draw:layer="layout" svg:width="1.792cm" svg:height="1.191cm" svg:x="3.076cm" svg:y="4.8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3" draw:text-style-name="P46" draw:layer="layout" svg:width="1.792cm" svg:height="1.191cm" svg:x="3.076cm" svg:y="4.8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04" draw:text-style-name="P47" draw:layer="layout" svg:width="0.432cm" svg:height="0.432cm" svg:x="5.198cm" svg:y="5.4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4" draw:text-style-name="P47" draw:layer="layout" svg:width="0.431cm" svg:height="0.433cm" svg:x="5.123cm" svg:y="5.5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8" draw:text-style-name="P47" draw:layer="layout" svg:x1="5.498cm" svg:y1="5.927cm" svg:x2="5.585cm" svg:y2="5.84cm">
                <text:p/>
              </draw:line>
              <draw:line draw:style-name="gr148" draw:text-style-name="P47" draw:layer="layout" svg:x1="5.169cm" svg:y1="5.643cm" svg:x2="5.256cm" svg:y2="5.556cm">
                <text:p/>
              </draw:line>
              <draw:line draw:style-name="gr149" draw:text-style-name="P47" draw:layer="layout" svg:x1="5.498cm" svg:y1="5.665cm" svg:x2="5.585cm" svg:y2="5.578cm">
                <text:p/>
              </draw:line>
              <draw:line draw:style-name="gr149" draw:text-style-name="P47" draw:layer="layout" svg:x1="5.411cm" svg:y1="5.577cm" svg:x2="5.498cm" svg:y2="5.49cm">
                <text:p/>
              </draw:line>
              <draw:line draw:style-name="gr149" draw:text-style-name="P47" draw:layer="layout" svg:x1="5.555cm" svg:y1="5.753cm" svg:x2="5.642cm" svg:y2="5.666cm">
                <text:p/>
              </draw:line>
              <draw:line draw:style-name="gr149" draw:text-style-name="P47" draw:layer="layout" svg:x1="5.348cm" svg:y1="5.577cm" svg:x2="5.435cm" svg:y2="5.49cm">
                <text:p/>
              </draw:line>
              <draw:line draw:style-name="gr149" draw:text-style-name="P47" draw:layer="layout" svg:x1="5.471cm" svg:y1="5.609cm" svg:x2="5.558cm" svg:y2="5.522cm">
                <text:p/>
              </draw:line>
              <draw:line draw:style-name="gr149" draw:text-style-name="P47" draw:layer="layout" svg:x1="5.538cm" svg:y1="5.697cm" svg:x2="5.625cm" svg:y2="5.61cm">
                <text:p/>
              </draw:line>
              <draw:line draw:style-name="gr149" draw:text-style-name="P47" draw:layer="layout" svg:x1="5.303cm" svg:y1="5.577cm" svg:x2="5.39cm" svg:y2="5.49cm">
                <text:p/>
              </draw:line>
              <draw:line draw:style-name="gr149" draw:text-style-name="P47" draw:layer="layout" svg:x1="5.555cm" svg:y1="5.804cm" svg:x2="5.642cm" svg:y2="5.717cm">
                <text:p/>
              </draw:line>
            </draw:g>
          </draw:g>
        </draw:g>
        <draw:path draw:style-name="gr24" draw:text-style-name="P9" draw:layer="layout" svg:width="2.788cm" svg:height="1.124cm" draw:transform="skewX (0.00418879020478638) rotate (-0.0582939970166117) translate (5.93427403599564cm 4.29476969854071cm)" svg:viewBox="0 0 2789 1125" svg:d="M0 1125c898-57 2770-1637 2789-954">
          <text:p/>
        </draw:path>
      </draw:page>
      <draw:page draw:name="page4" draw:style-name="dp1" draw:master-page-name="Standard">
        <draw:custom-shape draw:style-name="gr1" draw:text-style-name="P1" draw:layer="layout" svg:width="12.088cm" svg:height="3.422cm" svg:x="1.462cm" svg:y="8.14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4.852cm" svg:height="0.16cm" svg:x="14.005cm" svg:y="13.776cm">
          <draw:text-box>
            <text:p text:style-name="P49"><text:span text:style-name="T1">License : GFDL 1.2 - CC BY-SA 3.0</text:span></text:p>
          </draw:text-box>
        </draw:frame>
        <draw:frame draw:style-name="gr3" draw:text-style-name="P3" draw:layer="layout" svg:width="1.422cm" svg:height="0.2cm" svg:x="17.818cm" svg:y="13.779cm">
          <draw:text-box>
            <text:p text:style-name="P50"><text:span text:style-name="T2">© PRZ 2018</text:span></text:p>
          </draw:text-box>
        </draw:frame>
        <draw:frame draw:style-name="gr4" draw:text-style-name="P4" draw:layer="layout" svg:width="5.479cm" svg:height="1.111cm" svg:x="1.356cm" svg:y="1.663cm">
          <draw:text-box>
            <text:p text:style-name="P51"><text:span text:style-name="T3">Klipper</text:span><text:span text:style-name="T4"> Firmware </text:span></text:p>
            <text:p text:style-name="P51"><text:span text:style-name="T4">Virtual SD card</text:span></text:p>
          </draw:text-box>
        </draw:frame>
        <draw:path draw:style-name="gr44" draw:text-style-name="P9" draw:layer="layout" svg:width="2.346cm" svg:height="0.612cm" draw:transform="rotate (-0.107337748997652) translate (11.8651775469603cm 10.8649562918393cm)" svg:viewBox="0 0 2347 613" svg:d="M2347 3c-1219-56-894 784-2347 577">
          <text:p/>
        </draw:path>
        <draw:custom-shape draw:style-name="gr205" draw:text-style-name="P29" draw:layer="layout" svg:width="5.472cm" svg:height="1.218cm" svg:x="3.424cm" svg:y="10.142cm">
          <text:p text:style-name="P53"><text:span text:style-name="T10"><text:s text:c="8"/></text:span></text:p>
          <text:p text:style-name="P53"><text:span text:style-name="T10"/></text:p>
          <draw:enhanced-geometry svg:viewBox="0 0 21600 21600" draw:glue-points="?f6 0 10800 ?f8 ?f11 10800 ?f9 21600 10800 ?f10 ?f5 10800" draw:text-areas="?f3 ?f3 ?f4 ?f4" draw:type="parallelogram" draw:modifiers="4589.950666910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6" draw:text-style-name="P30" draw:layer="layout" svg:width="5.376cm" svg:height="0.924cm" svg:x="5.363cm" svg:y="8.249cm">
          <text:p text:style-name="P54"><text:span text:style-name="T11"><text:s text:c="7"/></text:span></text:p>
          <draw:enhanced-geometry svg:viewBox="0 0 21600 21600" draw:glue-points="?f6 0 10800 ?f8 ?f11 10800 ?f9 21600 10800 ?f10 ?f5 10800" draw:text-areas="?f3 ?f3 ?f4 ?f4" draw:type="parallelogram" draw:modifiers="3273.9445787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13" draw:layer="layout" svg:width="1.606cm" svg:height="0.683cm" svg:x="11.837cm" svg:y="11.571cm">
          <draw:text-box>
            <text:p text:style-name="P52"><text:span text:style-name="T7">http://</text:span></text:p>
          </draw:text-box>
        </draw:frame>
        <draw:custom-shape draw:style-name="gr93" draw:text-style-name="P34" draw:layer="layout" svg:width="0.8cm" svg:height="0.3cm" svg:x="7.528cm" svg:y="10.398cm">
          <text:p text:style-name="P55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8cm" svg:height="0.3cm" svg:x="7.421cm" svg:y="10.355cm">
          <text:p text:style-name="P55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902cm" svg:height="0.399cm" svg:x="6.596cm" svg:y="10.313cm">
          <text:p text:style-name="P55"><text:span text:style-name="T12"><text:s text:c="4"/></text:span></text:p>
          <draw:enhanced-geometry svg:viewBox="0 0 21600 21600" draw:glue-points="?f6 0 10800 ?f8 ?f11 10800 ?f9 21600 10800 ?f10 ?f5 10800" draw:text-areas="?f3 ?f3 ?f4 ?f4" draw:type="parallelogram" draw:modifiers="9472.42524916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8" draw:text-style-name="P13" draw:layer="layout" svg:width="3.684cm" svg:height="1.115cm" svg:x="15.439cm" svg:y="8.494cm">
          <draw:text-box>
            <text:p text:style-name="P52"><text:span text:style-name="T7">G-code interpreter</text:span></text:p>
          </draw:text-box>
        </draw:frame>
        <draw:custom-shape draw:style-name="gr94" draw:text-style-name="P35" draw:layer="layout" svg:width="0.546cm" svg:height="0.546cm" svg:x="14.76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7" draw:text-style-name="P13" draw:layer="layout" svg:width="3.945cm" svg:height="0.805cm" svg:x="15.456cm" svg:y="7.558cm">
          <draw:text-box>
            <text:p text:style-name="P52"><text:span text:style-name="T7">Printer host Interface </text:span></text:p>
          </draw:text-box>
        </draw:frame>
        <draw:path draw:style-name="gr98" draw:text-style-name="P9" draw:layer="layout" svg:width="2.894cm" svg:height="0.956cm" draw:transform="skewX (-0.00122173047639603) rotate (-0.0586430628670105) translate (5.81480788298887cm 6.45703965200087cm)" svg:viewBox="0 0 2895 957" svg:d="M2895 917c-4153 264-2903-851-1923-917">
          <text:p/>
        </draw:path>
        <draw:g>
          <draw:custom-shape draw:style-name="gr101" draw:text-style-name="P19" draw:layer="layout" svg:width="2.685cm" svg:height="1.371cm" svg:x="8.907cm" svg:y="10.01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030.042398546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0" draw:text-style-name="P37" draw:layer="layout" svg:width="1.298cm" svg:height="0.102cm" svg:x="9.097cm" svg:y="11.079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49cm" svg:height="0.286cm" svg:x="9.757cm" svg:y="10.6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68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37" draw:layer="layout" svg:width="0.7cm" svg:height="0.1cm" svg:x="9.82cm" svg:y="10.88cm">
            <text:p/>
            <draw:enhanced-geometry svg:viewBox="0 0 21600 21600" draw:glue-points="?f6 0 10800 ?f8 ?f11 10800 ?f9 21600 10800 ?f10 ?f5 10800" draw:text-areas="?f3 ?f3 ?f4 ?f4" draw:type="parallelogram" draw:modifiers="3204.5649072753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cm" svg:x="10.92cm" svg:y="10.0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8" draw:layer="layout" svg:width="0.459cm" svg:height="0.3cm" svg:x="10.498cm" svg:y="10.4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993.043478260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2" draw:text-style-name="P37" draw:layer="layout" svg:width="1.236cm" svg:height="0.102cm" svg:x="10.074cm" svg:y="10.08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59cm" svg:height="0.3cm" svg:x="10.152cm" svg:y="10.28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06cm" svg:x="10.119cm" svg:y="10.8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37" draw:layer="layout" svg:width="0.7cm" svg:height="0.1cm" svg:x="10.002cm" svg:y="10.694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3" draw:text-style-name="P37" draw:layer="layout" svg:width="0.7cm" svg:height="0.1cm" svg:x="10.2cm" svg:y="10.495cm">
            <text:p/>
            <draw:enhanced-geometry svg:viewBox="0 0 21600 21600" draw:glue-points="?f6 0 10800 ?f8 ?f11 10800 ?f9 21600 10800 ?f10 ?f5 10800" draw:text-areas="?f3 ?f3 ?f4 ?f4" draw:type="parallelogram" draw:modifiers="3112.1255349500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37" draw:layer="layout" svg:width="0.7cm" svg:height="0.1cm" svg:x="10.422cm" svg:y="10.28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6" draw:text-style-name="P10" draw:layer="layout" svg:width="0.841cm" svg:height="0.722cm" draw:transform="skewX (-0.00558505360638186) rotate (-2.45375839537883) translate (11.39cm 10.902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7" draw:text-style-name="P10" draw:layer="layout" svg:width="1.235cm" svg:height="1.074cm" draw:transform="skewX (-0.00558505360638188) rotate (-2.45375839537883) translate (11.71cm 10.996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8" draw:text-style-name="P10" draw:layer="layout" svg:width="1.701cm" svg:height="1.578cm" draw:transform="skewX (-0.00628318530717956) rotate (-2.45375839537883) translate (12.069cm 11.079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7" draw:text-style-name="P28" draw:layer="layout" svg:width="0.243cm" svg:height="0.23cm" draw:transform="rotate (-2.45375839537883) translate (11.011cm 10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9" draw:text-style-name="P41" draw:layer="layout" svg:width="0.546cm" svg:height="0.546cm" svg:x="14.767cm" svg:y="8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13" draw:layer="layout" svg:width="4.238cm" svg:height="0.633cm" svg:x="4.001cm" svg:y="10.739cm">
          <draw:text-box>
            <text:p text:style-name="P52"><text:span text:style-name="T7">Printer host interface</text:span></text:p>
          </draw:text-box>
        </draw:frame>
        <draw:frame draw:style-name="gr78" draw:text-style-name="P13" draw:layer="layout" svg:width="4.238cm" svg:height="1.115cm" svg:x="6.575cm" svg:y="8.131cm">
          <draw:text-box>
            <text:p text:style-name="P52"><text:span text:style-name="T7"><text:s text:c="15"/></text:span><text:span text:style-name="T7">Klippy :</text:span></text:p>
            <text:p text:style-name="P52"><text:span text:style-name="T7">G-code interpreter</text:span></text:p>
          </draw:text-box>
        </draw:frame>
        <draw:g>
          <draw:custom-shape draw:style-name="gr131" draw:text-style-name="P24" draw:layer="layout" svg:width="1.833cm" svg:height="0.786cm" svg:x="5.767cm" svg:y="9.21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32" draw:text-style-name="P34" draw:layer="layout" svg:width="0.938cm" svg:height="0.428cm" svg:x="5.978cm" svg:y="9.251cm">
            <text:p text:style-name="P7"><text:span text:style-name="T12"><text:s text:c="8"/>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2" draw:text-style-name="P34" draw:layer="layout" svg:width="0.8cm" svg:height="0.3cm" svg:x="6.495cm" svg:y="9.464cm">
            <text:p text:style-name="P7"><text:span text:style-name="T12"><text:s text:c="5"/>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3" draw:text-style-name="P10" draw:layer="layout" svg:width="0.8cm" svg:height="0.591cm" svg:x="7.029cm" svg:y="9.35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208" draw:text-style-name="P43" draw:layer="layout" svg:width="0.721cm" svg:height="0.477cm" svg:x="6.618cm" svg:y="9.481cm">
            <draw:text-box>
              <text:p text:style-name="P42"><text:span text:style-name="T13"><text:s text:c="6"/></text:span><text:span text:style-name="T13">&lt;xx yy&gt;</text:span></text:p>
              <text:p text:style-name="P42"><text:span text:style-name="T13"><text:s/></text:span><text:span text:style-name="T13">Xxx <text:s/>zz</text:span></text:p>
            </draw:text-box>
          </draw:frame>
          <draw:frame draw:style-name="gr209" draw:text-style-name="P43" draw:layer="layout" svg:width="0.721cm" svg:height="0.477cm" svg:x="6.16cm" svg:y="9.264cm">
            <draw:text-box>
              <text:p text:style-name="P42"><text:span text:style-name="T13"><text:s text:c="8"/></text:span><text:span text:style-name="T12">Gxx yyy</text:span></text:p>
              <text:p text:style-name="P42"><text:span text:style-name="T12"><text:s text:c="4"/></text:span><text:span text:style-name="T12">Mxxx <text:s/>zz</text:span></text:p>
              <text:p text:style-name="P42"><text:span text:style-name="T12">Gtt uu</text:span></text:p>
            </draw:text-box>
          </draw:frame>
        </draw:g>
        <draw:frame draw:style-name="gr78" draw:text-style-name="P13" draw:layer="layout" svg:width="2.173cm" svg:height="1.115cm" svg:x="7.506cm" svg:y="9.06cm">
          <draw:text-box>
            <text:p text:style-name="P52"><text:span text:style-name="T7"><text:s text:c="5"/></text:span><text:span text:style-name="T7">Virtual </text:span></text:p>
            <text:p text:style-name="P52"><text:span text:style-name="T7">SD card</text:span></text:p>
          </draw:text-box>
        </draw:frame>
        <draw:frame draw:style-name="gr210" draw:text-style-name="P58" draw:layer="layout" svg:width="6.977cm" svg:height="2.072cm" svg:x="2.985cm" svg:y="11.816cm">
          <draw:text-box>
            <text:p text:style-name="P57"><text:span text:style-name="T17">Virtual SD-card emulates </text:span></text:p>
            <text:p text:style-name="P57"><text:span text:style-name="T17">a printer board SD card file reader</text:span></text:p>
            <text:p text:style-name="P57"><text:span text:style-name="T17">to offload the host interface software on low performance computer board.</text:span></text:p>
          </draw:text-box>
        </draw:frame>
        <draw:path draw:style-name="gr137" draw:text-style-name="P44" draw:layer="layout" svg:width="1.327cm" svg:height="0.277cm" draw:transform="skewX (0.00104719755119659) rotate (-0.0598647933434065) translate (8.42392281248534cm 10.3635196935182cm)" svg:viewBox="0 0 1328 278" svg:d="M0 278c846-34 545-241 1328-278">
          <text:p/>
        </draw:path>
        <draw:path draw:style-name="gr137" draw:text-style-name="P44" draw:layer="layout" svg:width="0.415cm" svg:height="0.985cm" draw:transform="skewX (0.0010471975511966) rotate (-0.0598647933434065) translate (5.20600391471675cm 9.15812662433406cm)" svg:viewBox="0 0 416 986" svg:d="M0 986c702-852-188-336 416-986">
          <text:p/>
        </draw:path>
        <draw:path draw:style-name="gr137" draw:text-style-name="P44" draw:layer="layout" svg:width="0.544cm" svg:height="0.326cm" draw:transform="skewX (0.0010471975511966) rotate (-0.0598647933434065) translate (5.51354526366729cm 9.17055954882788cm)" svg:viewBox="0 0 545 327" svg:d="M545 313c-570 47-650-17-437-313">
          <text:p/>
        </draw:path>
        <draw:line draw:style-name="gr151" draw:text-style-name="P48" draw:layer="layout" svg:x1="7.684cm" svg:y1="7.525cm" svg:x2="8.691cm" svg:y2="7.552cm">
          <text:p/>
        </draw:line>
        <draw:path draw:style-name="gr44" draw:text-style-name="P9" draw:layer="layout" svg:width="2.127cm" svg:height="1.555cm" draw:transform="rotate (-0.107337748997652) translate (3.45968453931771cm 8.6990707729202cm)" svg:viewBox="0 0 2128 1556" svg:d="M0 1556c752-1115 961-1410 2128-1556">
          <text:p/>
        </draw:path>
        <draw:g>
          <draw:custom-shape draw:style-name="gr91" draw:text-style-name="P10" draw:layer="layout" svg:width="0.8cm" svg:height="0.591cm" svg:x="1.619cm" svg:y="10.25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2" draw:text-style-name="P24" draw:layer="layout" svg:width="1.833cm" svg:height="0.786cm" svg:x="1.857cm" svg:y="10.21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3" draw:text-style-name="P34" draw:layer="layout" svg:width="0.938cm" svg:height="0.428cm" svg:x="2.068cm" svg:y="10.25cm">
            <text:p text:style-name="P7"><text:span text:style-name="T12"><text:s text:c="8"/>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34" draw:layer="layout" svg:width="0.8cm" svg:height="0.3cm" svg:x="2.585cm" svg:y="10.463cm">
            <text:p text:style-name="P7"><text:span text:style-name="T12"><text:s text:c="5"/>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52" draw:text-style-name="P48" draw:layer="layout" svg:x1="5.402cm" svg:y1="9.825cm" svg:x2="5.214cm" svg:y2="10.078cm">
          <text:p/>
        </draw:line>
        <draw:line draw:style-name="gr152" draw:text-style-name="P48" draw:layer="layout" svg:x1="5.672cm" svg:y1="9.495cm" svg:x2="6.02cm" svg:y2="9.519cm">
          <text:p/>
        </draw:line>
        <draw:line draw:style-name="gr152" draw:text-style-name="P48" draw:layer="layout" svg:x1="3.586cm" svg:y1="9.948cm" svg:x2="3.378cm" svg:y2="10.136cm">
          <text:p/>
        </draw:line>
        <draw:path draw:style-name="gr154" draw:text-style-name="P44" draw:layer="layout" svg:width="1.585cm" svg:height="0.527cm" draw:transform="skewX (0.00104719755119659) rotate (-0.0598647933434065) translate (10.3431325355154cm 8.20312860610085cm)" svg:viewBox="0 0 1586 528" svg:d="M0 528c974-25 661-482 1586-528">
          <text:p/>
        </draw:path>
        <draw:custom-shape draw:style-name="gr155" draw:text-style-name="P24" draw:layer="layout" svg:width="1.47cm" svg:height="0.75cm" svg:x="11.8cm" svg:y="7.9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56" draw:text-style-name="P9" draw:layer="layout" svg:width="5.613cm" svg:height="0.657cm" draw:transform="skewX (-0.00122173047639604) rotate (-0.0584685299418111) translate (8.64112579305757cm 7.45455932432802cm)" svg:viewBox="0 0 5614 658" svg:d="M4420 658c3339-594-1037-792-4420-568">
          <text:p/>
        </draw:path>
        <draw:frame draw:style-name="gr157" draw:text-style-name="P33" draw:layer="layout" svg:width="3.232cm" svg:height="0.703cm" svg:x="4.56cm" svg:y="7.836cm">
          <draw:text-box>
            <text:p text:style-name="P52"><text:span text:style-name="T7">Computer board</text:span></text:p>
          </draw:text-box>
        </draw:frame>
        <draw:frame draw:style-name="gr161" draw:text-style-name="P33" draw:layer="layout" svg:width="2.563cm" svg:height="0.653cm" svg:x="9.054cm" svg:y="7.25cm">
          <draw:text-box>
            <text:p text:style-name="P52"><text:span text:style-name="T7">USB or serial</text:span></text:p>
          </draw:text-box>
        </draw:frame>
        <draw:frame draw:style-name="gr211" draw:text-style-name="P43" draw:layer="layout" svg:width="0.763cm" svg:height="0.477cm" svg:x="6.762cm" svg:y="10.323cm">
          <draw:text-box>
            <text:p text:style-name="P56"><text:span text:style-name="T12"><text:s text:c="7"/></text:span><text:span text:style-name="T12">Jscgh yy</text:span></text:p>
            <text:p text:style-name="P56"><text:span text:style-name="T12"><text:s text:c="4"/></text:span><text:span text:style-name="T12">uxxx <text:s/>zz</text:span></text:p>
            <text:p text:style-name="P52"><text:span text:style-name="T12">ott u 24v</text:span></text:p>
          </draw:text-box>
        </draw:frame>
        <draw:frame draw:style-name="gr212" draw:text-style-name="P43" draw:layer="layout" svg:width="0.627cm" svg:height="0.285cm" svg:x="7.561cm" svg:y="10.381cm">
          <draw:text-box>
            <text:p text:style-name="P56"><text:span text:style-name="T13"><text:s text:c="6"/></text:span><text:span text:style-name="T12">axx y12</text:span></text:p>
            <text:p text:style-name="P56"><text:span text:style-name="T12"><text:s/></text:span><text:span text:style-name="T12">cx15 zz</text:span></text:p>
          </draw:text-box>
        </draw:frame>
        <draw:custom-shape draw:style-name="gr213" draw:text-style-name="P5" draw:layer="layout" svg:width="11.767cm" svg:height="3.387cm" svg:x="6.705cm" svg:y="3.55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681.936245572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9" draw:text-style-name="P33" draw:layer="layout" svg:width="2.712cm" svg:height="1.135cm" svg:x="7.955cm" svg:y="2.708cm">
          <draw:text-box>
            <text:p><text:span text:style-name="T7">Printer board</text:span></text:p>
            <text:p><text:span text:style-name="T7">‹</text:span><text:span text:style-name="T7">MCU›</text:span></text:p>
          </draw:text-box>
        </draw:frame>
        <draw:custom-shape draw:style-name="gr6" draw:text-style-name="P6" draw:layer="layout" svg:width="0.69cm" svg:height="0.431cm" svg:x="12.708cm" svg:y="3.22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4.05cm" svg:y="3.22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5.291cm" svg:y="3.22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689cm" svg:height="0.431cm" svg:x="16.635cm" svg:y="3.22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4" draw:text-style-name="P8" draw:layer="layout" svg:width="5.797cm" svg:height="1.321cm" svg:x="10.282cm" svg:y="5.427cm">
          <text:p text:style-name="P7"><text:span text:style-name="T5"><text:s text:c="6"/></text:span></text:p>
          <text:p text:style-name="P7"><text:span text:style-name="T6"><text:s text:c="2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029.320455329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10" draw:text-style-name="P9" draw:layer="layout" svg:width="0.237cm" svg:height="1.534cm" draw:transform="rotate (-0.0582939970166117) translate (15.2862322607143cm 3.90985101619655cm)" svg:viewBox="0 0 238 1535" svg:d="M14 1535c655-932-389-742 143-1535">
          <text:p/>
        </draw:path>
        <draw:custom-shape draw:style-name="gr11" draw:text-style-name="P10" draw:layer="layout" svg:width="1.048cm" svg:height="0.262cm" svg:x="14.944cm" svg:y="3.68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0" draw:layer="layout" svg:width="1.049cm" svg:height="0.262cm" svg:x="16.287cm" svg:y="3.68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0" draw:layer="layout" svg:width="1.05cm" svg:height="0.262cm" svg:x="13.702cm" svg:y="3.68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" draw:text-style-name="P9" draw:layer="layout" svg:width="1.303cm" svg:height="1.562cm" draw:transform="skewX (-0.000698131700797729) rotate (-0.0595157274930076) translate (15.4528959889675cm 3.86741270298624cm)" svg:viewBox="0 0 1304 1563" svg:d="M0 1563c1078-1770 811-562 1304-1563">
          <text:p/>
        </draw:path>
        <draw:path draw:style-name="gr10" draw:text-style-name="P9" draw:layer="layout" svg:width="2.533cm" svg:height="1.33cm" draw:transform="skewX (-0.000698131700797736) rotate (-0.0588175957922099) translate (12.637758408625cm 3.96480279453868cm)" svg:viewBox="0 0 2534 1331" svg:d="M2445 1331c714-1266-3120-286-2340-1331">
          <text:p/>
        </draw:path>
        <draw:path draw:style-name="gr10" draw:text-style-name="P9" draw:layer="layout" svg:width="1.211cm" svg:height="1.426cm" draw:transform="skewX (-0.0020943951023932) rotate (-0.0612610567450018) translate (14.1000762309012cm 3.93979096216896cm)" svg:viewBox="0 0 1212 1427" svg:d="M1105 1427c602-928-1551-633-1020-1427">
          <text:p/>
        </draw:path>
        <draw:custom-shape draw:style-name="gr14" draw:text-style-name="P10" draw:layer="layout" svg:width="0.686cm" svg:height="0.263cm" svg:x="16.225cm" svg:y="4.6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6" draw:layer="layout" svg:width="0.524cm" svg:height="0.432cm" svg:x="11.761cm" svg:y="3.22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2" draw:text-style-name="P9" draw:layer="layout" svg:width="1.885cm" svg:height="0.685cm" draw:transform="skewX (-0.00122173047639603) rotate (-0.0586430628670105) translate (10.9518405948413cm 3.91076541743003cm)" svg:viewBox="0 0 1886 686" svg:d="M1886 686c-929-156-2241-213-1797-686">
          <text:p/>
        </draw:path>
        <draw:custom-shape draw:style-name="gr23" draw:text-style-name="P14" draw:layer="layout" svg:width="0.525cm" svg:height="0.432cm" svg:x="11.004cm" svg:y="3.22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0" draw:layer="layout" svg:width="0.525cm" svg:height="0.196cm" svg:x="10.871cm" svg:y="3.6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2" draw:text-style-name="P9" draw:layer="layout" svg:width="1.338cm" svg:height="0.879cm" draw:transform="rotate (-0.0581194640914122) translate (11.7961072569604cm 3.66988205202078cm)" svg:viewBox="0 0 1339 880" svg:d="M1339 880c-925-156-1697-88-1165-880">
          <text:p/>
        </draw:path>
        <draw:custom-shape draw:style-name="gr25" draw:text-style-name="P6" draw:layer="layout" svg:width="0.393cm" svg:height="0.523cm" svg:x="16.051cm" svg:y="5.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6" draw:text-style-name="P9" draw:layer="layout" svg:width="0.43cm" svg:height="0.411cm" draw:transform="skewX (0.00261799387799149) rotate (-0.0548033385126223) translate (15.883668466697cm 5.08226368710495cm)" svg:viewBox="0 0 431 412" svg:d="M431 79c-172-142-220-128-431 333">
          <text:p/>
        </draw:path>
        <draw:path draw:style-name="gr10" draw:text-style-name="P9" draw:layer="layout" svg:width="0.951cm" svg:height="0.766cm" draw:transform="skewX (0.0031415926535898) rotate (-0.0595157274930076) translate (15.5210336199038cm 4.67039521032029cm)" svg:viewBox="0 0 952 767" svg:d="M0 767c390-549 295-754 952-767">
          <text:p/>
        </draw:path>
        <draw:custom-shape draw:style-name="gr27" draw:text-style-name="P15" draw:layer="layout" svg:width="0.472cm" svg:height="0.63cm" svg:x="16.678cm" svg:y="4.34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9" draw:text-style-name="P9" draw:layer="layout" svg:width="1.802cm" svg:height="0.776cm" draw:transform="skewX (0.00122173047639602) rotate (-0.0577703982410134) translate (13.084cm 4.627cm)" svg:viewBox="0 0 1803 777" svg:d="M1656 777c607-824-808-643-1656-777">
          <text:p/>
        </draw:path>
        <draw:path draw:style-name="gr30" draw:text-style-name="P9" draw:layer="layout" svg:width="1.791cm" svg:height="0.689cm" draw:transform="skewX (-0.00122173047639602) rotate (-0.0584685299418111) translate (12.795cm 4.705cm)" svg:viewBox="0 0 1792 690" svg:d="M1661 690c566-664-840-581-1661-690">
          <text:p/>
        </draw:path>
        <draw:g>
          <draw:custom-shape draw:style-name="gr15" draw:text-style-name="P11" draw:layer="layout" svg:width="0.486cm" svg:height="0.21cm" svg:x="14.662cm" svg:y="5.48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1" draw:layer="layout" svg:width="0.387cm" svg:height="0.184cm" svg:x="14.623cm" svg:y="5.69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11" draw:layer="layout" svg:width="0.269cm" svg:height="0.131cm" svg:x="14.775cm" svg:y="5.625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160" draw:text-style-name="P6" draw:layer="layout" svg:width="0.386cm" svg:height="0.538cm" svg:x="8.705cm" svg:y="4.3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242.3452768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162" draw:text-style-name="P9" draw:layer="layout" svg:x1="13.131cm" svg:y1="6.23cm" svg:x2="13.503cm" svg:y2="6.23cm">
            <text:p/>
          </draw:line>
          <draw:line draw:style-name="gr162" draw:text-style-name="P9" draw:layer="layout" svg:x1="13.502cm" svg:y1="6.035cm" svg:x2="13.502cm" svg:y2="6.23cm">
            <text:p/>
          </draw:line>
          <draw:line draw:style-name="gr162" draw:text-style-name="P9" draw:layer="layout" svg:x1="13.501cm" svg:y1="6.033cm" svg:x2="13.7cm" svg:y2="6.033cm">
            <text:p/>
          </draw:line>
          <draw:line draw:style-name="gr162" draw:text-style-name="P9" draw:layer="layout" svg:x1="13.702cm" svg:y1="6.036cm" svg:x2="13.702cm" svg:y2="6.231cm">
            <text:p/>
          </draw:line>
          <draw:line draw:style-name="gr162" draw:text-style-name="P9" draw:layer="layout" svg:x1="13.902cm" svg:y1="6.037cm" svg:x2="13.902cm" svg:y2="6.232cm">
            <text:p/>
          </draw:line>
          <draw:line draw:style-name="gr162" draw:text-style-name="P9" draw:layer="layout" svg:x1="14.202cm" svg:y1="6.038cm" svg:x2="14.202cm" svg:y2="6.233cm">
            <text:p/>
          </draw:line>
          <draw:line draw:style-name="gr162" draw:text-style-name="P9" draw:layer="layout" svg:x1="14.402cm" svg:y1="6.039cm" svg:x2="14.402cm" svg:y2="6.234cm">
            <text:p/>
          </draw:line>
          <draw:line draw:style-name="gr162" draw:text-style-name="P9" draw:layer="layout" svg:x1="13.702cm" svg:y1="6.233cm" svg:x2="13.901cm" svg:y2="6.233cm">
            <text:p/>
          </draw:line>
          <draw:line draw:style-name="gr162" draw:text-style-name="P9" draw:layer="layout" svg:x1="14.203cm" svg:y1="6.233cm" svg:x2="14.402cm" svg:y2="6.233cm">
            <text:p/>
          </draw:line>
          <draw:line draw:style-name="gr162" draw:text-style-name="P9" draw:layer="layout" svg:x1="13.904cm" svg:y1="6.033cm" svg:x2="14.203cm" svg:y2="6.033cm">
            <text:p/>
          </draw:line>
          <draw:line draw:style-name="gr162" draw:text-style-name="P9" draw:layer="layout" svg:x1="14.702cm" svg:y1="6.04cm" svg:x2="14.702cm" svg:y2="6.235cm">
            <text:p/>
          </draw:line>
          <draw:line draw:style-name="gr162" draw:text-style-name="P9" draw:layer="layout" svg:x1="14.405cm" svg:y1="6.033cm" svg:x2="14.704cm" svg:y2="6.033cm">
            <text:p/>
          </draw:line>
          <draw:line draw:style-name="gr162" draw:text-style-name="P9" draw:layer="layout" svg:x1="14.706cm" svg:y1="6.23cm" svg:x2="15.078cm" svg:y2="6.23cm">
            <text:p/>
          </draw:line>
        </draw:g>
        <draw:custom-shape draw:style-name="gr138" draw:text-style-name="P24" draw:layer="layout" svg:width="0.79cm" svg:height="0.399cm" svg:x="6.733cm" svg:y="6.33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4" draw:text-style-name="P9" draw:layer="layout" svg:width="3.516cm" svg:height="0.606cm" draw:transform="skewX (0.00418879020478638) rotate (-0.0582939970166117) translate (7.47590814935022cm 5.91009226438829cm)" svg:viewBox="0 0 3517 607" svg:d="M0 607c2007-160 1941-560 3517-607">
          <text:p/>
        </draw:path>
        <draw:custom-shape draw:style-name="gr95" draw:text-style-name="P36" draw:layer="layout" svg:width="0.546cm" svg:height="0.546cm" svg:x="14.763cm" svg:y="9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13" draw:layer="layout" svg:width="3.852cm" svg:height="1.115cm" svg:x="15.415cm" svg:y="9.222cm">
          <draw:text-box>
            <text:p><text:span text:style-name="T7">MCU printer board</text:span></text:p>
            <text:p><text:span text:style-name="T7">Firmware</text:span></text:p>
          </draw:text-box>
        </draw:frame>
        <draw:custom-shape draw:style-name="gr11" draw:text-style-name="P10" draw:layer="layout" svg:width="1.048cm" svg:height="0.262cm" svg:x="12.361cm" svg:y="3.6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g>
            <draw:custom-shape draw:style-name="gr197" draw:text-style-name="P45" draw:layer="layout" svg:width="2.961cm" svg:height="1.807cm" svg:x="4.449cm" svg:y="3.02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469.9057287889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98" draw:text-style-name="P19" draw:layer="layout" svg:width="1.943cm" svg:height="1.315cm" svg:x="4.568cm" svg:y="3.2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99" draw:text-style-name="P20" draw:layer="layout" svg:width="1.812cm" svg:height="1.206cm" svg:x="4.625cm" svg:y="3.3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9" draw:text-style-name="P20" draw:layer="layout" svg:width="1.812cm" svg:height="1.206cm" svg:x="4.625cm" svg:y="3.3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0" draw:text-style-name="P20" draw:layer="layout" svg:width="1.812cm" svg:height="1.206cm" svg:x="4.625cm" svg:y="3.3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01" draw:text-style-name="P19" draw:layer="layout" svg:width="1.921cm" svg:height="1.298cm" svg:x="4.568cm" svg:y="3.34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02" draw:text-style-name="P20" draw:layer="layout" svg:width="1.792cm" svg:height="1.191cm" svg:x="4.624cm" svg:y="3.4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2" draw:text-style-name="P20" draw:layer="layout" svg:width="1.792cm" svg:height="1.191cm" svg:x="4.624cm" svg:y="3.4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3" draw:text-style-name="P46" draw:layer="layout" svg:width="1.792cm" svg:height="1.191cm" svg:x="4.624cm" svg:y="3.4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04" draw:text-style-name="P47" draw:layer="layout" svg:width="0.432cm" svg:height="0.432cm" svg:x="6.746cm" svg:y="4.06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4" draw:text-style-name="P47" draw:layer="layout" svg:width="0.431cm" svg:height="0.433cm" svg:x="6.671cm" svg:y="4.1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8" draw:text-style-name="P47" draw:layer="layout" svg:x1="7.046cm" svg:y1="4.499cm" svg:x2="7.133cm" svg:y2="4.412cm">
                <text:p/>
              </draw:line>
              <draw:line draw:style-name="gr148" draw:text-style-name="P47" draw:layer="layout" svg:x1="6.717cm" svg:y1="4.215cm" svg:x2="6.804cm" svg:y2="4.128cm">
                <text:p/>
              </draw:line>
              <draw:line draw:style-name="gr149" draw:text-style-name="P47" draw:layer="layout" svg:x1="7.046cm" svg:y1="4.237cm" svg:x2="7.133cm" svg:y2="4.15cm">
                <text:p/>
              </draw:line>
              <draw:line draw:style-name="gr149" draw:text-style-name="P47" draw:layer="layout" svg:x1="6.959cm" svg:y1="4.149cm" svg:x2="7.046cm" svg:y2="4.062cm">
                <text:p/>
              </draw:line>
              <draw:line draw:style-name="gr149" draw:text-style-name="P47" draw:layer="layout" svg:x1="7.103cm" svg:y1="4.325cm" svg:x2="7.19cm" svg:y2="4.238cm">
                <text:p/>
              </draw:line>
              <draw:line draw:style-name="gr149" draw:text-style-name="P47" draw:layer="layout" svg:x1="6.896cm" svg:y1="4.149cm" svg:x2="6.983cm" svg:y2="4.062cm">
                <text:p/>
              </draw:line>
              <draw:line draw:style-name="gr149" draw:text-style-name="P47" draw:layer="layout" svg:x1="7.019cm" svg:y1="4.181cm" svg:x2="7.106cm" svg:y2="4.094cm">
                <text:p/>
              </draw:line>
              <draw:line draw:style-name="gr149" draw:text-style-name="P47" draw:layer="layout" svg:x1="7.086cm" svg:y1="4.269cm" svg:x2="7.173cm" svg:y2="4.182cm">
                <text:p/>
              </draw:line>
              <draw:line draw:style-name="gr149" draw:text-style-name="P47" draw:layer="layout" svg:x1="6.851cm" svg:y1="4.149cm" svg:x2="6.938cm" svg:y2="4.062cm">
                <text:p/>
              </draw:line>
              <draw:line draw:style-name="gr149" draw:text-style-name="P47" draw:layer="layout" svg:x1="7.103cm" svg:y1="4.376cm" svg:x2="7.19cm" svg:y2="4.289cm">
                <text:p/>
              </draw:line>
            </draw:g>
          </draw:g>
        </draw:g>
        <draw:path draw:style-name="gr24" draw:text-style-name="P9" draw:layer="layout" svg:width="1.528cm" svg:height="0.284cm" draw:transform="skewX (0.00418879020478639) rotate (-0.0582939970166117) translate (7.37931392214121cm 4.03403167801676cm)" svg:viewBox="0 0 1529 285" svg:d="M0 53c516-9 1508-209 1529 232">
          <text:p/>
        </draw:path>
        <draw:frame draw:style-name="gr81" draw:text-style-name="P13" draw:layer="layout" svg:width="4.396cm" svg:height="1.115cm" svg:x="3.435cm" svg:y="4.983cm">
          <draw:text-box>
            <text:p><text:span text:style-name="T7">Printer board </text:span></text:p>
            <text:p><text:span text:style-name="T7">SD card is </text:span><text:span text:style-name="T18">not</text:span><text:span text:style-name="T7"> used</text:span></text:p>
          </draw:text-box>
        </draw:frame>
        <draw:g>
          <draw:custom-shape draw:style-name="gr91" draw:text-style-name="P10" draw:layer="layout" svg:width="0.8cm" svg:height="0.591cm" svg:x="7.278cm" svg:y="5.24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2" draw:text-style-name="P24" draw:layer="layout" svg:width="1.833cm" svg:height="0.786cm" svg:x="7.516cm" svg:y="5.20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3" draw:text-style-name="P34" draw:layer="layout" svg:width="0.938cm" svg:height="0.428cm" svg:x="7.727cm" svg:y="5.24cm">
            <text:p text:style-name="P7"><text:span text:style-name="T12"><text:s text:c="8"/></text:span><text:span text:style-name="T12">Gxx yyy</text:span></text:p>
            <text:p text:style-name="P7"><text:span text:style-name="T12"><text:s text:c="4"/></text:span><text:span text:style-name="T12">Mxxx <text:s/>zz</text:span></text:p>
            <text:p text:style-name="P7"><text:span text:style-name="T12">Gtt uu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34" draw:layer="layout" svg:width="0.8cm" svg:height="0.3cm" svg:x="8.244cm" svg:y="5.453cm">
            <text:p text:style-name="P7"><text:span text:style-name="T12"><text:s text:c="5"/></text:span><text:span text:style-name="T12">&lt;xx yy&gt;</text:span></text:p>
            <text:p text:style-name="P7"><text:span text:style-name="T12"><text:s/></text:span><text:span text:style-name="T12">Xxx <text:s/>zz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82" draw:text-style-name="P39" draw:layer="layout" svg:width="1.4cm" svg:height="2.52cm" svg:x="15.565cm" svg:y="10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0" draw:text-style-name="P9" draw:layer="layout" svg:x1="15.55cm" svg:y1="13.301cm" svg:x2="16.852cm" svg:y2="13.301cm">
            <text:p/>
          </draw:line>
          <draw:g>
            <draw:line draw:style-name="gr53" draw:text-style-name="P9" draw:layer="layout" svg:x1="15.944cm" svg:y1="11.742cm" svg:x2="16.703cm" svg:y2="11.742cm">
              <text:p/>
            </draw:line>
            <draw:custom-shape draw:style-name="gr111" draw:text-style-name="P6" draw:layer="layout" svg:width="0.879cm" svg:height="0.202cm" svg:x="15.969cm" svg:y="11.94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5" draw:text-style-name="P22" draw:layer="layout" svg:width="0.173cm" svg:height="0.171cm" svg:x="16.31cm" svg:y="11.85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6" draw:text-style-name="P23" draw:layer="layout" svg:width="0.046cm" svg:height="0.111cm" svg:x="16.289cm" svg:y="11.762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57" draw:text-style-name="P24" draw:layer="layout" svg:width="0.242cm" svg:height="0.135cm" svg:x="16.192cm" svg:y="11.66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53" draw:text-style-name="P9" draw:layer="layout" svg:x1="16.409cm" svg:y1="11.742cm" svg:x2="16.752cm" svg:y2="11.742cm">
              <text:p/>
            </draw:line>
            <draw:custom-shape draw:style-name="gr112" draw:text-style-name="P25" draw:layer="layout" svg:width="1.012cm" svg:height="0.717cm" svg:x="15.86cm" svg:y="11.575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13" draw:text-style-name="P9" draw:layer="layout" svg:width="0.738cm" svg:height="0.475cm" svg:x="15.993cm" svg:y="11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83" draw:text-style-name="P40" draw:layer="layout" svg:width="1.36cm" svg:height="2.44cm" svg:x="15.51cm" svg:y="11.0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5" draw:text-style-name="P11" draw:layer="layout" svg:width="1.134cm" svg:height="0.109cm" svg:x="15.62cm" svg:y="11.286cm">
              <text:p/>
              <draw:enhanced-geometry svg:viewBox="0 0 21600 21600" draw:type="rectangle" draw:enhanced-path="M 0 0 L 21600 0 21600 21600 0 21600 0 0 Z N"/>
            </draw:custom-shape>
            <draw:custom-shape draw:style-name="gr116" draw:text-style-name="P11" draw:layer="layout" svg:width="0.774cm" svg:height="0.419cm" svg:x="15.98cm" svg:y="12.708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53" draw:text-style-name="P9" draw:layer="layout" svg:x1="15.938cm" svg:y1="11.865cm" svg:x2="16.701cm" svg:y2="11.865cm">
                  <text:p/>
                </draw:line>
                <draw:custom-shape draw:style-name="gr117" draw:text-style-name="P6" draw:layer="layout" svg:width="0.889cm" svg:height="0.19cm" svg:x="15.96cm" svg:y="12.055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5" draw:text-style-name="P22" draw:layer="layout" svg:width="0.174cm" svg:height="0.155cm" svg:x="16.307cm" svg:y="11.969cm">
                  <text:p/>
  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56" draw:text-style-name="P23" draw:layer="layout" svg:width="0.048cm" svg:height="0.101cm" svg:x="16.284cm" svg:y="11.884cm">
                  <text:p/>
  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57" draw:text-style-name="P24" draw:layer="layout" svg:width="0.244cm" svg:height="0.114cm" svg:x="16.185cm" svg:y="11.799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53" draw:text-style-name="P9" draw:layer="layout" svg:x1="16.406cm" svg:y1="11.865cm" svg:x2="16.75cm" svg:y2="11.865cm">
                  <text:p/>
                </draw:line>
                <draw:custom-shape draw:style-name="gr118" draw:text-style-name="P25" draw:layer="layout" svg:width="0.97cm" svg:height="0.663cm" svg:x="15.884cm" svg:y="11.711cm">
                  <text:p/>
  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119" draw:text-style-name="P9" draw:layer="layout" svg:width="0.775cm" svg:height="0.436cm" svg:x="15.982cm" svg:y="11.8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0" draw:text-style-name="P11" draw:layer="layout" svg:width="0.774cm" svg:height="0.299cm" svg:x="15.98cm" svg:y="11.456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11" draw:layer="layout" svg:width="0.299cm" svg:height="0.299cm" svg:x="15.62cm" svg:y="11.456cm">
              <text:p/>
              <draw:enhanced-geometry svg:viewBox="0 0 21600 21600" draw:type="rectangle" draw:enhanced-path="M 0 0 L 21600 0 21600 21600 0 21600 0 0 Z N"/>
            </draw:custom-shape>
            <draw:custom-shape draw:style-name="gr122" draw:text-style-name="P11" draw:layer="layout" svg:width="0.3cm" svg:height="1.31cm" svg:x="15.619cm" svg:y="11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11" draw:layer="layout" svg:width="0.77cm" svg:height="0.32cm" svg:x="15.98cm" svg:y="12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47" draw:layer="layout" svg:width="0.1cm" svg:height="0.97cm" svg:x="16.814cm" svg:y="11.4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5" draw:text-style-name="P10" draw:layer="layout" svg:width="0.787cm" svg:height="0.646cm" draw:transform="rotate (1.08140600453569) translate (14.866cm 11.492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6" draw:text-style-name="P10" draw:layer="layout" svg:width="1.155cm" svg:height="0.96cm" draw:transform="rotate (1.08140600453569) translate (14.565cm 11.531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7" draw:text-style-name="P10" draw:layer="layout" svg:width="1.583cm" svg:height="1.385cm" draw:transform="rotate (1.08140600453569) translate (14.236cm 11.594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7" draw:text-style-name="P28" draw:layer="layout" svg:width="0.229cm" svg:height="0.207cm" draw:transform="rotate (1.08140600453569) translate (15.178cm 11.3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85" draw:text-style-name="P47" draw:layer="layout" svg:width="1.3cm" svg:height="0.25cm" svg:x="15.545cm" svg:y="13.201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47" draw:layer="layout" svg:width="1.3cm" svg:height="0.15cm" svg:x="15.545cm" svg:y="11.08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1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02:52:20.171000000</meta:creation-date>
    <dc:date>2018-03-27T00:13:46.583000000</dc:date>
    <meta:editing-duration>PT16H53M24S</meta:editing-duration>
    <meta:editing-cycles>237</meta:editing-cycles>
    <meta:generator>LibreOffice/6.0.2.1$Windows_X86_64 LibreOffice_project/f7f06a8f319e4b62f9bc5095aa112a65d2f3ac89</meta:generator>
    <meta:document-statistic meta:object-count="1085"/>
  </office:meta>
</office:document-meta>
</file>